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200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6835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ontent-validations>
        <table:content-validation table:name="val1" table:condition="of:cell-content-is-in-list(&quot;Beorning&quot;;&quot;Brawler&quot;;&quot;Burglar&quot;;&quot;Captain&quot;;&quot;Champion&quot;;&quot;Guardian&quot;;&quot;Hunter&quot;;&quot;Loremaster&quot;;&quot;Mariner&quot;;&quot;Minstrel&quot;;&quot;Runekeeper&quot;;&quot;Warden&quot;;&quot;&quot;)" table:allow-empty-cell="true" table:display-list="unsorted" table:base-cell-address="EssenceTiers.A2">
          <table:error-message table:message-type="stop" table:display="true"/>
        </table:content-validation>
        <table:content-validation table:name="val2" table:condition="of:cell-content-is-in-list(&quot;Armband&quot;;&quot;Bauble&quot;;&quot;Bow&quot;;&quot;Class Item&quot;;&quot;Crossbow&quot;;&quot;Dagger&quot;;&quot;Earring&quot;;&quot;Heavy Armour&quot;;&quot;Heavy Shield&quot;;&quot;Instrument&quot;;&quot;Light Armour&quot;;&quot;Medium Armour&quot;;&quot;Necklace&quot;;&quot;One-handed Axe&quot;;&quot;One-handed Club&quot;;&quot;One-handed Hammer&quot;;&quot;One-handed Mace&quot;;&quot;One-handed Sword&quot;;&quot;Ring&quot;;&quot;Shield&quot;;&quot;Warden's Shield&quot;;&quot;&quot;)" table:allow-empty-cell="true" table:display-list="unsorted" table:base-cell-address="EssenceTiers.B2">
          <table:error-message table:message-type="stop" table:display="true"/>
        </table:content-validation>
        <table:content-validation table:name="val3" table:condition="of:cell-content-is-in-list(&quot;Value508&quot;;&quot;Value514&quot;;&quot;Value520&quot;;&quot;Value526&quot;;&quot;Value532&quot;;&quot;Value538&quot;;&quot;&quot;)" table:allow-empty-cell="true" table:display-list="unsorted" table:base-cell-address="EssenceTiers.C2">
          <table:error-message table:message-type="stop" table:display="true"/>
        </table:content-validation>
        <table:content-validation table:name="val4" table:base-cell-address="EssenceTiers.D2">
          <table:error-message table:message-type="stop" table:display="true"/>
        </table:content-validation>
      </table:content-validations>
      <table:table table:name="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_CLASS</text:p>
          </table:table-cell>
          <table:table-cell table:style-name="ce1" office:value-type="string" calcext:value-type="string">
            <text:p>EquipSlot</text:p>
          </table:table-cell>
          <table:table-cell table:style-name="ce1" office:value-type="string" calcext:value-type="string">
            <text:p>EssenceTier</text:p>
          </table:table-cell>
          <table:table-cell table:style-name="ce1" office:value-type="string" calcext:value-type="string">
            <text:p>count_items_to_show</text:p>
          </table:table-cell>
          <table:table-cell table:style-name="Default" office:value-type="string" calcext:value-type="string">
            <text:p>Stat</text:p>
          </table:table-cell>
          <table:table-cell table:style-name="ce1" office:value-type="string" calcext:value-type="string">
            <text:p>Evaluate</text:p>
          </table:table-cell>
          <table:table-cell table:style-name="ce1" table:number-columns-repeated="12"/>
        </table:table-row>
        <table:table-row table:style-name="ro1">
          <table:table-cell table:content-validation-name="val1" office:value-type="string" calcext:value-type="string">
            <text:p>Beorning</text:p>
          </table:table-cell>
          <table:table-cell table:content-validation-name="val2" office:value-type="string" calcext:value-type="string">
            <text:p>Heavy Armour</text:p>
          </table:table-cell>
          <table:table-cell table:content-validation-name="val3" office:value-type="string" calcext:value-type="string">
            <text:p>Value508</text:p>
          </table:table-cell>
          <table:table-cell table:content-validation-name="val4" office:value-type="float" office:value="20" calcext:value-type="float">
            <text:p>20</text:p>
          </table:table-cell>
          <table:table-cell table:style-name="ce7" office:value-type="string" calcext:value-type="string">
            <text:p>Physical_Mastery_Rating_Essence_Value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actical_Mastery_Rating_Essence_Valu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hys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Tact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Defens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Finess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Block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arry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vad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Outgoing_Healing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Incoming_Healing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Resistanc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_Moral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7"/>
          <table:table-cell table:number-columns-repeated="10"/>
        </table:table-row>
      </table:table>
      <table:table table:name="IDB" table:style-name="ta1">
        <office:forms form:automatic-focus="false" form:apply-design-mode="false"/>
        <table:table-column table:style-name="co10" table:number-columns-repeated="2" table:default-cell-style-name="ce1"/>
        <table:table-column table:style-name="co10" table:number-columns-repeated="5" table:default-cell-style-name="ce2"/>
        <table:table-column table:style-name="co10" table:default-cell-style-name="ce1"/>
        <table:table-column table:style-name="co10" table:number-columns-repeated="21" table:default-cell-style-name="ce2"/>
        <table:table-column table:style-name="co10" table:number-columns-repeated="3" table:default-cell-style-name="ce1"/>
        <table:table-row table:style-name="ro2">
          <table:table-cell office:value-type="string" calcext:value-type="string">
            <text:p>Item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rmour</text:p>
          </table:table-cell>
          <table:table-cell table:style-name="ce1" office:value-type="string" calcext:value-type="string">
            <text:p>Might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Fate</text:p>
          </table:table-cell>
          <table:table-cell office:value-type="string" calcext:value-type="string">
            <text:p>Vitality</text:p>
          </table:table-cell>
          <table:table-cell table:style-name="ce1" office:value-type="string" calcext:value-type="string">
            <text:p>Physical_Mastery_Rating</text:p>
          </table:table-cell>
          <table:table-cell table:style-name="ce1" office:value-type="string" calcext:value-type="string">
            <text:p>Tactical_Mastery_Rating</text:p>
          </table:table-cell>
          <table:table-cell table:style-name="ce1" office:value-type="string" calcext:value-type="string">
            <text:p>Physical_Mitigation</text:p>
          </table:table-cell>
          <table:table-cell table:style-name="ce1" office:value-type="string" calcext:value-type="string">
            <text:p>Tactical_Mitigation</text:p>
          </table:table-cell>
          <table:table-cell table:style-name="ce1" office:value-type="string" calcext:value-type="string">
            <text:p>Critical_Rating</text:p>
          </table:table-cell>
          <table:table-cell table:style-name="ce1" office:value-type="string" calcext:value-type="string">
            <text:p>Critical_Defence</text:p>
          </table:table-cell>
          <table:table-cell table:style-name="ce1" office:value-type="string" calcext:value-type="string">
            <text:p>Finesse_Rating</text:p>
          </table:table-cell>
          <table:table-cell table:style-name="ce1" office:value-type="string" calcext:value-type="string">
            <text:p>Block_Rating</text:p>
          </table:table-cell>
          <table:table-cell table:style-name="ce1" office:value-type="string" calcext:value-type="string">
            <text:p>Parry_Rating</text:p>
          </table:table-cell>
          <table:table-cell table:style-name="ce1" office:value-type="string" calcext:value-type="string">
            <text:p>Evade_Rating</text:p>
          </table:table-cell>
          <table:table-cell table:style-name="ce1" office:value-type="string" calcext:value-type="string">
            <text:p>Outgoing_Healing_Rating</text:p>
          </table:table-cell>
          <table:table-cell table:style-name="ce1" office:value-type="string" calcext:value-type="string">
            <text:p>Incoming_Healing_Rating</text:p>
          </table:table-cell>
          <table:table-cell table:style-name="ce1" office:value-type="string" calcext:value-type="string">
            <text:p>Resistance_Rating</text:p>
          </table:table-cell>
          <table:table-cell table:style-name="ce1" office:value-type="string" calcext:value-type="string">
            <text:p>Maximum_Morale</text:p>
          </table:table-cell>
          <table:table-cell table:style-name="ce1" office:value-type="string" calcext:value-type="string">
            <text:p>Maximum_Power</text:p>
          </table:table-cell>
          <table:table-cell table:style-name="ce1" office:value-type="string" calcext:value-type="string">
            <text:p>PrimaryEssence</text:p>
          </table:table-cell>
          <table:table-cell table:style-name="ce1" office:value-type="string" calcext:value-type="string">
            <text:p>VitalEssence</text:p>
          </table:table-cell>
          <table:table-cell table:style-name="ce1" office:value-type="string" calcext:value-type="string">
            <text:p>BasicEssenc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minDamage</text:p>
          </table:table-cell>
          <table:table-cell table:style-name="ce1" office:value-type="string" calcext:value-type="string">
            <text:p>maxDamage</text:p>
          </table:table-cell>
          <table:table-cell office:value-type="string" calcext:value-type="string">
            <text:p>Itemlvl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quipSlot</text:p>
          </table:table-cell>
        </table:table-row>
        <table:table-row table:style-name="ro2">
          <table:table-cell office:value-type="float" office:value="1879475729" calcext:value-type="float">
            <text:p>1879475729</text:p>
          </table:table-cell>
          <table:table-cell office:value-type="string" calcext:value-type="string">
            <text:p>Lucky Shell Bracelet</text:p>
          </table:table-cell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912" calcext:value-type="float">
            <text:p>912</text:p>
          </table:table-cell>
          <table:table-cell table:number-columns-repeated="4"/>
          <table:table-cell table:style-name="ce1" office:value-type="float" office:value="5314" calcext:value-type="float">
            <text:p>531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4" calcext:value-type="float">
            <text:p>1879475734</text:p>
          </table:table-cell>
          <table:table-cell office:value-type="string" calcext:value-type="string">
            <text:p>Sea-side Bracelet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number-columns-repeated="2"/>
          <table:table-cell table:number-columns-repeated="2" table:style-name="ce1" office:value-type="float" office:value="2848" calcext:value-type="float">
            <text:p>2848</text:p>
          </table:table-cell>
          <table:table-cell table:number-columns-repeated="8"/>
          <table:table-cell table:style-name="ce1" office:value-type="float" office:value="8958" calcext:value-type="float">
            <text:p>8958</text:p>
          </table:table-cell>
          <table:table-cell table:number-columns-repeated="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7" calcext:value-type="float">
            <text:p>1879475737</text:p>
          </table:table-cell>
          <table:table-cell office:value-type="string" calcext:value-type="string">
            <text:p>Band of Cowry Shells</text:p>
          </table:table-cell>
          <table:table-cell/>
          <table:table-cell table:number-columns-repeated="3" table:style-name="ce1" office:value-type="float" office:value="428" calcext:value-type="float">
            <text:p>428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8"/>
          <table:table-cell table:style-name="ce1" office:value-type="float" office:value="5659" calcext:value-type="float">
            <text:p>5659</text:p>
          </table:table-cell>
          <table:table-cell table:number-columns-repeated="12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8" calcext:value-type="float">
            <text:p>1879475738</text:p>
          </table:table-cell>
          <table:table-cell office:value-type="string" calcext:value-type="string">
            <text:p>Shiny Seaside Bracelet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2"/>
          <table:table-cell table:number-columns-repeated="2" table:style-name="ce1" office:value-type="float" office:value="2312" calcext:value-type="float">
            <text:p>231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50" calcext:value-type="float">
            <text:p>1879476350</text:p>
          </table:table-cell>
          <table:table-cell office:value-type="string" calcext:value-type="string">
            <text:p>Expertly Handmade Bracelet of Hard Shell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0" calcext:value-type="float">
            <text:p>1879476360</text:p>
          </table:table-cell>
          <table:table-cell office:value-type="string" calcext:value-type="string">
            <text:p>Handmade Bracelet of Hard Shell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2" calcext:value-type="float">
            <text:p>1879476362</text:p>
          </table:table-cell>
          <table:table-cell office:value-type="string" calcext:value-type="string">
            <text:p>Expertly Handmade Sailor's Charm Bracelet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3" calcext:value-type="float">
            <text:p>1879476363</text:p>
          </table:table-cell>
          <table:table-cell office:value-type="string" calcext:value-type="string">
            <text:p>Handmade Navigator's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9" calcext:value-type="float">
            <text:p>1879476369</text:p>
          </table:table-cell>
          <table:table-cell office:value-type="string" calcext:value-type="string">
            <text:p>Expertly Handmade Cowry Shell Bracelet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2" calcext:value-type="float">
            <text:p>1879476372</text:p>
          </table:table-cell>
          <table:table-cell office:value-type="string" calcext:value-type="string">
            <text:p>Handmade Cowry Shell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3" calcext:value-type="float">
            <text:p>1879476373</text:p>
          </table:table-cell>
          <table:table-cell office:value-type="string" calcext:value-type="string">
            <text:p>Handmade Sailor's Charm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79" calcext:value-type="float">
            <text:p>1879476379</text:p>
          </table:table-cell>
          <table:table-cell office:value-type="string" calcext:value-type="string">
            <text:p>Expertly Handmade Navigator's Bracelet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5" calcext:value-type="float">
            <text:p>1879476745</text:p>
          </table:table-cell>
          <table:table-cell office:value-type="string" calcext:value-type="string">
            <text:p>Guardsman's Strong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8" calcext:value-type="float">
            <text:p>1879476748</text:p>
          </table:table-cell>
          <table:table-cell office:value-type="string" calcext:value-type="string">
            <text:p>Footman's Strong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59" calcext:value-type="float">
            <text:p>1879476759</text:p>
          </table:table-cell>
          <table:table-cell office:value-type="string" calcext:value-type="string">
            <text:p>Guards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4" calcext:value-type="float">
            <text:p>1879476764</text:p>
          </table:table-cell>
          <table:table-cell office:value-type="string" calcext:value-type="string">
            <text:p>Guards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5" calcext:value-type="float">
            <text:p>1879476765</text:p>
          </table:table-cell>
          <table:table-cell office:value-type="string" calcext:value-type="string">
            <text:p>Guards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6" calcext:value-type="float">
            <text:p>1879476766</text:p>
          </table:table-cell>
          <table:table-cell office:value-type="string" calcext:value-type="string">
            <text:p>Guardsman's Fierce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2" calcext:value-type="float">
            <text:p>1879476772</text:p>
          </table:table-cell>
          <table:table-cell office:value-type="string" calcext:value-type="string">
            <text:p>Footman's Fierce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3" calcext:value-type="float">
            <text:p>1879476773</text:p>
          </table:table-cell>
          <table:table-cell office:value-type="string" calcext:value-type="string">
            <text:p>Foot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5" calcext:value-type="float">
            <text:p>1879476775</text:p>
          </table:table-cell>
          <table:table-cell office:value-type="string" calcext:value-type="string">
            <text:p>Foot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6" calcext:value-type="float">
            <text:p>1879476776</text:p>
          </table:table-cell>
          <table:table-cell office:value-type="string" calcext:value-type="string">
            <text:p>Foot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741" calcext:value-type="float">
            <text:p>1879476741</text:p>
          </table:table-cell>
          <table:table-cell office:value-type="string" calcext:value-type="string">
            <text:p>Foot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2" calcext:value-type="float">
            <text:p>1879476742</text:p>
          </table:table-cell>
          <table:table-cell office:value-type="string" calcext:value-type="string">
            <text:p>Foot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6" calcext:value-type="float">
            <text:p>1879476746</text:p>
          </table:table-cell>
          <table:table-cell office:value-type="string" calcext:value-type="string">
            <text:p>Guards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50" calcext:value-type="float">
            <text:p>1879476750</text:p>
          </table:table-cell>
          <table:table-cell office:value-type="string" calcext:value-type="string">
            <text:p>Guards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52" calcext:value-type="float">
            <text:p>1879476752</text:p>
          </table:table-cell>
          <table:table-cell office:value-type="string" calcext:value-type="string">
            <text:p>Guards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61" calcext:value-type="float">
            <text:p>1879476761</text:p>
          </table:table-cell>
          <table:table-cell office:value-type="string" calcext:value-type="string">
            <text:p>Guards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0" calcext:value-type="float">
            <text:p>1879476770</text:p>
          </table:table-cell>
          <table:table-cell office:value-type="string" calcext:value-type="string">
            <text:p>Foot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1" calcext:value-type="float">
            <text:p>1879476771</text:p>
          </table:table-cell>
          <table:table-cell office:value-type="string" calcext:value-type="string">
            <text:p>Guards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77" calcext:value-type="float">
            <text:p>1879476777</text:p>
          </table:table-cell>
          <table:table-cell office:value-type="string" calcext:value-type="string">
            <text:p>Foot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80" calcext:value-type="float">
            <text:p>1879476780</text:p>
          </table:table-cell>
          <table:table-cell office:value-type="string" calcext:value-type="string">
            <text:p>Foot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16" calcext:value-type="float">
            <text:p>1879477416</text:p>
          </table:table-cell>
          <table:table-cell office:value-type="string" calcext:value-type="string">
            <text:p>Shiny Parrot Coin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table:number-columns-repeated="3"/>
          <table:table-cell table:style-name="ce1" office:value-type="float" office:value="3024" calcext:value-type="float">
            <text:p>3024</text:p>
          </table:table-cell>
          <table:table-cell table:number-columns-repeated="8"/>
          <table:table-cell table:style-name="ce1" office:value-type="float" office:value="3236" calcext:value-type="float">
            <text:p>323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7" calcext:value-type="float">
            <text:p>1879477417</text:p>
          </table:table-cell>
          <table:table-cell office:value-type="string" calcext:value-type="string">
            <text:p>Expertly Handmade Navigator's Coin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9" calcext:value-type="float">
            <text:p>1879477419</text:p>
          </table:table-cell>
          <table:table-cell office:value-type="string" calcext:value-type="string">
            <text:p>Expertly Handmade Watchful Parrot Coin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21" calcext:value-type="float">
            <text:p>1879477421</text:p>
          </table:table-cell>
          <table:table-cell office:value-type="string" calcext:value-type="string">
            <text:p>Expertly Handmade Sailor's Coin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22" calcext:value-type="float">
            <text:p>1879477422</text:p>
          </table:table-cell>
          <table:table-cell office:value-type="string" calcext:value-type="string">
            <text:p>Charming Parrot Coi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1140" calcext:value-type="float">
            <text:p>1140</text:p>
          </table:table-cell>
          <table:table-cell table:number-columns-repeated="4"/>
          <table:table-cell table:style-name="ce1" office:value-type="float" office:value="5808" calcext:value-type="float">
            <text:p>5808</text:p>
          </table:table-cell>
          <table:table-cell/>
          <table:table-cell table:style-name="ce1" office:value-type="float" office:value="7756" calcext:value-type="float">
            <text:p>7756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23" calcext:value-type="float">
            <text:p>1879477423</text:p>
          </table:table-cell>
          <table:table-cell office:value-type="string" calcext:value-type="string">
            <text:p>Expertly Handmade Tropical Parrot Coin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0" calcext:value-type="float">
            <text:p>1879477440</text:p>
          </table:table-cell>
          <table:table-cell office:value-type="string" calcext:value-type="string">
            <text:p>Skilled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1" calcext:value-type="float">
            <text:p>1879477441</text:p>
          </table:table-cell>
          <table:table-cell office:value-type="string" calcext:value-type="string">
            <text:p>Fortifying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2" calcext:value-type="float">
            <text:p>1879477442</text:p>
          </table:table-cell>
          <table:table-cell office:value-type="string" calcext:value-type="string">
            <text:p>Adept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3" calcext:value-type="float">
            <text:p>1879477443</text:p>
          </table:table-cell>
          <table:table-cell office:value-type="string" calcext:value-type="string">
            <text:p>Durab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44" calcext:value-type="float">
            <text:p>1879477444</text:p>
          </table:table-cell>
          <table:table-cell office:value-type="string" calcext:value-type="string">
            <text:p>Coin of the Sailor's Cod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5" calcext:value-type="float">
            <text:p>1879477445</text:p>
          </table:table-cell>
          <table:table-cell office:value-type="string" calcext:value-type="string">
            <text:p>Enduring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6" calcext:value-type="float">
            <text:p>1879477446</text:p>
          </table:table-cell>
          <table:table-cell office:value-type="string" calcext:value-type="string">
            <text:p>Versati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821" calcext:value-type="float">
            <text:p>1879476821</text:p>
          </table:table-cell>
          <table:table-cell office:value-type="string" calcext:value-type="string">
            <text:p>Guardsman's Keen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1817" calcext:value-type="float">
            <text:p>1817</text:p>
          </table:table-cell>
          <table:table-cell table:number-columns-repeated="13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6822" calcext:value-type="float">
            <text:p>1879476822</text:p>
          </table:table-cell>
          <table:table-cell office:value-type="string" calcext:value-type="string">
            <text:p>Footman's Keen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style-name="ce1" office:value-type="float" office:value="2144" calcext:value-type="float">
            <text:p>2144</text:p>
          </table:table-cell>
          <table:table-cell table:number-columns-repeated="17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39" calcext:value-type="float">
            <text:p>1879476839</text:p>
          </table:table-cell>
          <table:table-cell office:value-type="string" calcext:value-type="string">
            <text:p>Guardsman's Reinforced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2290" calcext:value-type="float">
            <text:p>2290</text:p>
          </table:table-cell>
          <table:table-cell table:number-columns-repeated="14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40" calcext:value-type="float">
            <text:p>1879476840</text:p>
          </table:table-cell>
          <table:table-cell office:value-type="string" calcext:value-type="string">
            <text:p>Footman's Reinforced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3"/>
          <table:table-cell table:style-name="ce1" office:value-type="float" office:value="2180" calcext:value-type="float">
            <text:p>2180</text:p>
          </table:table-cell>
          <table:table-cell table:number-columns-repeated="14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3" calcext:value-type="float">
            <text:p>1879477223</text:p>
          </table:table-cell>
          <table:table-cell office:value-type="string" calcext:value-type="string">
            <text:p>Weighted Bow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8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7" calcext:value-type="float">
            <text:p>1879477227</text:p>
          </table:table-cell>
          <table:table-cell office:value-type="string" calcext:value-type="string">
            <text:p>Pristine Keen Bow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11"/>
          <table:table-cell table:style-name="ce1" office:value-type="float" office:value="9571" calcext:value-type="float">
            <text:p>9571</text:p>
          </table:table-cell>
          <table:table-cell table:number-columns-repeated="5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36" calcext:value-type="float">
            <text:p>1879477236</text:p>
          </table:table-cell>
          <table:table-cell office:value-type="string" calcext:value-type="string">
            <text:p>Pristine Weighted Bow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4"/>
          <table:table-cell table:style-name="ce1" office:value-type="float" office:value="7085" calcext:value-type="float">
            <text:p>7085</text:p>
          </table:table-cell>
          <table:table-cell table:number-columns-repeated="4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office:value-type="float" office:value="1879477240" calcext:value-type="float">
            <text:p>1879477240</text:p>
          </table:table-cell>
          <table:table-cell office:value-type="string" calcext:value-type="string">
            <text:p>Keen Bow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11"/>
          <table:table-cell table:style-name="ce1" office:value-type="float" office:value="8713" calcext:value-type="float">
            <text:p>8713</text:p>
          </table:table-cell>
          <table:table-cell table:number-columns-repeated="5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64" calcext:value-type="float">
            <text:p>1879477264</text:p>
          </table:table-cell>
          <table:table-cell office:value-type="string" calcext:value-type="string">
            <text:p>Expertly Carved Umbari Empowered 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68" calcext:value-type="float">
            <text:p>1879477268</text:p>
          </table:table-cell>
          <table:table-cell office:value-type="string" calcext:value-type="string">
            <text:p>Carved Umbari Reinforc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/>
          <table:table-cell table:style-name="ce1" office:value-type="float" office:value="3539" calcext:value-type="float">
            <text:p>353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72" calcext:value-type="float">
            <text:p>1879477272</text:p>
          </table:table-cell>
          <table:table-cell office:value-type="string" calcext:value-type="string">
            <text:p>Expertly Carved Umbari Reinforced 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/>
          <table:table-cell table:style-name="ce1" office:value-type="float" office:value="5290" calcext:value-type="float">
            <text:p>5290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77" calcext:value-type="float">
            <text:p>1879477277</text:p>
          </table:table-cell>
          <table:table-cell office:value-type="string" calcext:value-type="string">
            <text:p>Expertly Carved Umbari Sharp 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85" calcext:value-type="float">
            <text:p>1879477285</text:p>
          </table:table-cell>
          <table:table-cell office:value-type="string" calcext:value-type="string">
            <text:p>Expertly Carved Umbari Light 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93" calcext:value-type="float">
            <text:p>1879477293</text:p>
          </table:table-cell>
          <table:table-cell office:value-type="string" calcext:value-type="string">
            <text:p>Carved Umbari Empower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96" calcext:value-type="float">
            <text:p>1879477296</text:p>
          </table:table-cell>
          <table:table-cell office:value-type="string" calcext:value-type="string">
            <text:p>Carved Umbari Light 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304" calcext:value-type="float">
            <text:p>1879477304</text:p>
          </table:table-cell>
          <table:table-cell office:value-type="string" calcext:value-type="string">
            <text:p>Carved Umbari Sharp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6827" calcext:value-type="float">
            <text:p>1879476827</text:p>
          </table:table-cell>
          <table:table-cell office:value-type="string" calcext:value-type="string">
            <text:p>Foot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29" calcext:value-type="float">
            <text:p>1879476829</text:p>
          </table:table-cell>
          <table:table-cell office:value-type="string" calcext:value-type="string">
            <text:p>Foot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0" calcext:value-type="float">
            <text:p>1879476830</text:p>
          </table:table-cell>
          <table:table-cell office:value-type="string" calcext:value-type="string">
            <text:p>Guards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1" calcext:value-type="float">
            <text:p>1879476831</text:p>
          </table:table-cell>
          <table:table-cell office:value-type="string" calcext:value-type="string">
            <text:p>Guards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2" calcext:value-type="float">
            <text:p>1879476832</text:p>
          </table:table-cell>
          <table:table-cell office:value-type="string" calcext:value-type="string">
            <text:p>Foot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3" calcext:value-type="float">
            <text:p>1879476833</text:p>
          </table:table-cell>
          <table:table-cell office:value-type="string" calcext:value-type="string">
            <text:p>Guards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4" calcext:value-type="float">
            <text:p>1879476834</text:p>
          </table:table-cell>
          <table:table-cell office:value-type="string" calcext:value-type="string">
            <text:p>Guards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5" calcext:value-type="float">
            <text:p>1879476835</text:p>
          </table:table-cell>
          <table:table-cell office:value-type="string" calcext:value-type="string">
            <text:p>Foot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6" calcext:value-type="float">
            <text:p>1879476836</text:p>
          </table:table-cell>
          <table:table-cell office:value-type="string" calcext:value-type="string">
            <text:p>Foot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7" calcext:value-type="float">
            <text:p>1879476837</text:p>
          </table:table-cell>
          <table:table-cell office:value-type="string" calcext:value-type="string">
            <text:p>Guards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1" calcext:value-type="float">
            <text:p>1879476841</text:p>
          </table:table-cell>
          <table:table-cell office:value-type="string" calcext:value-type="string">
            <text:p>Foot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2" calcext:value-type="float">
            <text:p>1879476842</text:p>
          </table:table-cell>
          <table:table-cell office:value-type="string" calcext:value-type="string">
            <text:p>Guards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47" calcext:value-type="float">
            <text:p>1879476847</text:p>
          </table:table-cell>
          <table:table-cell office:value-type="string" calcext:value-type="string">
            <text:p>Guards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8" calcext:value-type="float">
            <text:p>1879476848</text:p>
          </table:table-cell>
          <table:table-cell office:value-type="string" calcext:value-type="string">
            <text:p>Foot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0" calcext:value-type="float">
            <text:p>1879476850</text:p>
          </table:table-cell>
          <table:table-cell office:value-type="string" calcext:value-type="string">
            <text:p>Foot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1" calcext:value-type="float">
            <text:p>1879476851</text:p>
          </table:table-cell>
          <table:table-cell office:value-type="string" calcext:value-type="string">
            <text:p>Guards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2" calcext:value-type="float">
            <text:p>1879476852</text:p>
          </table:table-cell>
          <table:table-cell office:value-type="string" calcext:value-type="string">
            <text:p>Foot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3" calcext:value-type="float">
            <text:p>1879476853</text:p>
          </table:table-cell>
          <table:table-cell office:value-type="string" calcext:value-type="string">
            <text:p>Guards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4" calcext:value-type="float">
            <text:p>1879476854</text:p>
          </table:table-cell>
          <table:table-cell office:value-type="string" calcext:value-type="string">
            <text:p>Foot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5" calcext:value-type="float">
            <text:p>1879476855</text:p>
          </table:table-cell>
          <table:table-cell office:value-type="string" calcext:value-type="string">
            <text:p>Guards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6" calcext:value-type="float">
            <text:p>1879476856</text:p>
          </table:table-cell>
          <table:table-cell office:value-type="string" calcext:value-type="string">
            <text:p>Foot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7" calcext:value-type="float">
            <text:p>1879476857</text:p>
          </table:table-cell>
          <table:table-cell office:value-type="string" calcext:value-type="string">
            <text:p>Guards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8" calcext:value-type="float">
            <text:p>1879476858</text:p>
          </table:table-cell>
          <table:table-cell office:value-type="string" calcext:value-type="string">
            <text:p>Foot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9" calcext:value-type="float">
            <text:p>1879476859</text:p>
          </table:table-cell>
          <table:table-cell office:value-type="string" calcext:value-type="string">
            <text:p>Guards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0" calcext:value-type="float">
            <text:p>1879476860</text:p>
          </table:table-cell>
          <table:table-cell office:value-type="string" calcext:value-type="string">
            <text:p>Foot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1" calcext:value-type="float">
            <text:p>1879476861</text:p>
          </table:table-cell>
          <table:table-cell office:value-type="string" calcext:value-type="string">
            <text:p>Guards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2" calcext:value-type="float">
            <text:p>1879476862</text:p>
          </table:table-cell>
          <table:table-cell office:value-type="string" calcext:value-type="string">
            <text:p>Guards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3" calcext:value-type="float">
            <text:p>1879476863</text:p>
          </table:table-cell>
          <table:table-cell office:value-type="string" calcext:value-type="string">
            <text:p>Foot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4" calcext:value-type="float">
            <text:p>1879476864</text:p>
          </table:table-cell>
          <table:table-cell office:value-type="string" calcext:value-type="string">
            <text:p>Guards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5" calcext:value-type="float">
            <text:p>1879476865</text:p>
          </table:table-cell>
          <table:table-cell office:value-type="string" calcext:value-type="string">
            <text:p>Foot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6" calcext:value-type="float">
            <text:p>1879478266</text:p>
          </table:table-cell>
          <table:table-cell office:value-type="string" calcext:value-type="string">
            <text:p>Umbari Etched Shield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67" calcext:value-type="float">
            <text:p>1879478267</text:p>
          </table:table-cell>
          <table:table-cell office:value-type="string" calcext:value-type="string">
            <text:p>Umbari Prized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8" calcext:value-type="float">
            <text:p>1879478268</text:p>
          </table:table-cell>
          <table:table-cell office:value-type="string" calcext:value-type="string">
            <text:p>Umbari Tome of Whispered Secret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9" calcext:value-type="float">
            <text:p>1879478269</text:p>
          </table:table-cell>
          <table:table-cell office:value-type="string" calcext:value-type="string">
            <text:p>Umbari Stickpin of Nature's Glo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0" calcext:value-type="float">
            <text:p>1879478270</text:p>
          </table:table-cell>
          <table:table-cell office:value-type="string" calcext:value-type="string">
            <text:p>Umbari Shiny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1" calcext:value-type="float">
            <text:p>1879478271</text:p>
          </table:table-cell>
          <table:table-cell office:value-type="string" calcext:value-type="string">
            <text:p>Umbari Riffler of Restoratio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2" calcext:value-type="float">
            <text:p>1879478272</text:p>
          </table:table-cell>
          <table:table-cell office:value-type="string" calcext:value-type="string">
            <text:p>Pristine Umbari Chisel of Lightning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73" calcext:value-type="float">
            <text:p>1879478273</text:p>
          </table:table-cell>
          <table:table-cell office:value-type="string" calcext:value-type="string">
            <text:p>Pristine Umbari Stickpin of Bestial Strength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4" calcext:value-type="float">
            <text:p>1879478274</text:p>
          </table:table-cell>
          <table:table-cell office:value-type="string" calcext:value-type="string">
            <text:p>Pristine Umbari Shiny Buckl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5" calcext:value-type="float">
            <text:p>1879478275</text:p>
          </table:table-cell>
          <table:table-cell office:value-type="string" calcext:value-type="string">
            <text:p>Umbari Etched Spear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76" calcext:value-type="float">
            <text:p>1879478276</text:p>
          </table:table-cell>
          <table:table-cell office:value-type="string" calcext:value-type="string">
            <text:p>Umbari Stickpin of Ancient Wisdom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7" calcext:value-type="float">
            <text:p>1879478277</text:p>
          </table:table-cell>
          <table:table-cell office:value-type="string" calcext:value-type="string">
            <text:p>Umbari Standard of Victory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8" calcext:value-type="float">
            <text:p>1879478278</text:p>
          </table:table-cell>
          <table:table-cell office:value-type="string" calcext:value-type="string">
            <text:p>Pristine Umbari Tactics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9" calcext:value-type="float">
            <text:p>1879478279</text:p>
          </table:table-cell>
          <table:table-cell office:value-type="string" calcext:value-type="string">
            <text:p>Umbari Tactics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0" calcext:value-type="float">
            <text:p>1879478280</text:p>
          </table:table-cell>
          <table:table-cell office:value-type="string" calcext:value-type="string">
            <text:p>Umbari Strength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1" calcext:value-type="float">
            <text:p>1879478281</text:p>
          </table:table-cell>
          <table:table-cell office:value-type="string" calcext:value-type="string">
            <text:p>Umbari Etched Fist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2" calcext:value-type="float">
            <text:p>1879478282</text:p>
          </table:table-cell>
          <table:table-cell office:value-type="string" calcext:value-type="string">
            <text:p>Pristine Umbari Strength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3" calcext:value-type="float">
            <text:p>1879478283</text:p>
          </table:table-cell>
          <table:table-cell office:value-type="string" calcext:value-type="string">
            <text:p>Umbari Guile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4" calcext:value-type="float">
            <text:p>1879478284</text:p>
          </table:table-cell>
          <table:table-cell office:value-type="string" calcext:value-type="string">
            <text:p>Pristine Umbari Conviction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5" calcext:value-type="float">
            <text:p>1879478285</text:p>
          </table:table-cell>
          <table:table-cell office:value-type="string" calcext:value-type="string">
            <text:p>Pristine Umbari Stickpin of Nature's Glory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6" calcext:value-type="float">
            <text:p>1879478286</text:p>
          </table:table-cell>
          <table:table-cell office:value-type="string" calcext:value-type="string">
            <text:p>Umbari Stickpin of Bestial Strength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7" calcext:value-type="float">
            <text:p>1879478287</text:p>
          </table:table-cell>
          <table:table-cell office:value-type="string" calcext:value-type="string">
            <text:p>Umbari Chisel of Fir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8" calcext:value-type="float">
            <text:p>1879478288</text:p>
          </table:table-cell>
          <table:table-cell office:value-type="string" calcext:value-type="string">
            <text:p>Umbari Chisel of Lightning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9" calcext:value-type="float">
            <text:p>1879478289</text:p>
          </table:table-cell>
          <table:table-cell office:value-type="string" calcext:value-type="string">
            <text:p>Pristine Umbari Guile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0" calcext:value-type="float">
            <text:p>1879478290</text:p>
          </table:table-cell>
          <table:table-cell office:value-type="string" calcext:value-type="string">
            <text:p>Pristine Umbari Etched Shield Carv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1" calcext:value-type="float">
            <text:p>1879478291</text:p>
          </table:table-cell>
          <table:table-cell office:value-type="string" calcext:value-type="string">
            <text:p>Pristine Umbari Tome of Untold Powe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2" calcext:value-type="float">
            <text:p>1879478292</text:p>
          </table:table-cell>
          <table:table-cell office:value-type="string" calcext:value-type="string">
            <text:p>Pristine Umbari Etched Fist Carving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3" calcext:value-type="float">
            <text:p>1879478293</text:p>
          </table:table-cell>
          <table:table-cell office:value-type="string" calcext:value-type="string">
            <text:p>Umbari Standard of Hop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4" calcext:value-type="float">
            <text:p>1879478294</text:p>
          </table:table-cell>
          <table:table-cell office:value-type="string" calcext:value-type="string">
            <text:p>Umbari Tome of Untold Powe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5" calcext:value-type="float">
            <text:p>1879478295</text:p>
          </table:table-cell>
          <table:table-cell office:value-type="string" calcext:value-type="string">
            <text:p>Pristine Umbari Riffler of Restoration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6" calcext:value-type="float">
            <text:p>1879478296</text:p>
          </table:table-cell>
          <table:table-cell office:value-type="string" calcext:value-type="string">
            <text:p>Pristine Umbari Standard of Hop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7" calcext:value-type="float">
            <text:p>1879478297</text:p>
          </table:table-cell>
          <table:table-cell office:value-type="string" calcext:value-type="string">
            <text:p>Umbari Conviction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8" calcext:value-type="float">
            <text:p>1879478298</text:p>
          </table:table-cell>
          <table:table-cell office:value-type="string" calcext:value-type="string">
            <text:p>Pristine Umbari Prized Buckl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99" calcext:value-type="float">
            <text:p>1879478299</text:p>
          </table:table-cell>
          <table:table-cell office:value-type="string" calcext:value-type="string">
            <text:p>Pristine Umbari Stickpin of Ancient Wisdom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0" calcext:value-type="float">
            <text:p>1879478300</text:p>
          </table:table-cell>
          <table:table-cell office:value-type="string" calcext:value-type="string">
            <text:p>Umbari Standard of W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1" calcext:value-type="float">
            <text:p>1879478301</text:p>
          </table:table-cell>
          <table:table-cell office:value-type="string" calcext:value-type="string">
            <text:p>Pristine Umbari Standard of Wa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2" calcext:value-type="float">
            <text:p>1879478302</text:p>
          </table:table-cell>
          <table:table-cell office:value-type="string" calcext:value-type="string">
            <text:p>Pristine Umbari Standard of Victory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3" calcext:value-type="float">
            <text:p>1879478303</text:p>
          </table:table-cell>
          <table:table-cell office:value-type="string" calcext:value-type="string">
            <text:p>Pristine Umbari Tome of Whispered Secrets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4" calcext:value-type="float">
            <text:p>1879478304</text:p>
          </table:table-cell>
          <table:table-cell office:value-type="string" calcext:value-type="string">
            <text:p>Pristine Umbari Chisel of Fir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5" calcext:value-type="float">
            <text:p>1879478305</text:p>
          </table:table-cell>
          <table:table-cell office:value-type="string" calcext:value-type="string">
            <text:p>Pristine Umbari Etched Spear Carving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7269" calcext:value-type="float">
            <text:p>1879477269</text:p>
          </table:table-cell>
          <table:table-cell office:value-type="string" calcext:value-type="string">
            <text:p>Carved Umbari Reinforc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539" calcext:value-type="float">
            <text:p>353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279" calcext:value-type="float">
            <text:p>1879477279</text:p>
          </table:table-cell>
          <table:table-cell office:value-type="string" calcext:value-type="string">
            <text:p>Expertly Carved Umbari Empowered Cross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0" calcext:value-type="float">
            <text:p>1879477280</text:p>
          </table:table-cell>
          <table:table-cell office:value-type="string" calcext:value-type="string">
            <text:p>Carved Umbari Empower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4" calcext:value-type="float">
            <text:p>1879477284</text:p>
          </table:table-cell>
          <table:table-cell office:value-type="string" calcext:value-type="string">
            <text:p>Expertly Carved Umbari Sharp Cross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286" calcext:value-type="float">
            <text:p>1879477286</text:p>
          </table:table-cell>
          <table:table-cell office:value-type="string" calcext:value-type="string">
            <text:p>Carved Umbari Sharp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94" calcext:value-type="float">
            <text:p>1879477294</text:p>
          </table:table-cell>
          <table:table-cell office:value-type="string" calcext:value-type="string">
            <text:p>Expertly Carved Umbari Light Cross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306" calcext:value-type="float">
            <text:p>1879477306</text:p>
          </table:table-cell>
          <table:table-cell office:value-type="string" calcext:value-type="string">
            <text:p>Carved Umbari Light Cross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309" calcext:value-type="float">
            <text:p>1879477309</text:p>
          </table:table-cell>
          <table:table-cell office:value-type="string" calcext:value-type="string">
            <text:p>Expertly Carved Umbari Reinforced Cross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5290" calcext:value-type="float">
            <text:p>5290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2">
          <table:table-cell office:value-type="float" office:value="1879477234" calcext:value-type="float">
            <text:p>1879477234</text:p>
          </table:table-cell>
          <table:table-cell office:value-type="string" calcext:value-type="string">
            <text:p>Pristine Wilful Dagger</text:p>
          </table:table-cell>
          <table:table-cell table:number-columns-repeated="3"/>
          <table:table-cell table:style-name="ce1" office:value-type="float" office:value="1081" calcext:value-type="float">
            <text:p>1081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7"/>
          <table:table-cell table:style-name="ce1" office:value-type="float" office:value="9449" calcext:value-type="float">
            <text:p>9449</text:p>
          </table:table-cell>
          <table:table-cell table:number-columns-repeated="5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235" calcext:value-type="float">
            <text:p>1879477235</text:p>
          </table:table-cell>
          <table:table-cell office:value-type="string" calcext:value-type="string">
            <text:p>Pristine Weighted Dagger</text:p>
          </table:table-cell>
          <table:table-cell/>
          <table:table-cell table:style-name="ce1" office:value-type="float" office:value="1081" calcext:value-type="float">
            <text:p>1081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2">
          <table:table-cell office:value-type="float" office:value="1879477244" calcext:value-type="float">
            <text:p>1879477244</text:p>
          </table:table-cell>
          <table:table-cell office:value-type="string" calcext:value-type="string">
            <text:p>Pristine Keen Dagger</text:p>
          </table:table-cell>
          <table:table-cell table:number-columns-repeated="2"/>
          <table:table-cell table:style-name="ce1" office:value-type="float" office:value="1081" calcext:value-type="float">
            <text:p>108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table:style-name="ce1" office:value-type="float" office:value="5837" calcext:value-type="float">
            <text:p>5837</text:p>
          </table:table-cell>
          <table:table-cell table:number-columns-repeated="8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73" calcext:value-type="float">
            <text:p>1879477273</text:p>
          </table:table-cell>
          <table:table-cell office:value-type="string" calcext:value-type="string">
            <text:p>Expertly Forged Umbari Reinforced Dagg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89" calcext:value-type="float">
            <text:p>1879477289</text:p>
          </table:table-cell>
          <table:table-cell office:value-type="string" calcext:value-type="string">
            <text:p>Expertly Forged Umbari Empowered Dagg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01" calcext:value-type="float">
            <text:p>1879477301</text:p>
          </table:table-cell>
          <table:table-cell office:value-type="string" calcext:value-type="string">
            <text:p>Expertly Forged Umbari Sharp Dagg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0" calcext:value-type="float">
            <text:p>1879477310</text:p>
          </table:table-cell>
          <table:table-cell office:value-type="string" calcext:value-type="string">
            <text:p>Expertly Forged Umbari Light Dagg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2" calcext:value-type="float">
            <text:p>1879477312</text:p>
          </table:table-cell>
          <table:table-cell office:value-type="string" calcext:value-type="string">
            <text:p>Forged Umbari Sharp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5" calcext:value-type="float">
            <text:p>1879477315</text:p>
          </table:table-cell>
          <table:table-cell office:value-type="string" calcext:value-type="string">
            <text:p>Forged Umbari Empower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6" calcext:value-type="float">
            <text:p>1879477316</text:p>
          </table:table-cell>
          <table:table-cell office:value-type="string" calcext:value-type="string">
            <text:p>Forged Umbari Light Dagg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9" calcext:value-type="float">
            <text:p>1879477319</text:p>
          </table:table-cell>
          <table:table-cell office:value-type="string" calcext:value-type="string">
            <text:p>Forged Umbari Reinforc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5727" calcext:value-type="float">
            <text:p>1879475727</text:p>
          </table:table-cell>
          <table:table-cell office:value-type="string" calcext:value-type="string">
            <text:p>Mysterious Tidal Creature Earring</text:p>
          </table:table-cell>
          <table:table-cell table:number-columns-repeated="5"/>
          <table:table-cell office:value-type="float" office:value="1505" calcext:value-type="float">
            <text:p>1505</text:p>
          </table:table-cell>
          <table:table-cell table:number-columns-repeated="3"/>
          <table:table-cell table:style-name="ce1" office:value-type="float" office:value="4440" calcext:value-type="float">
            <text:p>4440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5735" calcext:value-type="float">
            <text:p>1879475735</text:p>
          </table:table-cell>
          <table:table-cell office:value-type="string" calcext:value-type="string">
            <text:p>Glowing Water Lurker Earring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4"/>
          <table:table-cell table:style-name="ce1" office:value-type="float" office:value="5518" calcext:value-type="float">
            <text:p>551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2">
          <table:table-cell office:value-type="float" office:value="1879475739" calcext:value-type="float">
            <text:p>1879475739</text:p>
          </table:table-cell>
          <table:table-cell office:value-type="string" calcext:value-type="string">
            <text:p>Water Lurker Ear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 table:style-name="ce1" office:value-type="float" office:value="477" calcext:value-type="float">
            <text:p>477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3551" calcext:value-type="float">
            <text:p>3551</text:p>
          </table:table-cell>
          <table:table-cell table:number-columns-repeated="1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54" calcext:value-type="float">
            <text:p>1879476354</text:p>
          </table:table-cell>
          <table:table-cell office:value-type="string" calcext:value-type="string">
            <text:p>Handmade Earring of Tidal Fe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59" calcext:value-type="float">
            <text:p>1879476359</text:p>
          </table:table-cell>
          <table:table-cell office:value-type="string" calcext:value-type="string">
            <text:p>Expertly Handmade Lucky Shell Earring</text:p>
          </table:table-cell>
          <table:table-cell table:number-columns-repeated="5"/>
          <table:table-cell table:style-name="ce2"/>
          <table:table-cell table:number-columns-repeated="9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6707" calcext:value-type="float">
            <text:p>670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1" calcext:value-type="float">
            <text:p>1879476361</text:p>
          </table:table-cell>
          <table:table-cell office:value-type="string" calcext:value-type="string">
            <text:p>Expertly Handmade Earring of Sailor's Worry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6364" calcext:value-type="float">
            <text:p>1879476364</text:p>
          </table:table-cell>
          <table:table-cell office:value-type="string" calcext:value-type="string">
            <text:p>Expertly Handmade Gem-encrusted Shell Earring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/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8" calcext:value-type="float">
            <text:p>1879476368</text:p>
          </table:table-cell>
          <table:table-cell office:value-type="string" calcext:value-type="string">
            <text:p>Expertly Handmade Earring of Tidal Fear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1" calcext:value-type="float">
            <text:p>1879476371</text:p>
          </table:table-cell>
          <table:table-cell office:value-type="string" calcext:value-type="string">
            <text:p>Handmade Lucky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9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4483" calcext:value-type="float">
            <text:p>448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74" calcext:value-type="float">
            <text:p>1879476374</text:p>
          </table:table-cell>
          <table:table-cell office:value-type="string" calcext:value-type="string">
            <text:p>Handmade Gem-encrusted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5" calcext:value-type="float">
            <text:p>1879476375</text:p>
          </table:table-cell>
          <table:table-cell office:value-type="string" calcext:value-type="string">
            <text:p>Handmade Earring of Sailor's Wor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37" calcext:value-type="float">
            <text:p>1879476737</text:p>
          </table:table-cell>
          <table:table-cell office:value-type="string" calcext:value-type="string">
            <text:p>Foot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40" calcext:value-type="float">
            <text:p>1879476740</text:p>
          </table:table-cell>
          <table:table-cell office:value-type="string" calcext:value-type="string">
            <text:p>Guards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1" calcext:value-type="float">
            <text:p>1879476751</text:p>
          </table:table-cell>
          <table:table-cell office:value-type="string" calcext:value-type="string">
            <text:p>Guards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4" calcext:value-type="float">
            <text:p>1879476754</text:p>
          </table:table-cell>
          <table:table-cell office:value-type="string" calcext:value-type="string">
            <text:p>Foot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55" calcext:value-type="float">
            <text:p>1879476755</text:p>
          </table:table-cell>
          <table:table-cell office:value-type="string" calcext:value-type="string">
            <text:p>Foot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7" calcext:value-type="float">
            <text:p>1879476757</text:p>
          </table:table-cell>
          <table:table-cell office:value-type="string" calcext:value-type="string">
            <text:p>Guards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60" calcext:value-type="float">
            <text:p>1879476760</text:p>
          </table:table-cell>
          <table:table-cell office:value-type="string" calcext:value-type="string">
            <text:p>Guards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2" calcext:value-type="float">
            <text:p>1879476762</text:p>
          </table:table-cell>
          <table:table-cell office:value-type="string" calcext:value-type="string">
            <text:p>Foot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3" calcext:value-type="float">
            <text:p>1879476763</text:p>
          </table:table-cell>
          <table:table-cell office:value-type="string" calcext:value-type="string">
            <text:p>Guards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8" calcext:value-type="float">
            <text:p>1879476768</text:p>
          </table:table-cell>
          <table:table-cell office:value-type="string" calcext:value-type="string">
            <text:p>Foot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26" calcext:value-type="float">
            <text:p>1879477426</text:p>
          </table:table-cell>
          <table:table-cell office:value-type="string" calcext:value-type="string">
            <text:p>Umbari Guild Earrings of Bright Sea Sta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432" calcext:value-type="float">
            <text:p>1879477432</text:p>
          </table:table-cell>
          <table:table-cell office:value-type="string" calcext:value-type="string">
            <text:p>Umbari Guild Earrings of the Invigorating Depths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6" calcext:value-type="float">
            <text:p>1879477436</text:p>
          </table:table-cell>
          <table:table-cell office:value-type="string" calcext:value-type="string">
            <text:p>Umbari Guild Earrings of the Shielded Shell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8" calcext:value-type="float">
            <text:p>1879477438</text:p>
          </table:table-cell>
          <table:table-cell office:value-type="string" calcext:value-type="string">
            <text:p>Umbari Guild Earrings of the Forceful Sea Star</text:p>
          </table:table-cell>
          <table:table-cell table:number-columns-repeated="5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3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44225" calcext:value-type="float">
            <text:p>1879444225</text:p>
          </table:table-cell>
          <table:table-cell office:value-type="string" calcext:value-type="string">
            <text:p>Enduring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27" calcext:value-type="float">
            <text:p>1879444227</text:p>
          </table:table-cell>
          <table:table-cell office:value-type="string" calcext:value-type="string">
            <text:p>Enduring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4" calcext:value-type="float">
            <text:p>1879444234</text:p>
          </table:table-cell>
          <table:table-cell office:value-type="string" calcext:value-type="string">
            <text:p>Enduring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6" calcext:value-type="float">
            <text:p>1879444236</text:p>
          </table:table-cell>
          <table:table-cell office:value-type="string" calcext:value-type="string">
            <text:p>Enduring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9" calcext:value-type="float">
            <text:p>1879444239</text:p>
          </table:table-cell>
          <table:table-cell office:value-type="string" calcext:value-type="string">
            <text:p>Valiant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0" calcext:value-type="float">
            <text:p>1879444240</text:p>
          </table:table-cell>
          <table:table-cell office:value-type="string" calcext:value-type="string">
            <text:p>Enduring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1" calcext:value-type="float">
            <text:p>1879444241</text:p>
          </table:table-cell>
          <table:table-cell office:value-type="string" calcext:value-type="string">
            <text:p>Valiant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8" calcext:value-type="float">
            <text:p>1879444248</text:p>
          </table:table-cell>
          <table:table-cell office:value-type="string" calcext:value-type="string">
            <text:p>Enduring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5" calcext:value-type="float">
            <text:p>1879444255</text:p>
          </table:table-cell>
          <table:table-cell office:value-type="string" calcext:value-type="string">
            <text:p>Valiant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8" calcext:value-type="float">
            <text:p>1879444258</text:p>
          </table:table-cell>
          <table:table-cell office:value-type="string" calcext:value-type="string">
            <text:p>Valiant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1" calcext:value-type="float">
            <text:p>1879444261</text:p>
          </table:table-cell>
          <table:table-cell office:value-type="string" calcext:value-type="string">
            <text:p>Valiant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3" calcext:value-type="float">
            <text:p>1879444263</text:p>
          </table:table-cell>
          <table:table-cell office:value-type="string" calcext:value-type="string">
            <text:p>Valiant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84" calcext:value-type="float">
            <text:p>1879475584</text:p>
          </table:table-cell>
          <table:table-cell office:value-type="string" calcext:value-type="string">
            <text:p>Reinforced Iron Helm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93" calcext:value-type="float">
            <text:p>1879475593</text:p>
          </table:table-cell>
          <table:table-cell office:value-type="string" calcext:value-type="string">
            <text:p>Forged Plated Greaves</text:p>
          </table:table-cell>
          <table:table-cell table:style-name="ce1" office:value-type="float" office:value="11148" calcext:value-type="float">
            <text:p>1114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3" calcext:value-type="float">
            <text:p>1879475603</text:p>
          </table:table-cell>
          <table:table-cell office:value-type="string" calcext:value-type="string">
            <text:p>Forged Plated Hauberk</text:p>
          </table:table-cell>
          <table:table-cell table:style-name="ce1" office:value-type="float" office:value="13410" calcext:value-type="float">
            <text:p>1341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8"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4" calcext:value-type="float">
            <text:p>1879475604</text:p>
          </table:table-cell>
          <table:table-cell office:value-type="string" calcext:value-type="string">
            <text:p>Reinforced Chain Boots</text:p>
          </table:table-cell>
          <table:table-cell table:style-name="ce1" office:value-type="float" office:value="5609" calcext:value-type="float">
            <text:p>5609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 table:style-name="ce1" office:value-type="float" office:value="4426" calcext:value-type="float">
            <text:p>4426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8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8" calcext:value-type="float">
            <text:p>1879475608</text:p>
          </table:table-cell>
          <table:table-cell office:value-type="string" calcext:value-type="string">
            <text:p>Salvaged Iron Pauldrons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6"/>
          <table:table-cell table:style-name="ce1" office:value-type="float" office:value="6796" calcext:value-type="float">
            <text:p>6796</text:p>
          </table:table-cell>
          <table:table-cell table:number-columns-repeated="13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10" calcext:value-type="float">
            <text:p>1879475610</text:p>
          </table:table-cell>
          <table:table-cell office:value-type="string" calcext:value-type="string">
            <text:p>Reinforced Iron Greaves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1" calcext:value-type="float">
            <text:p>1879475611</text:p>
          </table:table-cell>
          <table:table-cell office:value-type="string" calcext:value-type="string">
            <text:p>Reinforced Chain Gauntlets</text:p>
          </table:table-cell>
          <table:table-cell table:style-name="ce1" office:value-type="float" office:value="6893" calcext:value-type="float">
            <text:p>6893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7" calcext:value-type="float">
            <text:p>1879475617</text:p>
          </table:table-cell>
          <table:table-cell office:value-type="string" calcext:value-type="string">
            <text:p>Reinforced Iron Pauldrons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8" calcext:value-type="float">
            <text:p>1879475618</text:p>
          </table:table-cell>
          <table:table-cell office:value-type="string" calcext:value-type="string">
            <text:p>Reinforced Chain Greaves</text:p>
          </table:table-cell>
          <table:table-cell table:style-name="ce1" office:value-type="float" office:value="11846" calcext:value-type="float">
            <text:p>11846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2"/>
          <table:table-cell table:style-name="ce1" office:value-type="float" office:value="4529" calcext:value-type="float">
            <text:p>4529</text:p>
          </table:table-cell>
          <table:table-cell table:number-columns-repeated="3"/>
          <table:table-cell table:style-name="ce1" office:value-type="float" office:value="7192" calcext:value-type="float">
            <text:p>7192</text:p>
          </table:table-cell>
          <table:table-cell table:number-columns-repeated="14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2" calcext:value-type="float">
            <text:p>1879475622</text:p>
          </table:table-cell>
          <table:table-cell office:value-type="string" calcext:value-type="string">
            <text:p>Forged Plated Gauntlets</text:p>
          </table:table-cell>
          <table:table-cell table:style-name="ce1" office:value-type="float" office:value="6428" calcext:value-type="float">
            <text:p>6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1424" calcext:value-type="float">
            <text:p>1424</text:p>
          </table:table-cell>
          <table:table-cell/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3" calcext:value-type="float">
            <text:p>1879475623</text:p>
          </table:table-cell>
          <table:table-cell office:value-type="string" calcext:value-type="string">
            <text:p>Reinforced Iron Gauntlets</text:p>
          </table:table-cell>
          <table:table-cell table:style-name="ce1" office:value-type="float" office:value="7549" calcext:value-type="float">
            <text:p>754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7" calcext:value-type="float">
            <text:p>1879475627</text:p>
          </table:table-cell>
          <table:table-cell office:value-type="string" calcext:value-type="string">
            <text:p>Reinforced Chain Helm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number-columns-repeated="2"/>
          <table:table-cell table:style-name="ce1" office:value-type="float" office:value="4617" calcext:value-type="float">
            <text:p>4617</text:p>
          </table:table-cell>
          <table:table-cell/>
          <table:table-cell table:style-name="ce1" office:value-type="float" office:value="5518" calcext:value-type="float">
            <text:p>5518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8" calcext:value-type="float">
            <text:p>1879475628</text:p>
          </table:table-cell>
          <table:table-cell office:value-type="string" calcext:value-type="string">
            <text:p>Forged Plated Boots</text:p>
          </table:table-cell>
          <table:table-cell table:style-name="ce1" office:value-type="float" office:value="5334" calcext:value-type="float">
            <text:p>533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31" calcext:value-type="float">
            <text:p>1879475631</text:p>
          </table:table-cell>
          <table:table-cell office:value-type="string" calcext:value-type="string">
            <text:p>Salvaged Iron Boots</text:p>
          </table:table-cell>
          <table:table-cell table:style-name="ce1" office:value-type="float" office:value="5224" calcext:value-type="float">
            <text:p>5224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/>
          <table:table-cell table:style-name="ce1" office:value-type="float" office:value="4174" calcext:value-type="float">
            <text:p>4174</text:p>
          </table:table-cell>
          <table:table-cell table:number-columns-repeated="1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2" calcext:value-type="float">
            <text:p>1879475652</text:p>
          </table:table-cell>
          <table:table-cell office:value-type="string" calcext:value-type="string">
            <text:p>Reinforced Iron Boots</text:p>
          </table:table-cell>
          <table:table-cell table:style-name="ce1" office:value-type="float" office:value="6167" calcext:value-type="float">
            <text:p>61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3" calcext:value-type="float">
            <text:p>1879475653</text:p>
          </table:table-cell>
          <table:table-cell office:value-type="string" calcext:value-type="string">
            <text:p>Salvaged Iron Helm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5110" calcext:value-type="float">
            <text:p>5110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55" calcext:value-type="float">
            <text:p>1879475655</text:p>
          </table:table-cell>
          <table:table-cell office:value-type="string" calcext:value-type="string">
            <text:p>Reinforced Chain Hauberk</text:p>
          </table:table-cell>
          <table:table-cell table:style-name="ce1" office:value-type="float" office:value="13957" calcext:value-type="float">
            <text:p>13957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table:number-columns-repeated="4"/>
          <table:table-cell table:style-name="ce1" office:value-type="float" office:value="5246" calcext:value-type="float">
            <text:p>5246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11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2" calcext:value-type="float">
            <text:p>1879475662</text:p>
          </table:table-cell>
          <table:table-cell office:value-type="string" calcext:value-type="string">
            <text:p>Salvaged Iron Greaves</text:p>
          </table:table-cell>
          <table:table-cell table:style-name="ce1" office:value-type="float" office:value="11032" calcext:value-type="float">
            <text:p>11032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 table:number-columns-repeated="3"/>
          <table:table-cell table:style-name="ce1" office:value-type="float" office:value="6560" calcext:value-type="float">
            <text:p>6560</text:p>
          </table:table-cell>
          <table:table-cell table:number-columns-repeated="14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67" calcext:value-type="float">
            <text:p>1879475667</text:p>
          </table:table-cell>
          <table:table-cell office:value-type="string" calcext:value-type="string">
            <text:p>Reinforced Chain Pauldrons</text:p>
          </table:table-cell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 table:number-columns-repeated="6"/>
          <table:table-cell table:style-name="ce1" office:value-type="float" office:value="7563" calcext:value-type="float">
            <text:p>7563</text:p>
          </table:table-cell>
          <table:table-cell table:number-columns-repeated="13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9" calcext:value-type="float">
            <text:p>1879475669</text:p>
          </table:table-cell>
          <table:table-cell office:value-type="string" calcext:value-type="string">
            <text:p>Reinforced Iron Hauberk</text:p>
          </table:table-cell>
          <table:table-cell table:style-name="ce1" office:value-type="float" office:value="15438" calcext:value-type="float">
            <text:p>15438</text:p>
          </table:table-cell>
          <table:table-cell table:number-columns-repeated="4"/>
          <table:table-cell table:style-name="ce2"/>
          <table:table-cell table:style-name="ce1" office:value-type="float" office:value="2304" calcext:value-type="float">
            <text:p>2304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71" calcext:value-type="float">
            <text:p>1879475671</text:p>
          </table:table-cell>
          <table:table-cell office:value-type="string" calcext:value-type="string">
            <text:p>Salvaged Iron Gauntlets</text:p>
          </table:table-cell>
          <table:table-cell table:style-name="ce1" office:value-type="float" office:value="6495" calcext:value-type="float">
            <text:p>6495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table:style-name="ce1" office:value-type="float" office:value="4243" calcext:value-type="float">
            <text:p>4243</text:p>
          </table:table-cell>
          <table:table-cell table:number-columns-repeated="7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84" calcext:value-type="float">
            <text:p>1879475684</text:p>
          </table:table-cell>
          <table:table-cell office:value-type="string" calcext:value-type="string">
            <text:p>Forged Plated Helm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702" calcext:value-type="float">
            <text:p>1879475702</text:p>
          </table:table-cell>
          <table:table-cell office:value-type="string" calcext:value-type="string">
            <text:p>Forged Plated Pauldron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0" calcext:value-type="float">
            <text:p>1879476170</text:p>
          </table:table-cell>
          <table:table-cell office:value-type="string" calcext:value-type="string">
            <text:p>Bolster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5" calcext:value-type="float">
            <text:p>1879476175</text:p>
          </table:table-cell>
          <table:table-cell office:value-type="string" calcext:value-type="string">
            <text:p>Bolster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9" calcext:value-type="float">
            <text:p>1879476179</text:p>
          </table:table-cell>
          <table:table-cell office:value-type="string" calcext:value-type="string">
            <text:p>Polish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2" calcext:value-type="float">
            <text:p>1879476182</text:p>
          </table:table-cell>
          <table:table-cell office:value-type="string" calcext:value-type="string">
            <text:p>Polish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3" calcext:value-type="float">
            <text:p>1879476183</text:p>
          </table:table-cell>
          <table:table-cell office:value-type="string" calcext:value-type="string">
            <text:p>Bolster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7" calcext:value-type="float">
            <text:p>1879476187</text:p>
          </table:table-cell>
          <table:table-cell office:value-type="string" calcext:value-type="string">
            <text:p>Engrav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2" calcext:value-type="float">
            <text:p>1879476192</text:p>
          </table:table-cell>
          <table:table-cell office:value-type="string" calcext:value-type="string">
            <text:p>Polish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3" calcext:value-type="float">
            <text:p>1879476193</text:p>
          </table:table-cell>
          <table:table-cell office:value-type="string" calcext:value-type="string">
            <text:p>Engrav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5379" calcext:value-type="float">
            <text:p>5379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4" calcext:value-type="float">
            <text:p>1879476194</text:p>
          </table:table-cell>
          <table:table-cell office:value-type="string" calcext:value-type="string">
            <text:p>Engrav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5" calcext:value-type="float">
            <text:p>1879476195</text:p>
          </table:table-cell>
          <table:table-cell office:value-type="string" calcext:value-type="string">
            <text:p>Engrav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7" calcext:value-type="float">
            <text:p>1879476197</text:p>
          </table:table-cell>
          <table:table-cell office:value-type="string" calcext:value-type="string">
            <text:p>Bolster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8" calcext:value-type="float">
            <text:p>1879476198</text:p>
          </table:table-cell>
          <table:table-cell office:value-type="string" calcext:value-type="string">
            <text:p>Polish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1" calcext:value-type="float">
            <text:p>1879476201</text:p>
          </table:table-cell>
          <table:table-cell office:value-type="string" calcext:value-type="string">
            <text:p>Bolster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11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8394" calcext:value-type="float">
            <text:p>8394</text:p>
          </table:table-cell>
          <table:table-cell table:number-columns-repeated="8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8" calcext:value-type="float">
            <text:p>1879476208</text:p>
          </table:table-cell>
          <table:table-cell office:value-type="string" calcext:value-type="string">
            <text:p>Engrav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4"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3" calcext:value-type="float">
            <text:p>1879476213</text:p>
          </table:table-cell>
          <table:table-cell office:value-type="string" calcext:value-type="string">
            <text:p>Polish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6" calcext:value-type="float">
            <text:p>1879476216</text:p>
          </table:table-cell>
          <table:table-cell office:value-type="string" calcext:value-type="string">
            <text:p>Polish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0" calcext:value-type="float">
            <text:p>1879476220</text:p>
          </table:table-cell>
          <table:table-cell office:value-type="string" calcext:value-type="string">
            <text:p>Bolster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1" calcext:value-type="float">
            <text:p>1879476221</text:p>
          </table:table-cell>
          <table:table-cell office:value-type="string" calcext:value-type="string">
            <text:p>Engrav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10790" calcext:value-type="float">
            <text:p>10790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3" calcext:value-type="float">
            <text:p>1879476403</text:p>
          </table:table-cell>
          <table:table-cell office:value-type="string" calcext:value-type="string">
            <text:p>Footman's Reinforced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6" calcext:value-type="float">
            <text:p>1879476406</text:p>
          </table:table-cell>
          <table:table-cell office:value-type="string" calcext:value-type="string">
            <text:p>Footman's Reinforced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07" calcext:value-type="float">
            <text:p>1879476407</text:p>
          </table:table-cell>
          <table:table-cell office:value-type="string" calcext:value-type="string">
            <text:p>Footman's Keen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0" calcext:value-type="float">
            <text:p>1879476410</text:p>
          </table:table-cell>
          <table:table-cell office:value-type="string" calcext:value-type="string">
            <text:p>Footman's Keen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3" calcext:value-type="float">
            <text:p>1879476413</text:p>
          </table:table-cell>
          <table:table-cell office:value-type="string" calcext:value-type="string">
            <text:p>Footman's Keen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9" calcext:value-type="float">
            <text:p>1879476419</text:p>
          </table:table-cell>
          <table:table-cell office:value-type="string" calcext:value-type="string">
            <text:p>Footman's Reinforced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1" calcext:value-type="float">
            <text:p>1879476421</text:p>
          </table:table-cell>
          <table:table-cell office:value-type="string" calcext:value-type="string">
            <text:p>Footman's Keen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23" calcext:value-type="float">
            <text:p>1879476423</text:p>
          </table:table-cell>
          <table:table-cell office:value-type="string" calcext:value-type="string">
            <text:p>Footman's Keen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4" calcext:value-type="float">
            <text:p>1879476424</text:p>
          </table:table-cell>
          <table:table-cell office:value-type="string" calcext:value-type="string">
            <text:p>Footman's Reinforced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6" calcext:value-type="float">
            <text:p>1879476426</text:p>
          </table:table-cell>
          <table:table-cell office:value-type="string" calcext:value-type="string">
            <text:p>Footman's Keen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1" calcext:value-type="float">
            <text:p>1879476431</text:p>
          </table:table-cell>
          <table:table-cell office:value-type="string" calcext:value-type="string">
            <text:p>Footman's Reinforced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2" calcext:value-type="float">
            <text:p>1879476432</text:p>
          </table:table-cell>
          <table:table-cell office:value-type="string" calcext:value-type="string">
            <text:p>Footman's Reinforced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29" calcext:value-type="float">
            <text:p>1879476629</text:p>
          </table:table-cell>
          <table:table-cell office:value-type="string" calcext:value-type="string">
            <text:p>Guardsman's Keen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54" calcext:value-type="float">
            <text:p>1879476654</text:p>
          </table:table-cell>
          <table:table-cell office:value-type="string" calcext:value-type="string">
            <text:p>Guardsman's Keen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58" calcext:value-type="float">
            <text:p>1879476658</text:p>
          </table:table-cell>
          <table:table-cell office:value-type="string" calcext:value-type="string">
            <text:p>Guardsman's Reinforced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71" calcext:value-type="float">
            <text:p>1879476671</text:p>
          </table:table-cell>
          <table:table-cell office:value-type="string" calcext:value-type="string">
            <text:p>Guardsman's Keen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2" calcext:value-type="float">
            <text:p>1879476682</text:p>
          </table:table-cell>
          <table:table-cell office:value-type="string" calcext:value-type="string">
            <text:p>Guardsman's Reinforced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3" calcext:value-type="float">
            <text:p>1879476683</text:p>
          </table:table-cell>
          <table:table-cell office:value-type="string" calcext:value-type="string">
            <text:p>Guardsman's Keen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5" calcext:value-type="float">
            <text:p>1879476685</text:p>
          </table:table-cell>
          <table:table-cell office:value-type="string" calcext:value-type="string">
            <text:p>Guardsman's Reinforced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6" calcext:value-type="float">
            <text:p>1879476686</text:p>
          </table:table-cell>
          <table:table-cell office:value-type="string" calcext:value-type="string">
            <text:p>Guardsman's Reinforced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95" calcext:value-type="float">
            <text:p>1879476695</text:p>
          </table:table-cell>
          <table:table-cell office:value-type="string" calcext:value-type="string">
            <text:p>Guardsman's Reinforced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01" calcext:value-type="float">
            <text:p>1879476701</text:p>
          </table:table-cell>
          <table:table-cell office:value-type="string" calcext:value-type="string">
            <text:p>Guardsman's Reinforced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3" calcext:value-type="float">
            <text:p>1879476713</text:p>
          </table:table-cell>
          <table:table-cell office:value-type="string" calcext:value-type="string">
            <text:p>Guardsman's Keen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9" calcext:value-type="float">
            <text:p>1879476719</text:p>
          </table:table-cell>
          <table:table-cell office:value-type="string" calcext:value-type="string">
            <text:p>Guardsman's Keen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88" calcext:value-type="float">
            <text:p>1879477588</text:p>
          </table:table-cell>
          <table:table-cell office:value-type="string" calcext:value-type="string">
            <text:p>Fortifying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92" calcext:value-type="float">
            <text:p>1879477592</text:p>
          </table:table-cell>
          <table:table-cell office:value-type="string" calcext:value-type="string">
            <text:p>Versati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594" calcext:value-type="float">
            <text:p>1879477594</text:p>
          </table:table-cell>
          <table:table-cell office:value-type="string" calcext:value-type="string">
            <text:p>Forged Umbari Reinforced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595" calcext:value-type="float">
            <text:p>1879477595</text:p>
          </table:table-cell>
          <table:table-cell office:value-type="string" calcext:value-type="string">
            <text:p>Forged Umbari Invigorating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2" calcext:value-type="float">
            <text:p>1879477602</text:p>
          </table:table-cell>
          <table:table-cell office:value-type="string" calcext:value-type="string">
            <text:p>Forged Umbari Reinforced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3918" calcext:value-type="float">
            <text:p>3918</text:p>
          </table:table-cell>
          <table:table-cell table:style-name="ce1" office:value-type="float" office:value="5227" calcext:value-type="float">
            <text:p>5227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03" calcext:value-type="float">
            <text:p>1879477603</text:p>
          </table:table-cell>
          <table:table-cell office:value-type="string" calcext:value-type="string">
            <text:p>Forged Umbari Invigorating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04" calcext:value-type="float">
            <text:p>1879477604</text:p>
          </table:table-cell>
          <table:table-cell office:value-type="string" calcext:value-type="string">
            <text:p>Adept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9" calcext:value-type="float">
            <text:p>1879477609</text:p>
          </table:table-cell>
          <table:table-cell office:value-type="string" calcext:value-type="string">
            <text:p>Forged Umbari Forceful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7616" calcext:value-type="float">
            <text:p>1879477616</text:p>
          </table:table-cell>
          <table:table-cell office:value-type="string" calcext:value-type="string">
            <text:p>Master-crafted Helmet</text:p>
          </table:table-cell>
          <table:table-cell table:style-name="ce1" office:value-type="float" office:value="3527" calcext:value-type="float">
            <text:p>3527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22" calcext:value-type="float">
            <text:p>1879477622</text:p>
          </table:table-cell>
          <table:table-cell office:value-type="string" calcext:value-type="string">
            <text:p>Forged Umbari Forceful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23" calcext:value-type="float">
            <text:p>1879477623</text:p>
          </table:table-cell>
          <table:table-cell office:value-type="string" calcext:value-type="string">
            <text:p>Enduring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0" calcext:value-type="float">
            <text:p>1879477630</text:p>
          </table:table-cell>
          <table:table-cell office:value-type="string" calcext:value-type="string">
            <text:p>Durab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1" calcext:value-type="float">
            <text:p>1879477631</text:p>
          </table:table-cell>
          <table:table-cell office:value-type="string" calcext:value-type="string">
            <text:p>Skilled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8082" calcext:value-type="float">
            <text:p>1879478082</text:p>
          </table:table-cell>
          <table:table-cell office:value-type="string" calcext:value-type="string">
            <text:p>Stout Umbari Targe</text:p>
          </table:table-cell>
          <table:table-cell table:style-name="ce1" office:value-type="float" office:value="12761" calcext:value-type="float">
            <text:p>12761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4" calcext:value-type="float">
            <text:p>1879478084</text:p>
          </table:table-cell>
          <table:table-cell office:value-type="string" calcext:value-type="string">
            <text:p>Pristine Broad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8" calcext:value-type="float">
            <text:p>1879478088</text:p>
          </table:table-cell>
          <table:table-cell office:value-type="string" calcext:value-type="string">
            <text:p>Pristine Stout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89" calcext:value-type="float">
            <text:p>1879478089</text:p>
          </table:table-cell>
          <table:table-cell office:value-type="string" calcext:value-type="string">
            <text:p>Expertly Forged Broad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90" calcext:value-type="float">
            <text:p>1879478090</text:p>
          </table:table-cell>
          <table:table-cell office:value-type="string" calcext:value-type="string">
            <text:p>Forged Stout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97" calcext:value-type="float">
            <text:p>1879478097</text:p>
          </table:table-cell>
          <table:table-cell office:value-type="string" calcext:value-type="string">
            <text:p>Expertly Forged Stout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103" calcext:value-type="float">
            <text:p>1879478103</text:p>
          </table:table-cell>
          <table:table-cell office:value-type="string" calcext:value-type="string">
            <text:p>Forged Broad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6823" calcext:value-type="float">
            <text:p>1879476823</text:p>
          </table:table-cell>
          <table:table-cell office:value-type="string" calcext:value-type="string">
            <text:p>Footman's Brash Flute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2862" calcext:value-type="float">
            <text:p>2862</text:p>
          </table:table-cell>
          <table:table-cell table:number-columns-repeated="2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5" calcext:value-type="float">
            <text:p>1879476825</text:p>
          </table:table-cell>
          <table:table-cell office:value-type="string" calcext:value-type="string">
            <text:p>Guardsman's Brash Flute of the Moors</text:p>
          </table:table-cell>
          <table:table-cell table:number-columns-repeated="4"/>
          <table:table-cell table:style-name="ce1" office:value-type="float" office:value="263" calcext:value-type="float">
            <text:p>263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6" calcext:value-type="float">
            <text:p>1879476826</text:p>
          </table:table-cell>
          <table:table-cell office:value-type="string" calcext:value-type="string">
            <text:p>Guardsman's Brash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210959" calcext:value-type="float">
            <text:p>210959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8" calcext:value-type="float">
            <text:p>1879476828</text:p>
          </table:table-cell>
          <table:table-cell office:value-type="string" calcext:value-type="string">
            <text:p>Footman's Brash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19698" calcext:value-type="float">
            <text:p>19698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4" calcext:value-type="float">
            <text:p>1879476844</text:p>
          </table:table-cell>
          <table:table-cell office:value-type="string" calcext:value-type="string">
            <text:p>Guardsman's Vibrant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632082" calcext:value-type="float">
            <text:p>632082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5" calcext:value-type="float">
            <text:p>1879476845</text:p>
          </table:table-cell>
          <table:table-cell office:value-type="string" calcext:value-type="string">
            <text:p>Footman's Vibrant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590041" calcext:value-type="float">
            <text:p>590041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6" calcext:value-type="float">
            <text:p>1879476846</text:p>
          </table:table-cell>
          <table:table-cell office:value-type="string" calcext:value-type="string">
            <text:p>Guardsman's Vibrant Flute of the Moors</text:p>
          </table:table-cell>
          <table:table-cell table:number-columns-repeated="4"/>
          <table:table-cell table:style-name="ce1"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9" calcext:value-type="float">
            <text:p>1879476849</text:p>
          </table:table-cell>
          <table:table-cell office:value-type="string" calcext:value-type="string">
            <text:p>Footman's Vibrant Flute of the Moors</text:p>
          </table:table-cell>
          <table:table-cell table:number-columns-repeated="4"/>
          <table:table-cell table:style-name="ce1"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4551" calcext:value-type="float">
            <text:p>455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0" calcext:value-type="float">
            <text:p>1879478510</text:p>
          </table:table-cell>
          <table:table-cell office:value-type="string" calcext:value-type="string">
            <text:p>Umbari Theorbo of Fiery Chord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1" calcext:value-type="float">
            <text:p>1879478511</text:p>
          </table:table-cell>
          <table:table-cell office:value-type="string" calcext:value-type="string">
            <text:p>Pristine Umbari Theorbo of Restful Song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2" calcext:value-type="float">
            <text:p>1879478512</text:p>
          </table:table-cell>
          <table:table-cell office:value-type="string" calcext:value-type="string">
            <text:p>Umbari Theorbo of Precise Melod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3" calcext:value-type="float">
            <text:p>1879478513</text:p>
          </table:table-cell>
          <table:table-cell office:value-type="string" calcext:value-type="string">
            <text:p>Umbari Theorbo of Restful Song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5">
          <table:table-cell office:value-type="float" office:value="1879478514" calcext:value-type="float">
            <text:p>1879478514</text:p>
          </table:table-cell>
          <table:table-cell office:value-type="string" calcext:value-type="string">
            <text:p>Pristine Umbari Theorbo of Precise Melodies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5" calcext:value-type="float">
            <text:p>1879478515</text:p>
          </table:table-cell>
          <table:table-cell office:value-type="string" calcext:value-type="string">
            <text:p>Pristine Umbari Theorbo of Fiery Chord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6" calcext:value-type="float">
            <text:p>1879478516</text:p>
          </table:table-cell>
          <table:table-cell office:value-type="string" calcext:value-type="string">
            <text:p>Umbari Flute of Fiery Tun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7" calcext:value-type="float">
            <text:p>1879478517</text:p>
          </table:table-cell>
          <table:table-cell office:value-type="string" calcext:value-type="string">
            <text:p>Pristine Umbari Flute of Fiery Tun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8" calcext:value-type="float">
            <text:p>1879478518</text:p>
          </table:table-cell>
          <table:table-cell office:value-type="string" calcext:value-type="string">
            <text:p>Umbari Flute of Precise Shant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9" calcext:value-type="float">
            <text:p>1879478519</text:p>
          </table:table-cell>
          <table:table-cell office:value-type="string" calcext:value-type="string">
            <text:p>Enduring Umbari Feast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090824" calcext:value-type="float">
            <text:p>1879090824</text:p>
          </table:table-cell>
          <table:table-cell office:value-type="string" calcext:value-type="string">
            <text:p>Footman's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table:number-columns-repeated="2"/>
          <table:table-cell table:number-columns-repeated="2" table:style-name="ce1" office:value-type="float" office:value="3625" calcext:value-type="float">
            <text:p>3625</text:p>
          </table:table-cell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5" calcext:value-type="float">
            <text:p>1879090825</text:p>
          </table:table-cell>
          <table:table-cell office:value-type="string" calcext:value-type="string">
            <text:p>Esquire's Cloak</text:p>
          </table:table-cell>
          <table:table-cell table:style-name="ce1" office:value-type="float" office:value="8063" calcext:value-type="float">
            <text:p>8063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table:number-columns-repeated="2"/>
          <table:table-cell table:number-columns-repeated="2" table:style-name="ce1" office:value-type="float" office:value="3662" calcext:value-type="float">
            <text:p>3662</text:p>
          </table:table-cell>
          <table:table-cell table:style-name="ce1" office:value-type="float" office:value="4319" calcext:value-type="float">
            <text:p>4319</text:p>
          </table:table-cell>
          <table:table-cell table:number-columns-repeated="16"/>
          <table:table-cell office:value-type="float" office:value="506" calcext:value-type="float">
            <text:p>506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6" calcext:value-type="float">
            <text:p>1879090826</text:p>
          </table:table-cell>
          <table:table-cell office:value-type="string" calcext:value-type="string">
            <text:p>Guardsman's Cloak</text:p>
          </table:table-cell>
          <table:table-cell table:style-name="ce1" office:value-type="float" office:value="8145" calcext:value-type="float">
            <text:p>8145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table:number-columns-repeated="2"/>
          <table:table-cell table:number-columns-repeated="2" table:style-name="ce1" office:value-type="float" office:value="3699" calcext:value-type="float">
            <text:p>3699</text:p>
          </table:table-cell>
          <table:table-cell table:style-name="ce1" office:value-type="float" office:value="4376" calcext:value-type="float">
            <text:p>4376</text:p>
          </table:table-cell>
          <table:table-cell table:number-columns-repeated="16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7" calcext:value-type="float">
            <text:p>1879090827</text:p>
          </table:table-cell>
          <table:table-cell office:value-type="string" calcext:value-type="string">
            <text:p>Man-at-Arms Cloak</text:p>
          </table:table-cell>
          <table:table-cell table:style-name="ce1" office:value-type="float" office:value="8227" calcext:value-type="float">
            <text:p>8227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table:number-columns-repeated="2"/>
          <table:table-cell table:number-columns-repeated="2" table:style-name="ce1" office:value-type="float" office:value="3736" calcext:value-type="float">
            <text:p>3736</text:p>
          </table:table-cell>
          <table:table-cell table:style-name="ce1" office:value-type="float" office:value="4432" calcext:value-type="float">
            <text:p>4432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28" calcext:value-type="float">
            <text:p>1879090828</text:p>
          </table:table-cell>
          <table:table-cell office:value-type="string" calcext:value-type="string">
            <text:p>Sergeant of the Guard's Cloak</text:p>
          </table:table-cell>
          <table:table-cell table:style-name="ce1" office:value-type="float" office:value="8310" calcext:value-type="float">
            <text:p>8310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table:number-columns-repeated="2"/>
          <table:table-cell table:number-columns-repeated="2" table:style-name="ce1" office:value-type="float" office:value="3772" calcext:value-type="float">
            <text:p>3772</text:p>
          </table:table-cell>
          <table:table-cell table:style-name="ce1" office:value-type="float" office:value="4489" calcext:value-type="float">
            <text:p>4489</text:p>
          </table:table-cell>
          <table:table-cell table:number-columns-repeated="16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9" calcext:value-type="float">
            <text:p>1879090829</text:p>
          </table:table-cell>
          <table:table-cell office:value-type="string" calcext:value-type="string">
            <text:p>Sergeant-at-Arms Cloak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number-columns-repeated="2" table:style-name="ce1" office:value-type="float" office:value="3809" calcext:value-type="float">
            <text:p>3809</text:p>
          </table:table-cell>
          <table:table-cell table:style-name="ce1" office:value-type="float" office:value="4545" calcext:value-type="float">
            <text:p>4545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0" calcext:value-type="float">
            <text:p>1879090830</text:p>
          </table:table-cell>
          <table:table-cell office:value-type="string" calcext:value-type="string">
            <text:p>Master Guardsman's Cloak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table:number-columns-repeated="2"/>
          <table:table-cell table:number-columns-repeated="2" table:style-name="ce1" office:value-type="float" office:value="3846" calcext:value-type="float">
            <text:p>3846</text:p>
          </table:table-cell>
          <table:table-cell table:style-name="ce1" office:value-type="float" office:value="4602" calcext:value-type="float">
            <text:p>4602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1" calcext:value-type="float">
            <text:p>1879090831</text:p>
          </table:table-cell>
          <table:table-cell office:value-type="string" calcext:value-type="string">
            <text:p>Master-at-Arms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table:number-columns-repeated="2"/>
          <table:table-cell table:number-columns-repeated="2" table:style-name="ce1" office:value-type="float" office:value="3883" calcext:value-type="float">
            <text:p>3883</text:p>
          </table:table-cell>
          <table:table-cell table:style-name="ce1" office:value-type="float" office:value="4658" calcext:value-type="float">
            <text:p>4658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2" calcext:value-type="float">
            <text:p>1879090832</text:p>
          </table:table-cell>
          <table:table-cell office:value-type="string" calcext:value-type="string">
            <text:p>High Warden's Cloak</text:p>
          </table:table-cell>
          <table:table-cell table:style-name="ce1" office:value-type="float" office:value="9106" calcext:value-type="float">
            <text:p>9106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table:number-columns-repeated="2"/>
          <table:table-cell table:number-columns-repeated="2" table:style-name="ce1" office:value-type="float" office:value="3920" calcext:value-type="float">
            <text:p>3920</text:p>
          </table:table-cell>
          <table:table-cell table:style-name="ce1" office:value-type="float" office:value="5653" calcext:value-type="float">
            <text:p>5653</text:p>
          </table:table-cell>
          <table:table-cell table:number-columns-repeated="16"/>
          <table:table-cell office:value-type="float" office:value="513" calcext:value-type="float">
            <text:p>513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3" calcext:value-type="float">
            <text:p>1879090833</text:p>
          </table:table-cell>
          <table:table-cell office:value-type="string" calcext:value-type="string">
            <text:p>Lieutenant's Cloak</text:p>
          </table:table-cell>
          <table:table-cell table:style-name="ce1" office:value-type="float" office:value="9192" calcext:value-type="float">
            <text:p>9192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table:number-columns-repeated="2"/>
          <table:table-cell table:number-columns-repeated="2" table:style-name="ce1" office:value-type="float" office:value="3957" calcext:value-type="float">
            <text:p>3957</text:p>
          </table:table-cell>
          <table:table-cell table:style-name="ce1" office:value-type="float" office:value="5721" calcext:value-type="float">
            <text:p>5721</text:p>
          </table:table-cell>
          <table:table-cell table:number-columns-repeated="16"/>
          <table:table-cell office:value-type="float" office:value="514" calcext:value-type="float">
            <text:p>514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4" calcext:value-type="float">
            <text:p>1879090834</text:p>
          </table:table-cell>
          <table:table-cell office:value-type="string" calcext:value-type="string">
            <text:p>Commander's Cloak</text:p>
          </table:table-cell>
          <table:table-cell table:style-name="ce1" office:value-type="float" office:value="9278" calcext:value-type="float">
            <text:p>9278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table:style-name="ce1" office:value-type="float" office:value="3994" calcext:value-type="float">
            <text:p>3994</text:p>
          </table:table-cell>
          <table:table-cell table:style-name="ce1" office:value-type="float" office:value="5789" calcext:value-type="float">
            <text:p>5789</text:p>
          </table:table-cell>
          <table:table-cell table:number-columns-repeated="16"/>
          <table:table-cell office:value-type="float" office:value="515" calcext:value-type="float">
            <text:p>515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5" calcext:value-type="float">
            <text:p>1879090835</text:p>
          </table:table-cell>
          <table:table-cell office:value-type="string" calcext:value-type="string">
            <text:p>Third Marshal's Cloak</text:p>
          </table:table-cell>
          <table:table-cell table:style-name="ce1" office:value-type="float" office:value="9364" calcext:value-type="float">
            <text:p>9364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table:number-columns-repeated="2"/>
          <table:table-cell table:number-columns-repeated="2" table:style-name="ce1" office:value-type="float" office:value="4031" calcext:value-type="float">
            <text:p>4031</text:p>
          </table:table-cell>
          <table:table-cell table:style-name="ce1" office:value-type="float" office:value="5857" calcext:value-type="float">
            <text:p>5857</text:p>
          </table:table-cell>
          <table:table-cell table:number-columns-repeated="16"/>
          <table:table-cell office:value-type="float" office:value="516" calcext:value-type="float">
            <text:p>516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6" calcext:value-type="float">
            <text:p>1879090836</text:p>
          </table:table-cell>
          <table:table-cell office:value-type="string" calcext:value-type="string">
            <text:p>Second Marshal's Cloak</text:p>
          </table:table-cell>
          <table:table-cell table:style-name="ce1" office:value-type="float" office:value="9450" calcext:value-type="float">
            <text:p>9450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table:number-columns-repeated="2"/>
          <table:table-cell table:number-columns-repeated="2" table:style-name="ce1" office:value-type="float" office:value="4068" calcext:value-type="float">
            <text:p>4068</text:p>
          </table:table-cell>
          <table:table-cell table:style-name="ce1" office:value-type="float" office:value="5925" calcext:value-type="float">
            <text:p>5925</text:p>
          </table:table-cell>
          <table:table-cell table:number-columns-repeated="16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7" calcext:value-type="float">
            <text:p>1879090837</text:p>
          </table:table-cell>
          <table:table-cell office:value-type="string" calcext:value-type="string">
            <text:p>First Marshal's Cloak</text:p>
          </table:table-cell>
          <table:table-cell table:style-name="ce1" office:value-type="float" office:value="9536" calcext:value-type="float">
            <text:p>9536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table:number-columns-repeated="2"/>
          <table:table-cell table:number-columns-repeated="2" table:style-name="ce1" office:value-type="float" office:value="4105" calcext:value-type="float">
            <text:p>4105</text:p>
          </table:table-cell>
          <table:table-cell table:style-name="ce1" office:value-type="float" office:value="5993" calcext:value-type="float">
            <text:p>5993</text:p>
          </table:table-cell>
          <table:table-cell table:number-columns-repeated="16"/>
          <table:table-cell office:value-type="float" office:value="518" calcext:value-type="float">
            <text:p>518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8" calcext:value-type="float">
            <text:p>1879090838</text:p>
          </table:table-cell>
          <table:table-cell office:value-type="string" calcext:value-type="string">
            <text:p>Captain-General's Cloak</text:p>
          </table:table-cell>
          <table:table-cell table:style-name="ce1" office:value-type="float" office:value="9708" calcext:value-type="float">
            <text:p>9708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table:number-columns-repeated="2"/>
          <table:table-cell table:number-columns-repeated="2" table:style-name="ce1" office:value-type="float" office:value="4179" calcext:value-type="float">
            <text:p>4179</text:p>
          </table:table-cell>
          <table:table-cell table:style-name="ce1" office:value-type="float" office:value="6129" calcext:value-type="float">
            <text:p>6129</text:p>
          </table:table-cell>
          <table:table-cell table:number-columns-repeated="16"/>
          <table:table-cell office:value-type="float" office:value="520" calcext:value-type="float">
            <text:p>52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8" calcext:value-type="float">
            <text:p>1879444228</text:p>
          </table:table-cell>
          <table:table-cell office:value-type="string" calcext:value-type="string">
            <text:p>Enlightened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9" calcext:value-type="float">
            <text:p>1879444229</text:p>
          </table:table-cell>
          <table:table-cell office:value-type="string" calcext:value-type="string">
            <text:p>Enlightened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2" calcext:value-type="float">
            <text:p>1879444242</text:p>
          </table:table-cell>
          <table:table-cell office:value-type="string" calcext:value-type="string">
            <text:p>Enlightened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3" calcext:value-type="float">
            <text:p>1879444243</text:p>
          </table:table-cell>
          <table:table-cell office:value-type="string" calcext:value-type="string">
            <text:p>Enlightened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/>
          <table:table-cell table:style-name="ce1" office:value-type="float" office:value="2350" calcext:value-type="float">
            <text:p>2350</text:p>
          </table:table-cell>
          <table:table-cell table:number-columns-repeated="2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5" calcext:value-type="float">
            <text:p>1879444245</text:p>
          </table:table-cell>
          <table:table-cell office:value-type="string" calcext:value-type="string">
            <text:p>Soothing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10"/>
          <table:table-cell table:style-name="ce1" office:value-type="float" office:value="6466" calcext:value-type="float">
            <text:p>6466</text:p>
          </table:table-cell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6" calcext:value-type="float">
            <text:p>1879444246</text:p>
          </table:table-cell>
          <table:table-cell office:value-type="string" calcext:value-type="string">
            <text:p>Soothing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3"/>
          <table:table-cell table:style-name="ce1" office:value-type="float" office:value="2379" calcext:value-type="float">
            <text:p>2379</text:p>
          </table:table-cell>
          <table:table-cell table:number-columns-repeated="7"/>
          <table:table-cell table:style-name="ce1" office:value-type="float" office:value="5093" calcext:value-type="float">
            <text:p>5093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2" calcext:value-type="float">
            <text:p>1879444252</text:p>
          </table:table-cell>
          <table:table-cell office:value-type="string" calcext:value-type="string">
            <text:p>Enlightened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3" calcext:value-type="float">
            <text:p>1879444253</text:p>
          </table:table-cell>
          <table:table-cell office:value-type="string" calcext:value-type="string">
            <text:p>Soothing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7" calcext:value-type="float">
            <text:p>1879444257</text:p>
          </table:table-cell>
          <table:table-cell office:value-type="string" calcext:value-type="string">
            <text:p>Soothing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8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9" calcext:value-type="float">
            <text:p>1879444259</text:p>
          </table:table-cell>
          <table:table-cell office:value-type="string" calcext:value-type="string">
            <text:p>Soothing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2" calcext:value-type="float">
            <text:p>1879444262</text:p>
          </table:table-cell>
          <table:table-cell office:value-type="string" calcext:value-type="string">
            <text:p>Soothing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 table:number-columns-repeated="3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5" calcext:value-type="float">
            <text:p>1879444265</text:p>
          </table:table-cell>
          <table:table-cell office:value-type="string" calcext:value-type="string">
            <text:p>Enlightened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61711" calcext:value-type="float">
            <text:p>1879461711</text:p>
          </table:table-cell>
          <table:table-cell office:value-type="string" calcext:value-type="string">
            <text:p>Untested Cloak</text:p>
          </table:table-cell>
          <table:table-cell table:style-name="ce1" office:value-type="float" office:value="7652" calcext:value-type="float">
            <text:p>7652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 table:number-columns-repeated="2"/>
          <table:table-cell table:number-columns-repeated="2" table:style-name="ce1" office:value-type="float" office:value="3477" calcext:value-type="float">
            <text:p>3477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6" calcext:value-type="float">
            <text:p>1879475586</text:p>
          </table:table-cell>
          <table:table-cell office:value-type="string" calcext:value-type="string">
            <text:p>Superbly Woven Shoulder-pad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/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88" calcext:value-type="float">
            <text:p>1879475588</text:p>
          </table:table-cell>
          <table:table-cell office:value-type="string" calcext:value-type="string">
            <text:p>Stitched Gloves</text:p>
          </table:table-cell>
          <table:table-cell table:style-name="ce1" office:value-type="float" office:value="4336" calcext:value-type="float">
            <text:p>4336</text:p>
          </table:table-cell>
          <table:table-cell table:number-columns-repeated="2"/>
          <table:table-cell table:style-name="ce1" office:value-type="float" office:value="891" calcext:value-type="float">
            <text:p>89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5042" calcext:value-type="float">
            <text:p>5042</text:p>
          </table:table-cell>
          <table:table-cell table:number-columns-repeated="16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9" calcext:value-type="float">
            <text:p>1879475589</text:p>
          </table:table-cell>
          <table:table-cell office:value-type="string" calcext:value-type="string">
            <text:p>Deftly Stitched Shoulder-pads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1" calcext:value-type="float">
            <text:p>1879475591</text:p>
          </table:table-cell>
          <table:table-cell office:value-type="string" calcext:value-type="string">
            <text:p>Salvaged Silk Hood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2"/>
          <table:table-cell table:style-name="ce1" office:value-type="float" office:value="977" calcext:value-type="float">
            <text:p>977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2"/>
          <table:table-cell table:style-name="ce1" office:value-type="float" office:value="7372" calcext:value-type="float">
            <text:p>7372</text:p>
          </table:table-cell>
          <table:table-cell table:number-columns-repeated="14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4" calcext:value-type="float">
            <text:p>1879475594</text:p>
          </table:table-cell>
          <table:table-cell office:value-type="string" calcext:value-type="string">
            <text:p>Superbly Woven Shoes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99" calcext:value-type="float">
            <text:p>1879475599</text:p>
          </table:table-cell>
          <table:table-cell office:value-type="string" calcext:value-type="string">
            <text:p>Expertly Stitched Heavy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0" calcext:value-type="float">
            <text:p>1879475600</text:p>
          </table:table-cell>
          <table:table-cell office:value-type="string" calcext:value-type="string">
            <text:p>Finely Emboss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9" calcext:value-type="float">
            <text:p>1879475609</text:p>
          </table:table-cell>
          <table:table-cell office:value-type="string" calcext:value-type="string">
            <text:p>Deftly Stitched Gloves</text:p>
          </table:table-cell>
          <table:table-cell table:style-name="ce1" office:value-type="float" office:value="4292" calcext:value-type="float">
            <text:p>429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2" calcext:value-type="float">
            <text:p>1879475612</text:p>
          </table:table-cell>
          <table:table-cell office:value-type="string" calcext:value-type="string">
            <text:p>Deftly Stitched Leggings</text:p>
          </table:table-cell>
          <table:table-cell table:style-name="ce1" office:value-type="float" office:value="7423" calcext:value-type="float">
            <text:p>7423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6" calcext:value-type="float">
            <text:p>1879475616</text:p>
          </table:table-cell>
          <table:table-cell office:value-type="string" calcext:value-type="string">
            <text:p>Cloak of Elessar's Might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6"/>
          <table:table-cell table:style-name="ce1" office:value-type="float" office:value="8529" calcext:value-type="float">
            <text:p>8529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1">
          <table:table-cell office:value-type="float" office:value="1879475621" calcext:value-type="float">
            <text:p>1879475621</text:p>
          </table:table-cell>
          <table:table-cell office:value-type="string" calcext:value-type="string">
            <text:p>Stitch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4351" calcext:value-type="float">
            <text:p>4351</text:p>
          </table:table-cell>
          <table:table-cell table:number-columns-repeated="2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5" calcext:value-type="float">
            <text:p>1879475625</text:p>
          </table:table-cell>
          <table:table-cell office:value-type="string" calcext:value-type="string">
            <text:p>Salavaged Silk Shoes</text:p>
          </table:table-cell>
          <table:table-cell table:style-name="ce1" office:value-type="float" office:value="3742" calcext:value-type="float">
            <text:p>3742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style-name="ce1" office:value-type="float" office:value="5314" calcext:value-type="float">
            <text:p>5314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6" calcext:value-type="float">
            <text:p>1879475626</text:p>
          </table:table-cell>
          <table:table-cell office:value-type="string" calcext:value-type="string">
            <text:p>Reinforced Heavy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number-columns-repeated="2"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2" calcext:value-type="float">
            <text:p>1879475632</text:p>
          </table:table-cell>
          <table:table-cell office:value-type="string" calcext:value-type="string">
            <text:p>Stitched Silk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5805" calcext:value-type="float">
            <text:p>5805</text:p>
          </table:table-cell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3" calcext:value-type="float">
            <text:p>1879475633</text:p>
          </table:table-cell>
          <table:table-cell office:value-type="string" calcext:value-type="string">
            <text:p>Treated Leather Cloak</text:p>
          </table:table-cell>
          <table:table-cell table:style-name="ce1" office:value-type="float" office:value="7981" calcext:value-type="float">
            <text:p>7981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35" calcext:value-type="float">
            <text:p>1879475635</text:p>
          </table:table-cell>
          <table:table-cell office:value-type="string" calcext:value-type="string">
            <text:p>Deftly Stitch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3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6" calcext:value-type="float">
            <text:p>1879475636</text:p>
          </table:table-cell>
          <table:table-cell office:value-type="string" calcext:value-type="string">
            <text:p>Expertly Etched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9" calcext:value-type="float">
            <text:p>1879475639</text:p>
          </table:table-cell>
          <table:table-cell office:value-type="string" calcext:value-type="string">
            <text:p>Salvaged Silk Trousers</text:p>
          </table:table-cell>
          <table:table-cell table:style-name="ce1" office:value-type="float" office:value="7889" calcext:value-type="float">
            <text:p>7889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2" calcext:value-type="float">
            <text:p>1879475642</text:p>
          </table:table-cell>
          <table:table-cell office:value-type="string" calcext:value-type="string">
            <text:p>Salvaged Silk Gloves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2"/>
          <table:table-cell table:style-name="ce1" office:value-type="float" office:value="964" calcext:value-type="float">
            <text:p>96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5" calcext:value-type="float">
            <text:p>1879475645</text:p>
          </table:table-cell>
          <table:table-cell office:value-type="string" calcext:value-type="string">
            <text:p>Deftly Stitched Hood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2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0" calcext:value-type="float">
            <text:p>1879475650</text:p>
          </table:table-cell>
          <table:table-cell office:value-type="string" calcext:value-type="string">
            <text:p>Stitched Shoes</text:p>
          </table:table-cell>
          <table:table-cell table:style-name="ce1" office:value-type="float" office:value="3486" calcext:value-type="float">
            <text:p>3486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3"/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4838" calcext:value-type="float">
            <text:p>4838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7" calcext:value-type="float">
            <text:p>1879475657</text:p>
          </table:table-cell>
          <table:table-cell office:value-type="string" calcext:value-type="string">
            <text:p>Deftly Stitched Robe</text:p>
          </table:table-cell>
          <table:table-cell table:style-name="ce1" office:value-type="float" office:value="8884" calcext:value-type="float">
            <text:p>888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61" calcext:value-type="float">
            <text:p>1879475661</text:p>
          </table:table-cell>
          <table:table-cell office:value-type="string" calcext:value-type="string">
            <text:p>Salvaged Silk Shoulder-pads</text:p>
          </table:table-cell>
          <table:table-cell table:style-name="ce1" office:value-type="float" office:value="2443" calcext:value-type="float">
            <text:p>2443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63" calcext:value-type="float">
            <text:p>1879475663</text:p>
          </table:table-cell>
          <table:table-cell office:value-type="string" calcext:value-type="string">
            <text:p>Deftly Stitched Shoes</text:p>
          </table:table-cell>
          <table:table-cell table:style-name="ce1" office:value-type="float" office:value="3559" calcext:value-type="float">
            <text:p>355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6" calcext:value-type="float">
            <text:p>1879475676</text:p>
          </table:table-cell>
          <table:table-cell office:value-type="string" calcext:value-type="string">
            <text:p>Cloak of Elessar's Guile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7" calcext:value-type="float">
            <text:p>1879475677</text:p>
          </table:table-cell>
          <table:table-cell office:value-type="string" calcext:value-type="string">
            <text:p>Cloak of Elessar's Will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/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78" calcext:value-type="float">
            <text:p>1879475678</text:p>
          </table:table-cell>
          <table:table-cell office:value-type="string" calcext:value-type="string">
            <text:p>Superbly Woven Glove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1" calcext:value-type="float">
            <text:p>1879475681</text:p>
          </table:table-cell>
          <table:table-cell office:value-type="string" calcext:value-type="string">
            <text:p>Superbly Woven Robe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3" calcext:value-type="float">
            <text:p>1879475683</text:p>
          </table:table-cell>
          <table:table-cell office:value-type="string" calcext:value-type="string">
            <text:p>Superbly Woven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5" calcext:value-type="float">
            <text:p>1879475685</text:p>
          </table:table-cell>
          <table:table-cell office:value-type="string" calcext:value-type="string">
            <text:p>Stitched Trousers</text:p>
          </table:table-cell>
          <table:table-cell table:style-name="ce1" office:value-type="float" office:value="7345" calcext:value-type="float">
            <text:p>734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7"/>
          <table:table-cell table:style-name="ce1" office:value-type="float" office:value="6892" calcext:value-type="float">
            <text:p>6892</text:p>
          </table:table-cell>
          <table:table-cell table:number-columns-repeated="11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9" calcext:value-type="float">
            <text:p>1879475689</text:p>
          </table:table-cell>
          <table:table-cell office:value-type="string" calcext:value-type="string">
            <text:p>Salvaged Silk Robe</text:p>
          </table:table-cell>
          <table:table-cell table:style-name="ce1" office:value-type="float" office:value="9251" calcext:value-type="float">
            <text:p>9251</text:p>
          </table:table-cell>
          <table:table-cell table:number-columns-repeated="2"/>
          <table:table-cell table:style-name="ce1" office:value-type="float" office:value="928" calcext:value-type="float">
            <text:p>928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96" calcext:value-type="float">
            <text:p>1879475696</text:p>
          </table:table-cell>
          <table:table-cell office:value-type="string" calcext:value-type="string">
            <text:p>Salvaged Heavy Cloak</text:p>
          </table:table-cell>
          <table:table-cell table:style-name="ce1" office:value-type="float" office:value="7981" calcext:value-type="float">
            <text:p>7981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99" calcext:value-type="float">
            <text:p>1879475699</text:p>
          </table:table-cell>
          <table:table-cell office:value-type="string" calcext:value-type="string">
            <text:p>Superbly Woven Leggings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0" calcext:value-type="float">
            <text:p>1879475700</text:p>
          </table:table-cell>
          <table:table-cell office:value-type="string" calcext:value-type="string">
            <text:p>Stitched Shoulder-pads</text:p>
          </table:table-cell>
          <table:table-cell table:style-name="ce1" office:value-type="float" office:value="2253" calcext:value-type="float">
            <text:p>2253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table:style-name="ce1" office:value-type="float" office:value="4106" calcext:value-type="float">
            <text:p>4106</text:p>
          </table:table-cell>
          <table:table-cell table:number-columns-repeated="7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6" calcext:value-type="float">
            <text:p>1879475706</text:p>
          </table:table-cell>
          <table:table-cell office:value-type="string" calcext:value-type="string">
            <text:p>Superbly Woven Hood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1556" calcext:value-type="float">
            <text:p>1556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1" calcext:value-type="float">
            <text:p>1879476171</text:p>
          </table:table-cell>
          <table:table-cell office:value-type="string" calcext:value-type="string">
            <text:p>Ancient Silk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3" calcext:value-type="float">
            <text:p>1879476173</text:p>
          </table:table-cell>
          <table:table-cell office:value-type="string" calcext:value-type="string">
            <text:p>Finely Stitched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6" calcext:value-type="float">
            <text:p>1879476176</text:p>
          </table:table-cell>
          <table:table-cell office:value-type="string" calcext:value-type="string">
            <text:p>Finely Stitched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3883" calcext:value-type="float">
            <text:p>3883</text:p>
          </table:table-cell>
          <table:table-cell table:number-columns-repeated="3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7" calcext:value-type="float">
            <text:p>1879476177</text:p>
          </table:table-cell>
          <table:table-cell office:value-type="string" calcext:value-type="string">
            <text:p>Finely Stitched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6520" calcext:value-type="float">
            <text:p>6520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8" calcext:value-type="float">
            <text:p>1879476178</text:p>
          </table:table-cell>
          <table:table-cell office:value-type="string" calcext:value-type="string">
            <text:p>Finely Stitched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0" calcext:value-type="float">
            <text:p>1879476180</text:p>
          </table:table-cell>
          <table:table-cell office:value-type="string" calcext:value-type="string">
            <text:p>Elegantly Woven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1" calcext:value-type="float">
            <text:p>1879476181</text:p>
          </table:table-cell>
          <table:table-cell office:value-type="string" calcext:value-type="string">
            <text:p>Ancient Silk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86" calcext:value-type="float">
            <text:p>1879476186</text:p>
          </table:table-cell>
          <table:table-cell office:value-type="string" calcext:value-type="string">
            <text:p>Elegantly Woven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4661" calcext:value-type="float">
            <text:p>4661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91" calcext:value-type="float">
            <text:p>1879476191</text:p>
          </table:table-cell>
          <table:table-cell office:value-type="string" calcext:value-type="string">
            <text:p>Elegantly Woven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99" calcext:value-type="float">
            <text:p>1879476199</text:p>
          </table:table-cell>
          <table:table-cell office:value-type="string" calcext:value-type="string">
            <text:p>Elegantly Woven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00" calcext:value-type="float">
            <text:p>1879476200</text:p>
          </table:table-cell>
          <table:table-cell office:value-type="string" calcext:value-type="string">
            <text:p>Finely Stitched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3" calcext:value-type="float">
            <text:p>1879476203</text:p>
          </table:table-cell>
          <table:table-cell office:value-type="string" calcext:value-type="string">
            <text:p>Ancient Silk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4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4" calcext:value-type="float">
            <text:p>1879476204</text:p>
          </table:table-cell>
          <table:table-cell office:value-type="string" calcext:value-type="string">
            <text:p>Ancient Silk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12" calcext:value-type="float">
            <text:p>1879476212</text:p>
          </table:table-cell>
          <table:table-cell office:value-type="string" calcext:value-type="string">
            <text:p>Elegantly Woven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4" calcext:value-type="float">
            <text:p>1879476214</text:p>
          </table:table-cell>
          <table:table-cell office:value-type="string" calcext:value-type="string">
            <text:p>Elegantly Woven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7" calcext:value-type="float">
            <text:p>1879476217</text:p>
          </table:table-cell>
          <table:table-cell office:value-type="string" calcext:value-type="string">
            <text:p>Ancient Silk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9" calcext:value-type="float">
            <text:p>1879476219</text:p>
          </table:table-cell>
          <table:table-cell office:value-type="string" calcext:value-type="string">
            <text:p>Ancient Silk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7676" calcext:value-type="float">
            <text:p>7676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22" calcext:value-type="float">
            <text:p>1879476222</text:p>
          </table:table-cell>
          <table:table-cell office:value-type="string" calcext:value-type="string">
            <text:p>Finely Stitched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398" calcext:value-type="float">
            <text:p>1879476398</text:p>
          </table:table-cell>
          <table:table-cell office:value-type="string" calcext:value-type="string">
            <text:p>Footman's Keen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0" calcext:value-type="float">
            <text:p>1879476400</text:p>
          </table:table-cell>
          <table:table-cell office:value-type="string" calcext:value-type="string">
            <text:p>Footman's Keen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1" calcext:value-type="float">
            <text:p>1879476401</text:p>
          </table:table-cell>
          <table:table-cell office:value-type="string" calcext:value-type="string">
            <text:p>Footman's Reinforced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5" calcext:value-type="float">
            <text:p>1879476405</text:p>
          </table:table-cell>
          <table:table-cell office:value-type="string" calcext:value-type="string">
            <text:p>Footman's Keen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8" calcext:value-type="float">
            <text:p>1879476408</text:p>
          </table:table-cell>
          <table:table-cell office:value-type="string" calcext:value-type="string">
            <text:p>Footman's Keen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9" calcext:value-type="float">
            <text:p>1879476409</text:p>
          </table:table-cell>
          <table:table-cell office:value-type="string" calcext:value-type="string">
            <text:p>Footman's Reinforced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1" calcext:value-type="float">
            <text:p>1879476411</text:p>
          </table:table-cell>
          <table:table-cell office:value-type="string" calcext:value-type="string">
            <text:p>Footman's Reinforced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2" calcext:value-type="float">
            <text:p>1879476412</text:p>
          </table:table-cell>
          <table:table-cell office:value-type="string" calcext:value-type="string">
            <text:p>Footman's Reinforced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5" calcext:value-type="float">
            <text:p>1879476415</text:p>
          </table:table-cell>
          <table:table-cell office:value-type="string" calcext:value-type="string">
            <text:p>Footman's Keen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8" calcext:value-type="float">
            <text:p>1879476418</text:p>
          </table:table-cell>
          <table:table-cell office:value-type="string" calcext:value-type="string">
            <text:p>Footman's Reinforced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30" calcext:value-type="float">
            <text:p>1879476430</text:p>
          </table:table-cell>
          <table:table-cell office:value-type="string" calcext:value-type="string">
            <text:p>Footman's Keen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33" calcext:value-type="float">
            <text:p>1879476433</text:p>
          </table:table-cell>
          <table:table-cell office:value-type="string" calcext:value-type="string">
            <text:p>Footman's Reinforced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17" calcext:value-type="float">
            <text:p>1879476617</text:p>
          </table:table-cell>
          <table:table-cell office:value-type="string" calcext:value-type="string">
            <text:p>Guardsman's Keen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3" calcext:value-type="float">
            <text:p>1879476623</text:p>
          </table:table-cell>
          <table:table-cell office:value-type="string" calcext:value-type="string">
            <text:p>Guardsman's Keen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26" calcext:value-type="float">
            <text:p>1879476626</text:p>
          </table:table-cell>
          <table:table-cell office:value-type="string" calcext:value-type="string">
            <text:p>Guardsman's Reinforced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7" calcext:value-type="float">
            <text:p>1879476627</text:p>
          </table:table-cell>
          <table:table-cell office:value-type="string" calcext:value-type="string">
            <text:p>Guardsman's Keen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40" calcext:value-type="float">
            <text:p>1879476640</text:p>
          </table:table-cell>
          <table:table-cell office:value-type="string" calcext:value-type="string">
            <text:p>Guardsman's Reinforced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59" calcext:value-type="float">
            <text:p>1879476659</text:p>
          </table:table-cell>
          <table:table-cell office:value-type="string" calcext:value-type="string">
            <text:p>Guardsman's Keen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78" calcext:value-type="float">
            <text:p>1879476678</text:p>
          </table:table-cell>
          <table:table-cell office:value-type="string" calcext:value-type="string">
            <text:p>Guardsman's Keen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88" calcext:value-type="float">
            <text:p>1879476688</text:p>
          </table:table-cell>
          <table:table-cell office:value-type="string" calcext:value-type="string">
            <text:p>Guardsman's Keen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0" calcext:value-type="float">
            <text:p>1879476690</text:p>
          </table:table-cell>
          <table:table-cell office:value-type="string" calcext:value-type="string">
            <text:p>Guardsman's Reinforced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3" calcext:value-type="float">
            <text:p>1879476693</text:p>
          </table:table-cell>
          <table:table-cell office:value-type="string" calcext:value-type="string">
            <text:p>Guardsman's Reinforced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9" calcext:value-type="float">
            <text:p>1879476699</text:p>
          </table:table-cell>
          <table:table-cell office:value-type="string" calcext:value-type="string">
            <text:p>Guardsman's Reinforced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720" calcext:value-type="float">
            <text:p>1879476720</text:p>
          </table:table-cell>
          <table:table-cell office:value-type="string" calcext:value-type="string">
            <text:p>Guardsman's Reinforced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89" calcext:value-type="float">
            <text:p>1879477589</text:p>
          </table:table-cell>
          <table:table-cell office:value-type="string" calcext:value-type="string">
            <text:p>Enduring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591" calcext:value-type="float">
            <text:p>1879477591</text:p>
          </table:table-cell>
          <table:table-cell office:value-type="string" calcext:value-type="string">
            <text:p>Adept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7" calcext:value-type="float">
            <text:p>1879477597</text:p>
          </table:table-cell>
          <table:table-cell office:value-type="string" calcext:value-type="string">
            <text:p>Durab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8" calcext:value-type="float">
            <text:p>1879477598</text:p>
          </table:table-cell>
          <table:table-cell office:value-type="string" calcext:value-type="string">
            <text:p>Skilled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0" calcext:value-type="float">
            <text:p>1879477600</text:p>
          </table:table-cell>
          <table:table-cell office:value-type="string" calcext:value-type="string">
            <text:p>Stiched Umbari Hope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05" calcext:value-type="float">
            <text:p>1879477605</text:p>
          </table:table-cell>
          <table:table-cell office:value-type="string" calcext:value-type="string">
            <text:p>Versati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7" calcext:value-type="float">
            <text:p>1879477607</text:p>
          </table:table-cell>
          <table:table-cell office:value-type="string" calcext:value-type="string">
            <text:p>Stiched Umbari Empowering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08" calcext:value-type="float">
            <text:p>1879477608</text:p>
          </table:table-cell>
          <table:table-cell office:value-type="string" calcext:value-type="string">
            <text:p>Master-craft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0" calcext:value-type="float">
            <text:p>1879477610</text:p>
          </table:table-cell>
          <table:table-cell office:value-type="string" calcext:value-type="string">
            <text:p>Stiched Umbari Empowering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5" calcext:value-type="float">
            <text:p>1879477615</text:p>
          </table:table-cell>
          <table:table-cell office:value-type="string" calcext:value-type="string">
            <text:p>Stiched Umbari Thought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18" calcext:value-type="float">
            <text:p>1879477618</text:p>
          </table:table-cell>
          <table:table-cell office:value-type="string" calcext:value-type="string">
            <text:p>Fortifying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1" calcext:value-type="float">
            <text:p>1879477621</text:p>
          </table:table-cell>
          <table:table-cell office:value-type="string" calcext:value-type="string">
            <text:p>Stiched Umbari Hope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4" calcext:value-type="float">
            <text:p>1879477624</text:p>
          </table:table-cell>
          <table:table-cell office:value-type="string" calcext:value-type="string">
            <text:p>Stiched Umbari Thought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44224" calcext:value-type="float">
            <text:p>1879444224</text:p>
          </table:table-cell>
          <table:table-cell office:value-type="string" calcext:value-type="string">
            <text:p>Swift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26" calcext:value-type="float">
            <text:p>1879444226</text:p>
          </table:table-cell>
          <table:table-cell office:value-type="string" calcext:value-type="string">
            <text:p>Swift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/>
          <table:table-cell table:style-name="ce1" office:value-type="float" office:value="3821" calcext:value-type="float">
            <text:p>382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0" calcext:value-type="float">
            <text:p>1879444230</text:p>
          </table:table-cell>
          <table:table-cell office:value-type="string" calcext:value-type="string">
            <text:p>Swift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31" calcext:value-type="float">
            <text:p>1879444231</text:p>
          </table:table-cell>
          <table:table-cell office:value-type="string" calcext:value-type="string">
            <text:p>Swift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3" calcext:value-type="float">
            <text:p>1879444233</text:p>
          </table:table-cell>
          <table:table-cell office:value-type="string" calcext:value-type="string">
            <text:p>Warding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5" calcext:value-type="float">
            <text:p>1879444235</text:p>
          </table:table-cell>
          <table:table-cell office:value-type="string" calcext:value-type="string">
            <text:p>Swift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8" calcext:value-type="float">
            <text:p>1879444238</text:p>
          </table:table-cell>
          <table:table-cell office:value-type="string" calcext:value-type="string">
            <text:p>Warding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4" calcext:value-type="float">
            <text:p>1879444244</text:p>
          </table:table-cell>
          <table:table-cell office:value-type="string" calcext:value-type="string">
            <text:p>Warding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47" calcext:value-type="float">
            <text:p>1879444247</text:p>
          </table:table-cell>
          <table:table-cell office:value-type="string" calcext:value-type="string">
            <text:p>Swift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9" calcext:value-type="float">
            <text:p>1879444249</text:p>
          </table:table-cell>
          <table:table-cell office:value-type="string" calcext:value-type="string">
            <text:p>Warding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0" calcext:value-type="float">
            <text:p>1879444260</text:p>
          </table:table-cell>
          <table:table-cell office:value-type="string" calcext:value-type="string">
            <text:p>Warding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4" calcext:value-type="float">
            <text:p>1879444264</text:p>
          </table:table-cell>
          <table:table-cell office:value-type="string" calcext:value-type="string">
            <text:p>Warding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595" calcext:value-type="float">
            <text:p>1879475595</text:p>
          </table:table-cell>
          <table:table-cell office:value-type="string" calcext:value-type="string">
            <text:p>Expertly Etched Leather Boots</text:p>
          </table:table-cell>
          <table:table-cell table:style-name="ce1" office:value-type="float" office:value="5132" calcext:value-type="float">
            <text:p>5132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01" calcext:value-type="float">
            <text:p>1879475601</text:p>
          </table:table-cell>
          <table:table-cell office:value-type="string" calcext:value-type="string">
            <text:p>Well-preserved Leather Helmet</text:p>
          </table:table-cell>
          <table:table-cell table:style-name="ce1" office:value-type="float" office:value="3107" calcext:value-type="float">
            <text:p>3107</text:p>
          </table:table-cell>
          <table:table-cell/>
          <table:table-cell table:style-name="ce1" office:value-type="float" office:value="977" calcext:value-type="float">
            <text:p>977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4617" calcext:value-type="float">
            <text:p>4617</text:p>
          </table:table-cell>
          <table:table-cell table:number-columns-repeated="18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2" calcext:value-type="float">
            <text:p>1879475602</text:p>
          </table:table-cell>
          <table:table-cell office:value-type="string" calcext:value-type="string">
            <text:p>Treated Leather Arm-guards</text:p>
          </table:table-cell>
          <table:table-cell table:style-name="ce1" office:value-type="float" office:value="5402" calcext:value-type="float">
            <text:p>5402</text:p>
          </table:table-cell>
          <table:table-cell/>
          <table:table-cell table:style-name="ce1" office:value-type="float" office:value="891" calcext:value-type="float">
            <text:p>891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4"/>
          <table:table-cell table:style-name="ce1" office:value-type="float" office:value="5042" calcext:value-type="float">
            <text:p>5042</text:p>
          </table:table-cell>
          <table:table-cell table:number-columns-repeated="3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6" calcext:value-type="float">
            <text:p>1879475606</text:p>
          </table:table-cell>
          <table:table-cell office:value-type="string" calcext:value-type="string">
            <text:p>Treated Leather Leggings</text:p>
          </table:table-cell>
          <table:table-cell table:style-name="ce1" office:value-type="float" office:value="9153" calcext:value-type="float">
            <text:p>9153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8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19" calcext:value-type="float">
            <text:p>1879475619</text:p>
          </table:table-cell>
          <table:table-cell office:value-type="string" calcext:value-type="string">
            <text:p>Embossed Leather Leggings</text:p>
          </table:table-cell>
          <table:table-cell table:style-name="ce1" office:value-type="float" office:value="9250" calcext:value-type="float">
            <text:p>925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0" calcext:value-type="float">
            <text:p>1879475620</text:p>
          </table:table-cell>
          <table:table-cell office:value-type="string" calcext:value-type="string">
            <text:p>Treated Leather Harness</text:p>
          </table:table-cell>
          <table:table-cell table:style-name="ce1" office:value-type="float" office:value="2809" calcext:value-type="float">
            <text:p>2809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4" calcext:value-type="float">
            <text:p>1879475624</text:p>
          </table:table-cell>
          <table:table-cell office:value-type="string" calcext:value-type="string">
            <text:p>Expertly Etched Leather Helm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30" calcext:value-type="float">
            <text:p>1879475630</text:p>
          </table:table-cell>
          <table:table-cell office:value-type="string" calcext:value-type="string">
            <text:p>Treated Leather Helmet</text:p>
          </table:table-cell>
          <table:table-cell table:style-name="ce1" office:value-type="float" office:value="2928" calcext:value-type="float">
            <text:p>2928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style-name="ce1" office:value-type="float" office:value="4289" calcext:value-type="float">
            <text:p>4289</text:p>
          </table:table-cell>
          <table:table-cell/>
          <table:table-cell table:style-name="ce1" office:value-type="float" office:value="4351" calcext:value-type="float">
            <text:p>4351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43" calcext:value-type="float">
            <text:p>1879475643</text:p>
          </table:table-cell>
          <table:table-cell office:value-type="string" calcext:value-type="string">
            <text:p>Embossed Leather Arm-guards</text:p>
          </table:table-cell>
          <table:table-cell table:style-name="ce1" office:value-type="float" office:value="5346" calcext:value-type="float">
            <text:p>534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46" calcext:value-type="float">
            <text:p>1879475646</text:p>
          </table:table-cell>
          <table:table-cell office:value-type="string" calcext:value-type="string">
            <text:p>Embossed Leather Boots</text:p>
          </table:table-cell>
          <table:table-cell table:style-name="ce1" office:value-type="float" office:value="4428" calcext:value-type="float">
            <text:p>4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7" calcext:value-type="float">
            <text:p>1879475647</text:p>
          </table:table-cell>
          <table:table-cell office:value-type="string" calcext:value-type="string">
            <text:p>Well-preserved Leather Harness</text:p>
          </table:table-cell>
          <table:table-cell table:style-name="ce1" office:value-type="float" office:value="3048" calcext:value-type="float">
            <text:p>3048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number-columns-repeated="4"/>
          <table:table-cell table:style-name="ce1" office:value-type="float" office:value="5382" calcext:value-type="float">
            <text:p>5382</text:p>
          </table:table-cell>
          <table:table-cell table:number-columns-repeated="4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8" calcext:value-type="float">
            <text:p>1879475648</text:p>
          </table:table-cell>
          <table:table-cell office:value-type="string" calcext:value-type="string">
            <text:p>Expertly Etched Leather Gloves</text:p>
          </table:table-cell>
          <table:table-cell table:style-name="ce1" office:value-type="float" office:value="6265" calcext:value-type="float">
            <text:p>626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58" calcext:value-type="float">
            <text:p>1879475658</text:p>
          </table:table-cell>
          <table:table-cell office:value-type="string" calcext:value-type="string">
            <text:p>Well-preserved Leather Arm-guards</text:p>
          </table:table-cell>
          <table:table-cell table:style-name="ce1" office:value-type="float" office:value="5735" calcext:value-type="float">
            <text:p>5735</text:p>
          </table:table-cell>
          <table:table-cell/>
          <table:table-cell table:style-name="ce1" office:value-type="float" office:value="964" calcext:value-type="float">
            <text:p>964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64" calcext:value-type="float">
            <text:p>1879475664</text:p>
          </table:table-cell>
          <table:table-cell office:value-type="string" calcext:value-type="string">
            <text:p>Embossed Leather Shoulder-pads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/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66" calcext:value-type="float">
            <text:p>1879475666</text:p>
          </table:table-cell>
          <table:table-cell office:value-type="string" calcext:value-type="string">
            <text:p>Expertly Etched Leather Harness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style-name="ce1" office:value-type="float" office:value="1541" calcext:value-type="float">
            <text:p>1541</text:p>
          </table:table-cell>
          <table:table-cell/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4" calcext:value-type="float">
            <text:p>1879475674</text:p>
          </table:table-cell>
          <table:table-cell office:value-type="string" calcext:value-type="string">
            <text:p>Well-preserved Leather Boots</text:p>
          </table:table-cell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7102" calcext:value-type="float">
            <text:p>7102</text:p>
          </table:table-cell>
          <table:table-cell table:number-columns-repeated="14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9" calcext:value-type="float">
            <text:p>1879475679</text:p>
          </table:table-cell>
          <table:table-cell office:value-type="string" calcext:value-type="string">
            <text:p>Embossed Leather Helmet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/>
          <table:table-cell table:style-name="ce1" office:value-type="float" office:value="2492" calcext:value-type="float">
            <text:p>249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88" calcext:value-type="float">
            <text:p>1879475688</text:p>
          </table:table-cell>
          <table:table-cell office:value-type="string" calcext:value-type="string">
            <text:p>Well-preserved Leather Trousers</text:p>
          </table:table-cell>
          <table:table-cell table:style-name="ce1" office:value-type="float" office:value="9830" calcext:value-type="float">
            <text:p>9830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/>
          <table:table-cell table:style-name="ce1" office:value-type="float" office:value="4529" calcext:value-type="float">
            <text:p>4529</text:p>
          </table:table-cell>
          <table:table-cell table:number-columns-repeated="18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1" calcext:value-type="float">
            <text:p>1879475691</text:p>
          </table:table-cell>
          <table:table-cell office:value-type="string" calcext:value-type="string">
            <text:p>Expertly Etched Leather Coat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2" calcext:value-type="float">
            <text:p>1879475692</text:p>
          </table:table-cell>
          <table:table-cell office:value-type="string" calcext:value-type="string">
            <text:p>Embossed Leather Jacket</text:p>
          </table:table-cell>
          <table:table-cell table:style-name="ce1" office:value-type="float" office:value="11142" calcext:value-type="float">
            <text:p>1114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7" calcext:value-type="float">
            <text:p>1879475697</text:p>
          </table:table-cell>
          <table:table-cell office:value-type="string" calcext:value-type="string">
            <text:p>Treated Leather Boots</text:p>
          </table:table-cell>
          <table:table-cell table:style-name="ce1" office:value-type="float" office:value="4336" calcext:value-type="float">
            <text:p>4336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2"/>
          <table:table-cell table:style-name="ce1" office:value-type="float" office:value="4174" calcext:value-type="float">
            <text:p>4174</text:p>
          </table:table-cell>
          <table:table-cell table:number-columns-repeated="3"/>
          <table:table-cell table:style-name="ce1" office:value-type="float" office:value="6470" calcext:value-type="float">
            <text:p>6470</text:p>
          </table:table-cell>
          <table:table-cell table:number-columns-repeated="14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8" calcext:value-type="float">
            <text:p>1879475698</text:p>
          </table:table-cell>
          <table:table-cell office:value-type="string" calcext:value-type="string">
            <text:p>Expertly Etched Leggings</text:p>
          </table:table-cell>
          <table:table-cell table:style-name="ce1" office:value-type="float" office:value="10694" calcext:value-type="float">
            <text:p>10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705" calcext:value-type="float">
            <text:p>1879475705</text:p>
          </table:table-cell>
          <table:table-cell office:value-type="string" calcext:value-type="string">
            <text:p>Well-preserved Leather Jacket</text:p>
          </table:table-cell>
          <table:table-cell table:style-name="ce1" office:value-type="float" office:value="11600" calcext:value-type="float">
            <text:p>11600</text:p>
          </table:table-cell>
          <table:table-cell/>
          <table:table-cell table:style-name="ce1" office:value-type="float" office:value="928" calcext:value-type="float">
            <text:p>928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style-name="ce1" office:value-type="float" office:value="4380" calcext:value-type="float">
            <text:p>4380</text:p>
          </table:table-cell>
          <table:table-cell/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69" calcext:value-type="float">
            <text:p>1879476169</text:p>
          </table:table-cell>
          <table:table-cell office:value-type="string" calcext:value-type="string">
            <text:p>Keen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2" calcext:value-type="float">
            <text:p>1879476172</text:p>
          </table:table-cell>
          <table:table-cell office:value-type="string" calcext:value-type="string">
            <text:p>Keen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4" calcext:value-type="float">
            <text:p>1879476174</text:p>
          </table:table-cell>
          <table:table-cell office:value-type="string" calcext:value-type="string">
            <text:p>Keen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9945" calcext:value-type="float">
            <text:p>9945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84" calcext:value-type="float">
            <text:p>1879476184</text:p>
          </table:table-cell>
          <table:table-cell office:value-type="string" calcext:value-type="string">
            <text:p>Finely Etched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5" calcext:value-type="float">
            <text:p>1879476185</text:p>
          </table:table-cell>
          <table:table-cell office:value-type="string" calcext:value-type="string">
            <text:p>Reinforc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8" calcext:value-type="float">
            <text:p>1879476188</text:p>
          </table:table-cell>
          <table:table-cell office:value-type="string" calcext:value-type="string">
            <text:p>Keen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9" calcext:value-type="float">
            <text:p>1879476189</text:p>
          </table:table-cell>
          <table:table-cell office:value-type="string" calcext:value-type="string">
            <text:p>Keen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90" calcext:value-type="float">
            <text:p>1879476190</text:p>
          </table:table-cell>
          <table:table-cell office:value-type="string" calcext:value-type="string">
            <text:p>Finely Etched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96" calcext:value-type="float">
            <text:p>1879476196</text:p>
          </table:table-cell>
          <table:table-cell office:value-type="string" calcext:value-type="string">
            <text:p>Finely Etch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2" calcext:value-type="float">
            <text:p>1879476202</text:p>
          </table:table-cell>
          <table:table-cell office:value-type="string" calcext:value-type="string">
            <text:p>Reinforced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5" calcext:value-type="float">
            <text:p>1879476205</text:p>
          </table:table-cell>
          <table:table-cell office:value-type="string" calcext:value-type="string">
            <text:p>Reinforced Leather Pauldron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6" calcext:value-type="float">
            <text:p>1879476206</text:p>
          </table:table-cell>
          <table:table-cell office:value-type="string" calcext:value-type="string">
            <text:p>Reinforced Leather Greave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5440" calcext:value-type="float">
            <text:p>5440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7" calcext:value-type="float">
            <text:p>1879476207</text:p>
          </table:table-cell>
          <table:table-cell office:value-type="string" calcext:value-type="string">
            <text:p>Finely Etched Leather Glove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09" calcext:value-type="float">
            <text:p>1879476209</text:p>
          </table:table-cell>
          <table:table-cell office:value-type="string" calcext:value-type="string">
            <text:p>Finely Etched Leather Coa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0" calcext:value-type="float">
            <text:p>1879476210</text:p>
          </table:table-cell>
          <table:table-cell office:value-type="string" calcext:value-type="string">
            <text:p>Keen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1" calcext:value-type="float">
            <text:p>1879476211</text:p>
          </table:table-cell>
          <table:table-cell office:value-type="string" calcext:value-type="string">
            <text:p>Reinforced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5" calcext:value-type="float">
            <text:p>1879476215</text:p>
          </table:table-cell>
          <table:table-cell office:value-type="string" calcext:value-type="string">
            <text:p>Reinforc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8" calcext:value-type="float">
            <text:p>1879476218</text:p>
          </table:table-cell>
          <table:table-cell office:value-type="string" calcext:value-type="string">
            <text:p>Finely Etch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399" calcext:value-type="float">
            <text:p>1879476399</text:p>
          </table:table-cell>
          <table:table-cell office:value-type="string" calcext:value-type="string">
            <text:p>Footman's Keen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2" calcext:value-type="float">
            <text:p>1879476402</text:p>
          </table:table-cell>
          <table:table-cell office:value-type="string" calcext:value-type="string">
            <text:p>Footman's Reinforced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4" calcext:value-type="float">
            <text:p>1879476404</text:p>
          </table:table-cell>
          <table:table-cell office:value-type="string" calcext:value-type="string">
            <text:p>Footman's Reinforced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14" calcext:value-type="float">
            <text:p>1879476414</text:p>
          </table:table-cell>
          <table:table-cell office:value-type="string" calcext:value-type="string">
            <text:p>Footman's Keen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16" calcext:value-type="float">
            <text:p>1879476416</text:p>
          </table:table-cell>
          <table:table-cell office:value-type="string" calcext:value-type="string">
            <text:p>Footman's Reinforced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17" calcext:value-type="float">
            <text:p>1879476417</text:p>
          </table:table-cell>
          <table:table-cell office:value-type="string" calcext:value-type="string">
            <text:p>Footman's Keen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0" calcext:value-type="float">
            <text:p>1879476420</text:p>
          </table:table-cell>
          <table:table-cell office:value-type="string" calcext:value-type="string">
            <text:p>Footman's Reinforced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2" calcext:value-type="float">
            <text:p>1879476422</text:p>
          </table:table-cell>
          <table:table-cell office:value-type="string" calcext:value-type="string">
            <text:p>Footman's Reinforced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5" calcext:value-type="float">
            <text:p>1879476425</text:p>
          </table:table-cell>
          <table:table-cell office:value-type="string" calcext:value-type="string">
            <text:p>Footman's Keen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7" calcext:value-type="float">
            <text:p>1879476427</text:p>
          </table:table-cell>
          <table:table-cell office:value-type="string" calcext:value-type="string">
            <text:p>Footman's Keen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8" calcext:value-type="float">
            <text:p>1879476428</text:p>
          </table:table-cell>
          <table:table-cell office:value-type="string" calcext:value-type="string">
            <text:p>Footman's Keen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29" calcext:value-type="float">
            <text:p>1879476429</text:p>
          </table:table-cell>
          <table:table-cell office:value-type="string" calcext:value-type="string">
            <text:p>Footman's Reinforced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20" calcext:value-type="float">
            <text:p>1879476620</text:p>
          </table:table-cell>
          <table:table-cell office:value-type="string" calcext:value-type="string">
            <text:p>Guardsman's Keen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31" calcext:value-type="float">
            <text:p>1879476631</text:p>
          </table:table-cell>
          <table:table-cell office:value-type="string" calcext:value-type="string">
            <text:p>Guardsman's Keen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56" calcext:value-type="float">
            <text:p>1879476656</text:p>
          </table:table-cell>
          <table:table-cell office:value-type="string" calcext:value-type="string">
            <text:p>Guardsman's Reinforced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669" calcext:value-type="float">
            <text:p>1879476669</text:p>
          </table:table-cell>
          <table:table-cell office:value-type="string" calcext:value-type="string">
            <text:p>Guardsman's Reinforced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89" calcext:value-type="float">
            <text:p>1879476689</text:p>
          </table:table-cell>
          <table:table-cell office:value-type="string" calcext:value-type="string">
            <text:p>Guardsman's Reinforced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91" calcext:value-type="float">
            <text:p>1879476691</text:p>
          </table:table-cell>
          <table:table-cell office:value-type="string" calcext:value-type="string">
            <text:p>Guardsman's Keen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0" calcext:value-type="float">
            <text:p>1879476700</text:p>
          </table:table-cell>
          <table:table-cell office:value-type="string" calcext:value-type="string">
            <text:p>Guardsman's Reinforced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2" calcext:value-type="float">
            <text:p>1879476702</text:p>
          </table:table-cell>
          <table:table-cell office:value-type="string" calcext:value-type="string">
            <text:p>Guardsman's Keen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709" calcext:value-type="float">
            <text:p>1879476709</text:p>
          </table:table-cell>
          <table:table-cell office:value-type="string" calcext:value-type="string">
            <text:p>Guardsman's Keen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17" calcext:value-type="float">
            <text:p>1879476717</text:p>
          </table:table-cell>
          <table:table-cell office:value-type="string" calcext:value-type="string">
            <text:p>Guardsman's Reinforced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23" calcext:value-type="float">
            <text:p>1879476723</text:p>
          </table:table-cell>
          <table:table-cell office:value-type="string" calcext:value-type="string">
            <text:p>Guardsman's Reinforced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724" calcext:value-type="float">
            <text:p>1879476724</text:p>
          </table:table-cell>
          <table:table-cell office:value-type="string" calcext:value-type="string">
            <text:p>Guardsman's Keen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0" calcext:value-type="float">
            <text:p>1879477590</text:p>
          </table:table-cell>
          <table:table-cell office:value-type="string" calcext:value-type="string">
            <text:p>Etched Umbari Deft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593" calcext:value-type="float">
            <text:p>1879477593</text:p>
          </table:table-cell>
          <table:table-cell office:value-type="string" calcext:value-type="string">
            <text:p>Master-crafted Helm</text:p>
          </table:table-cell>
          <table:table-cell table:style-name="ce1" office:value-type="float" office:value="2928" calcext:value-type="float">
            <text:p>292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9" calcext:value-type="float">
            <text:p>1879477599</text:p>
          </table:table-cell>
          <table:table-cell office:value-type="string" calcext:value-type="string">
            <text:p>Etched Umbari Quick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2617" calcext:value-type="float">
            <text:p>2617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06" calcext:value-type="float">
            <text:p>1879477606</text:p>
          </table:table-cell>
          <table:table-cell office:value-type="string" calcext:value-type="string">
            <text:p>Fortifying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3" calcext:value-type="float">
            <text:p>1879477613</text:p>
          </table:table-cell>
          <table:table-cell office:value-type="string" calcext:value-type="string">
            <text:p>Enduring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614" calcext:value-type="float">
            <text:p>1879477614</text:p>
          </table:table-cell>
          <table:table-cell office:value-type="string" calcext:value-type="string">
            <text:p>Adept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17" calcext:value-type="float">
            <text:p>1879477617</text:p>
          </table:table-cell>
          <table:table-cell office:value-type="string" calcext:value-type="string">
            <text:p>Etched Umbari Deft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9" calcext:value-type="float">
            <text:p>1879477619</text:p>
          </table:table-cell>
          <table:table-cell office:value-type="string" calcext:value-type="string">
            <text:p>Durab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0" calcext:value-type="float">
            <text:p>1879477620</text:p>
          </table:table-cell>
          <table:table-cell office:value-type="string" calcext:value-type="string">
            <text:p>Etched Umbari Sly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5" calcext:value-type="float">
            <text:p>1879477625</text:p>
          </table:table-cell>
          <table:table-cell office:value-type="string" calcext:value-type="string">
            <text:p>Skilled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7" calcext:value-type="float">
            <text:p>1879477627</text:p>
          </table:table-cell>
          <table:table-cell office:value-type="string" calcext:value-type="string">
            <text:p>Etched Umbari Quick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8" calcext:value-type="float">
            <text:p>1879477628</text:p>
          </table:table-cell>
          <table:table-cell office:value-type="string" calcext:value-type="string">
            <text:p>Etched Umbari Sly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32" calcext:value-type="float">
            <text:p>1879477632</text:p>
          </table:table-cell>
          <table:table-cell office:value-type="string" calcext:value-type="string">
            <text:p>Versati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730" calcext:value-type="float">
            <text:p>1879475730</text:p>
          </table:table-cell>
          <table:table-cell office:value-type="string" calcext:value-type="string">
            <text:p>Special Shell Pendant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number-columns-repeated="2"/>
          <table:table-cell table:number-columns-repeated="2" table:style-name="ce1" office:value-type="float" office:value="2789" calcext:value-type="float">
            <text:p>2789</text:p>
          </table:table-cell>
          <table:table-cell table:number-columns-repeated="5"/>
          <table:table-cell table:style-name="ce1" office:value-type="float" office:value="2271" calcext:value-type="float">
            <text:p>2271</text:p>
          </table:table-cell>
          <table:table-cell table:number-columns-repeated="2"/>
          <table:table-cell table:style-name="ce1" office:value-type="float" office:value="5811" calcext:value-type="float">
            <text:p>5811</text:p>
          </table:table-cell>
          <table:table-cell table:number-columns-repeated="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5731" calcext:value-type="float">
            <text:p>1879475731</text:p>
          </table:table-cell>
          <table:table-cell office:value-type="string" calcext:value-type="string">
            <text:p>Lucky Shell Pendant</text:p>
          </table:table-cell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1223" calcext:value-type="float">
            <text:p>1223</text:p>
          </table:table-cell>
          <table:table-cell table:number-columns-repeated="4"/>
          <table:table-cell table:style-name="ce1" office:value-type="float" office:value="3542" calcext:value-type="float">
            <text:p>3542</text:p>
          </table:table-cell>
          <table:table-cell/>
          <table:table-cell table:style-name="ce1" office:value-type="float" office:value="2370" calcext:value-type="float">
            <text:p>2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57" calcext:value-type="float">
            <text:p>1879476357</text:p>
          </table:table-cell>
          <table:table-cell office:value-type="string" calcext:value-type="string">
            <text:p>Handmade Sail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65" calcext:value-type="float">
            <text:p>1879476365</text:p>
          </table:table-cell>
          <table:table-cell office:value-type="string" calcext:value-type="string">
            <text:p>Expertly Handmade Navigator's Shell Neckl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66" calcext:value-type="float">
            <text:p>1879476366</text:p>
          </table:table-cell>
          <table:table-cell office:value-type="string" calcext:value-type="string">
            <text:p>Expertly Handmade Necklace of the Twin Fish</text:p>
          </table:table-cell>
          <table:table-cell table:number-columns-repeated="5"/>
          <table:table-cell table:style-name="ce2"/>
          <table:table-cell table:number-columns-repeated="8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67" calcext:value-type="float">
            <text:p>1879476367</text:p>
          </table:table-cell>
          <table:table-cell office:value-type="string" calcext:value-type="string">
            <text:p>Handmade Necklace of the Twin Fish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8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0" calcext:value-type="float">
            <text:p>1879476370</text:p>
          </table:table-cell>
          <table:table-cell office:value-type="string" calcext:value-type="string">
            <text:p>Handmade Navigat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6" calcext:value-type="float">
            <text:p>1879476376</text:p>
          </table:table-cell>
          <table:table-cell office:value-type="string" calcext:value-type="string">
            <text:p>Expertly Handmade Sailor's Shell Necklac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80" calcext:value-type="float">
            <text:p>1879476380</text:p>
          </table:table-cell>
          <table:table-cell office:value-type="string" calcext:value-type="string">
            <text:p>Handmade Necklace of the Golden Pai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81" calcext:value-type="float">
            <text:p>1879476381</text:p>
          </table:table-cell>
          <table:table-cell office:value-type="string" calcext:value-type="string">
            <text:p>Expertly Handmade Necklace of the Golden Pair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5" calcext:value-type="float">
            <text:p>1879476735</text:p>
          </table:table-cell>
          <table:table-cell office:value-type="string" calcext:value-type="string">
            <text:p>Guards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9" calcext:value-type="float">
            <text:p>1879476739</text:p>
          </table:table-cell>
          <table:table-cell office:value-type="string" calcext:value-type="string">
            <text:p>Foot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7" calcext:value-type="float">
            <text:p>1879476747</text:p>
          </table:table-cell>
          <table:table-cell office:value-type="string" calcext:value-type="string">
            <text:p>Guardsman's Strong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9" calcext:value-type="float">
            <text:p>1879476749</text:p>
          </table:table-cell>
          <table:table-cell office:value-type="string" calcext:value-type="string">
            <text:p>Footman's Strong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58" calcext:value-type="float">
            <text:p>1879476758</text:p>
          </table:table-cell>
          <table:table-cell office:value-type="string" calcext:value-type="string">
            <text:p>Guards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78" calcext:value-type="float">
            <text:p>1879476778</text:p>
          </table:table-cell>
          <table:table-cell office:value-type="string" calcext:value-type="string">
            <text:p>Guardsman's Fierce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79" calcext:value-type="float">
            <text:p>1879476779</text:p>
          </table:table-cell>
          <table:table-cell office:value-type="string" calcext:value-type="string">
            <text:p>Foot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1" calcext:value-type="float">
            <text:p>1879476781</text:p>
          </table:table-cell>
          <table:table-cell office:value-type="string" calcext:value-type="string">
            <text:p>Guards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2" calcext:value-type="float">
            <text:p>1879476782</text:p>
          </table:table-cell>
          <table:table-cell office:value-type="string" calcext:value-type="string">
            <text:p>Footman's Fierce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4" calcext:value-type="float">
            <text:p>1879476784</text:p>
          </table:table-cell>
          <table:table-cell office:value-type="string" calcext:value-type="string">
            <text:p>Foot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28" calcext:value-type="float">
            <text:p>1879477428</text:p>
          </table:table-cell>
          <table:table-cell office:value-type="string" calcext:value-type="string">
            <text:p>Skilled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29" calcext:value-type="float">
            <text:p>1879477429</text:p>
          </table:table-cell>
          <table:table-cell office:value-type="string" calcext:value-type="string">
            <text:p>Enduring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0" calcext:value-type="float">
            <text:p>1879477430</text:p>
          </table:table-cell>
          <table:table-cell office:value-type="string" calcext:value-type="string">
            <text:p>Versati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1" calcext:value-type="float">
            <text:p>1879477431</text:p>
          </table:table-cell>
          <table:table-cell office:value-type="string" calcext:value-type="string">
            <text:p>Durab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3" calcext:value-type="float">
            <text:p>1879477433</text:p>
          </table:table-cell>
          <table:table-cell office:value-type="string" calcext:value-type="string">
            <text:p>Pearl Necklac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4" calcext:value-type="float">
            <text:p>1879477434</text:p>
          </table:table-cell>
          <table:table-cell office:value-type="string" calcext:value-type="string">
            <text:p>Adept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37" calcext:value-type="float">
            <text:p>1879477437</text:p>
          </table:table-cell>
          <table:table-cell office:value-type="string" calcext:value-type="string">
            <text:p>Fortifying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222" calcext:value-type="float">
            <text:p>1879477222</text:p>
          </table:table-cell>
          <table:table-cell office:value-type="string" calcext:value-type="string">
            <text:p>Weighted Axe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6892" calcext:value-type="float">
            <text:p>6892</text:p>
          </table:table-cell>
          <table:table-cell table:number-columns-repeated="10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0" calcext:value-type="float">
            <text:p>1879477230</text:p>
          </table:table-cell>
          <table:table-cell office:value-type="string" calcext:value-type="string">
            <text:p>Pristine Wilful Axe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4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2" calcext:value-type="float">
            <text:p>1879477232</text:p>
          </table:table-cell>
          <table:table-cell office:value-type="string" calcext:value-type="string">
            <text:p>Pristine Keen Axe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/>
          <table:table-cell table:style-name="ce1" office:value-type="float" office:value="7085" calcext:value-type="float">
            <text:p>7085</text:p>
          </table:table-cell>
          <table:table-cell table:number-columns-repeated="13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3" calcext:value-type="float">
            <text:p>1879477233</text:p>
          </table:table-cell>
          <table:table-cell office:value-type="string" calcext:value-type="string">
            <text:p>Wilful Axe</text:p>
          </table:table-cell>
          <table:table-cell table:number-columns-repeated="3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4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7" calcext:value-type="float">
            <text:p>1879477237</text:p>
          </table:table-cell>
          <table:table-cell office:value-type="string" calcext:value-type="string">
            <text:p>Pristine Weighted Axe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41" calcext:value-type="float">
            <text:p>1879477241</text:p>
          </table:table-cell>
          <table:table-cell office:value-type="string" calcext:value-type="string">
            <text:p>Keen Axe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/>
          <table:table-cell table:style-name="ce1" office:value-type="float" office:value="4906" calcext:value-type="float">
            <text:p>4906</text:p>
          </table:table-cell>
          <table:table-cell table:number-columns-repeated="13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63" calcext:value-type="float">
            <text:p>1879477263</text:p>
          </table:table-cell>
          <table:table-cell office:value-type="string" calcext:value-type="string">
            <text:p>Forged Umbari Empower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71" calcext:value-type="float">
            <text:p>1879477271</text:p>
          </table:table-cell>
          <table:table-cell office:value-type="string" calcext:value-type="string">
            <text:p>Forged Umbari Reinforc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74" calcext:value-type="float">
            <text:p>1879477274</text:p>
          </table:table-cell>
          <table:table-cell office:value-type="string" calcext:value-type="string">
            <text:p>Forged Umbari Sharp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283" calcext:value-type="float">
            <text:p>1879477283</text:p>
          </table:table-cell>
          <table:table-cell office:value-type="string" calcext:value-type="string">
            <text:p>Expertly Forged Umbari Reinforced Ax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99" calcext:value-type="float">
            <text:p>1879477299</text:p>
          </table:table-cell>
          <table:table-cell office:value-type="string" calcext:value-type="string">
            <text:p>Expertly Forged Umbari Light Ax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311" calcext:value-type="float">
            <text:p>1879477311</text:p>
          </table:table-cell>
          <table:table-cell office:value-type="string" calcext:value-type="string">
            <text:p>Expertly Forged Umbari Sharp Ax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314" calcext:value-type="float">
            <text:p>1879477314</text:p>
          </table:table-cell>
          <table:table-cell office:value-type="string" calcext:value-type="string">
            <text:p>Expertly Forged Umbari Empowered Ax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317" calcext:value-type="float">
            <text:p>1879477317</text:p>
          </table:table-cell>
          <table:table-cell office:value-type="string" calcext:value-type="string">
            <text:p>Forged Umbari Light Ax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66" calcext:value-type="float">
            <text:p>1879477266</text:p>
          </table:table-cell>
          <table:table-cell office:value-type="string" calcext:value-type="string">
            <text:p>Carved Umbari Heavy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67" calcext:value-type="float">
            <text:p>1879477267</text:p>
          </table:table-cell>
          <table:table-cell office:value-type="string" calcext:value-type="string">
            <text:p>Carved Umbari Empower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70" calcext:value-type="float">
            <text:p>1879477270</text:p>
          </table:table-cell>
          <table:table-cell office:value-type="string" calcext:value-type="string">
            <text:p>Carved Umbari Light Club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2" calcext:value-type="float">
            <text:p>1879477282</text:p>
          </table:table-cell>
          <table:table-cell office:value-type="string" calcext:value-type="string">
            <text:p>Expertly Carved Umbari Light Club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7" calcext:value-type="float">
            <text:p>1879477287</text:p>
          </table:table-cell>
          <table:table-cell office:value-type="string" calcext:value-type="string">
            <text:p>Carved Umbari Reinforc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290" calcext:value-type="float">
            <text:p>1879477290</text:p>
          </table:table-cell>
          <table:table-cell office:value-type="string" calcext:value-type="string">
            <text:p>Expertly Carved Umbari Empowered Club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98" calcext:value-type="float">
            <text:p>1879477298</text:p>
          </table:table-cell>
          <table:table-cell office:value-type="string" calcext:value-type="string">
            <text:p>Expertly Carved Umbari Heavy Club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307" calcext:value-type="float">
            <text:p>1879477307</text:p>
          </table:table-cell>
          <table:table-cell office:value-type="string" calcext:value-type="string">
            <text:p>Expertly Carved Umbari Reinforced Club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58" calcext:value-type="float">
            <text:p>1879477258</text:p>
          </table:table-cell>
          <table:table-cell office:value-type="string" calcext:value-type="string">
            <text:p>Carved Umbari Sharp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60" calcext:value-type="float">
            <text:p>1879477260</text:p>
          </table:table-cell>
          <table:table-cell office:value-type="string" calcext:value-type="string">
            <text:p>Carved Umbari Empower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95" calcext:value-type="float">
            <text:p>1879477295</text:p>
          </table:table-cell>
          <table:table-cell office:value-type="string" calcext:value-type="string">
            <text:p>Expertly Carved Umbari Sharp Hamm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97" calcext:value-type="float">
            <text:p>1879477297</text:p>
          </table:table-cell>
          <table:table-cell office:value-type="string" calcext:value-type="string">
            <text:p>Expertly Carved Umbari Empowered Hamm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300" calcext:value-type="float">
            <text:p>1879477300</text:p>
          </table:table-cell>
          <table:table-cell office:value-type="string" calcext:value-type="string">
            <text:p>Carved Umbari Light Hamm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05" calcext:value-type="float">
            <text:p>1879477305</text:p>
          </table:table-cell>
          <table:table-cell office:value-type="string" calcext:value-type="string">
            <text:p>Carved Umbari Reinforc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308" calcext:value-type="float">
            <text:p>1879477308</text:p>
          </table:table-cell>
          <table:table-cell office:value-type="string" calcext:value-type="string">
            <text:p>Expertly Carved Umbari Reinforced Hamm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13" calcext:value-type="float">
            <text:p>1879477313</text:p>
          </table:table-cell>
          <table:table-cell office:value-type="string" calcext:value-type="string">
            <text:p>Expertly Carved Umbari Light Hamm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59" calcext:value-type="float">
            <text:p>1879477259</text:p>
          </table:table-cell>
          <table:table-cell office:value-type="string" calcext:value-type="string">
            <text:p>Expertly Forged Umbari Reinforced Mac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2" calcext:value-type="float">
            <text:p>1879477262</text:p>
          </table:table-cell>
          <table:table-cell office:value-type="string" calcext:value-type="string">
            <text:p>Forged Umbari Empower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5" calcext:value-type="float">
            <text:p>1879477265</text:p>
          </table:table-cell>
          <table:table-cell office:value-type="string" calcext:value-type="string">
            <text:p>Forged Umbari Reinforc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275" calcext:value-type="float">
            <text:p>1879477275</text:p>
          </table:table-cell>
          <table:table-cell office:value-type="string" calcext:value-type="string">
            <text:p>Forged Umbari Sharp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76" calcext:value-type="float">
            <text:p>1879477276</text:p>
          </table:table-cell>
          <table:table-cell office:value-type="string" calcext:value-type="string">
            <text:p>Expertly Forged Umbari Sharp Mac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5">
          <table:table-cell office:value-type="float" office:value="1879477281" calcext:value-type="float">
            <text:p>1879477281</text:p>
          </table:table-cell>
          <table:table-cell office:value-type="string" calcext:value-type="string">
            <text:p>Expertly Forged Umbari Empowered M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302" calcext:value-type="float">
            <text:p>1879477302</text:p>
          </table:table-cell>
          <table:table-cell office:value-type="string" calcext:value-type="string">
            <text:p>Expertly Forged Umbari Light Mac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318" calcext:value-type="float">
            <text:p>1879477318</text:p>
          </table:table-cell>
          <table:table-cell office:value-type="string" calcext:value-type="string">
            <text:p>Forged Umbari Light Mac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2">
          <table:table-cell office:value-type="float" office:value="1879477228" calcext:value-type="float">
            <text:p>1879477228</text:p>
          </table:table-cell>
          <table:table-cell office:value-type="string" calcext:value-type="string">
            <text:p>Pristine Keen Cutlass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239" calcext:value-type="float">
            <text:p>1879477239</text:p>
          </table:table-cell>
          <table:table-cell office:value-type="string" calcext:value-type="string">
            <text:p>Pristine Wilful Cutlass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 table:number-columns-repeated="7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42" calcext:value-type="float">
            <text:p>1879477242</text:p>
          </table:table-cell>
          <table:table-cell office:value-type="string" calcext:value-type="string">
            <text:p>Pristine Weighted Cutlass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5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57" calcext:value-type="float">
            <text:p>1879477257</text:p>
          </table:table-cell>
          <table:table-cell office:value-type="string" calcext:value-type="string">
            <text:p>Expertly Forged Umbari Light Cutlass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61" calcext:value-type="float">
            <text:p>1879477261</text:p>
          </table:table-cell>
          <table:table-cell office:value-type="string" calcext:value-type="string">
            <text:p>Forged Umbari Sharp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78" calcext:value-type="float">
            <text:p>1879477278</text:p>
          </table:table-cell>
          <table:table-cell office:value-type="string" calcext:value-type="string">
            <text:p>Forged Umbari Reinforc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88" calcext:value-type="float">
            <text:p>1879477288</text:p>
          </table:table-cell>
          <table:table-cell office:value-type="string" calcext:value-type="string">
            <text:p>Expertly Forged Umbari Reinforced Cutlas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91" calcext:value-type="float">
            <text:p>1879477291</text:p>
          </table:table-cell>
          <table:table-cell office:value-type="string" calcext:value-type="string">
            <text:p>Forged Umbari Light Cutlass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92" calcext:value-type="float">
            <text:p>1879477292</text:p>
          </table:table-cell>
          <table:table-cell office:value-type="string" calcext:value-type="string">
            <text:p>Expertly Forged Umbari Empowered Cutlas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03" calcext:value-type="float">
            <text:p>1879477303</text:p>
          </table:table-cell>
          <table:table-cell office:value-type="string" calcext:value-type="string">
            <text:p>Expertly Forged Umbari Sharp Cutlass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20" calcext:value-type="float">
            <text:p>1879477320</text:p>
          </table:table-cell>
          <table:table-cell office:value-type="string" calcext:value-type="string">
            <text:p>Forged Umbari Empower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5728" calcext:value-type="float">
            <text:p>1879475728</text:p>
          </table:table-cell>
          <table:table-cell office:value-type="string" calcext:value-type="string">
            <text:p>Shimmering Tidal Ring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number-columns-repeated="4"/>
          <table:table-cell table:style-name="ce1" office:value-type="float" office:value="3407" calcext:value-type="float">
            <text:p>3407</text:p>
          </table:table-cell>
          <table:table-cell table:number-columns-repeated="4"/>
          <table:table-cell table:style-name="ce1" office:value-type="float" office:value="2397" calcext:value-type="float">
            <text:p>2397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3" calcext:value-type="float">
            <text:p>1879475733</text:p>
          </table:table-cell>
          <table:table-cell office:value-type="string" calcext:value-type="string">
            <text:p>Flickering Pearl 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/>
          <table:table-cell office:value-type="float" office:value="1276" calcext:value-type="float">
            <text:p>1276</text:p>
          </table:table-cell>
          <table:table-cell table:number-columns-repeated="6"/>
          <table:table-cell table:style-name="ce1" office:value-type="float" office:value="6651" calcext:value-type="float">
            <text:p>6651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6" calcext:value-type="float">
            <text:p>1879475736</text:p>
          </table:table-cell>
          <table:table-cell office:value-type="string" calcext:value-type="string">
            <text:p>Shimmering Pearl Ring</text:p>
          </table:table-cell>
          <table:table-cell table:number-columns-repeated="5"/>
          <table:table-cell office:value-type="float" office:value="1526" calcext:value-type="float">
            <text:p>1526</text:p>
          </table:table-cell>
          <table:table-cell table:number-columns-repeated="6"/>
          <table:table-cell table:style-name="ce1" office:value-type="float" office:value="4732" calcext:value-type="float">
            <text:p>4732</text:p>
          </table:table-cell>
          <table:table-cell table:number-columns-repeated="5"/>
          <table:table-cell table:style-name="ce1" office:value-type="float" office:value="3195" calcext:value-type="float">
            <text:p>319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1" calcext:value-type="float">
            <text:p>1879476351</text:p>
          </table:table-cell>
          <table:table-cell office:value-type="string" calcext:value-type="string">
            <text:p>Handmade Ring of the Sea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2" calcext:value-type="float">
            <text:p>1879476352</text:p>
          </table:table-cell>
          <table:table-cell office:value-type="string" calcext:value-type="string">
            <text:p>Handmade Ring of the Wav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3" calcext:value-type="float">
            <text:p>1879476353</text:p>
          </table:table-cell>
          <table:table-cell office:value-type="string" calcext:value-type="string">
            <text:p>Handmade Ring of the Depth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8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5" calcext:value-type="float">
            <text:p>1879476355</text:p>
          </table:table-cell>
          <table:table-cell office:value-type="string" calcext:value-type="string">
            <text:p>Handmade Gem-encrusted 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9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6356" calcext:value-type="float">
            <text:p>1879476356</text:p>
          </table:table-cell>
          <table:table-cell office:value-type="string" calcext:value-type="string">
            <text:p>Expertly Handmade Gem Encrusted R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8" calcext:value-type="float">
            <text:p>1879476358</text:p>
          </table:table-cell>
          <table:table-cell office:value-type="string" calcext:value-type="string">
            <text:p>Expertly Handmade Ring of the Wav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7" calcext:value-type="float">
            <text:p>1879476377</text:p>
          </table:table-cell>
          <table:table-cell office:value-type="string" calcext:value-type="string">
            <text:p>Expertly Handmade Ring of the Depths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8" calcext:value-type="float">
            <text:p>1879476378</text:p>
          </table:table-cell>
          <table:table-cell office:value-type="string" calcext:value-type="string">
            <text:p>Expertly Handmade Ring of the Sea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6" calcext:value-type="float">
            <text:p>1879476736</text:p>
          </table:table-cell>
          <table:table-cell office:value-type="string" calcext:value-type="string">
            <text:p>Guards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8" calcext:value-type="float">
            <text:p>1879476738</text:p>
          </table:table-cell>
          <table:table-cell office:value-type="string" calcext:value-type="string">
            <text:p>Guards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43" calcext:value-type="float">
            <text:p>1879476743</text:p>
          </table:table-cell>
          <table:table-cell office:value-type="string" calcext:value-type="string">
            <text:p>Guards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44" calcext:value-type="float">
            <text:p>1879476744</text:p>
          </table:table-cell>
          <table:table-cell office:value-type="string" calcext:value-type="string">
            <text:p>Foot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53" calcext:value-type="float">
            <text:p>1879476753</text:p>
          </table:table-cell>
          <table:table-cell office:value-type="string" calcext:value-type="string">
            <text:p>Guards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56" calcext:value-type="float">
            <text:p>1879476756</text:p>
          </table:table-cell>
          <table:table-cell office:value-type="string" calcext:value-type="string">
            <text:p>Guards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7" calcext:value-type="float">
            <text:p>1879476767</text:p>
          </table:table-cell>
          <table:table-cell office:value-type="string" calcext:value-type="string">
            <text:p>Foot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9" calcext:value-type="float">
            <text:p>1879476769</text:p>
          </table:table-cell>
          <table:table-cell office:value-type="string" calcext:value-type="string">
            <text:p>Foot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74" calcext:value-type="float">
            <text:p>1879476774</text:p>
          </table:table-cell>
          <table:table-cell office:value-type="string" calcext:value-type="string">
            <text:p>Foot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83" calcext:value-type="float">
            <text:p>1879476783</text:p>
          </table:table-cell>
          <table:table-cell office:value-type="string" calcext:value-type="string">
            <text:p>Foot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919" calcext:value-type="float">
            <text:p>1879476919</text:p>
          </table:table-cell>
          <table:table-cell office:value-type="string" calcext:value-type="string">
            <text:p>Ledger-keepers' Ring of the Onslaught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0" calcext:value-type="float">
            <text:p>1879476920</text:p>
          </table:table-cell>
          <table:table-cell office:value-type="string" calcext:value-type="string">
            <text:p>Ledger-keepers' Ring of Revival</text:p>
          </table:table-cell>
          <table:table-cell table:number-columns-repeated="4"/>
          <table:table-cell table:style-name="ce1" office:value-type="float" office:value="540" calcext:value-type="float">
            <text:p>540</text:p>
          </table:table-cell>
          <table:table-cell office:value-type="float" office:value="1290" calcext:value-type="float">
            <text:p>1290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1" calcext:value-type="float">
            <text:p>1879476921</text:p>
          </table:table-cell>
          <table:table-cell office:value-type="string" calcext:value-type="string">
            <text:p>Order of the Eagle Ring of Swift Justice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7447" calcext:value-type="float">
            <text:p>744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2" calcext:value-type="float">
            <text:p>1879476922</text:p>
          </table:table-cell>
          <table:table-cell office:value-type="string" calcext:value-type="string">
            <text:p>Order of the Eagle Ring of Fortification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4972" calcext:value-type="float">
            <text:p>497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3" calcext:value-type="float">
            <text:p>1879476923</text:p>
          </table:table-cell>
          <table:table-cell office:value-type="string" calcext:value-type="string">
            <text:p>Ledger-keepers' Ring of the Citadel</text:p>
          </table:table-cell>
          <table:table-cell table:number-columns-repeated="5"/>
          <table:table-cell office:value-type="float" office:value="1931" calcext:value-type="float">
            <text:p>1931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4" calcext:value-type="float">
            <text:p>1879476924</text:p>
          </table:table-cell>
          <table:table-cell office:value-type="string" calcext:value-type="string">
            <text:p>Order of the Eagle Ring of Mending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8076" calcext:value-type="float">
            <text:p>1879478076</text:p>
          </table:table-cell>
          <table:table-cell office:value-type="string" calcext:value-type="string">
            <text:p>Forged Protector's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78" calcext:value-type="float">
            <text:p>1879478078</text:p>
          </table:table-cell>
          <table:table-cell office:value-type="string" calcext:value-type="string">
            <text:p>Forged Resilient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85" calcext:value-type="float">
            <text:p>1879478085</text:p>
          </table:table-cell>
          <table:table-cell office:value-type="string" calcext:value-type="string">
            <text:p>Resilient Umbari Shield</text:p>
          </table:table-cell>
          <table:table-cell table:style-name="ce1" office:value-type="float" office:value="8465" calcext:value-type="float">
            <text:p>846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5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87" calcext:value-type="float">
            <text:p>1879478087</text:p>
          </table:table-cell>
          <table:table-cell office:value-type="string" calcext:value-type="string">
            <text:p>Pristine Resilient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4426" calcext:value-type="float">
            <text:p>4426</text:p>
          </table:table-cell>
          <table:table-cell table:number-columns-repeated="5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1" calcext:value-type="float">
            <text:p>1879478091</text:p>
          </table:table-cell>
          <table:table-cell office:value-type="string" calcext:value-type="string">
            <text:p>Forged Reinforced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2" calcext:value-type="float">
            <text:p>1879478092</text:p>
          </table:table-cell>
          <table:table-cell office:value-type="string" calcext:value-type="string">
            <text:p>Expertly Forged Resilient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3" calcext:value-type="float">
            <text:p>1879478093</text:p>
          </table:table-cell>
          <table:table-cell office:value-type="string" calcext:value-type="string">
            <text:p>Expertly Forged Protector's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5" calcext:value-type="float">
            <text:p>1879478095</text:p>
          </table:table-cell>
          <table:table-cell office:value-type="string" calcext:value-type="string">
            <text:p>Expertly Forged Reinforced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8" calcext:value-type="float">
            <text:p>1879478098</text:p>
          </table:table-cell>
          <table:table-cell office:value-type="string" calcext:value-type="string">
            <text:p>Pristine Balanced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9" calcext:value-type="float">
            <text:p>1879478099</text:p>
          </table:table-cell>
          <table:table-cell office:value-type="string" calcext:value-type="string">
            <text:p>Forged Balanced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101" calcext:value-type="float">
            <text:p>1879478101</text:p>
          </table:table-cell>
          <table:table-cell office:value-type="string" calcext:value-type="string">
            <text:p>Pristine Reinforced Umbari Targe</text:p>
          </table:table-cell>
          <table:table-cell table:style-name="ce1" office:value-type="float" office:value="8993" calcext:value-type="float">
            <text:p>8993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104" calcext:value-type="float">
            <text:p>1879478104</text:p>
          </table:table-cell>
          <table:table-cell office:value-type="string" calcext:value-type="string">
            <text:p>Expertly Forged Balanced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75" calcext:value-type="float">
            <text:p>1879478075</text:p>
          </table:table-cell>
          <table:table-cell office:value-type="string" calcext:value-type="string">
            <text:p>Bright Umbari Aegis</text:p>
          </table:table-cell>
          <table:table-cell table:style-name="ce1" office:value-type="float" office:value="10620" calcext:value-type="float">
            <text:p>10620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77" calcext:value-type="float">
            <text:p>1879478077</text:p>
          </table:table-cell>
          <table:table-cell office:value-type="string" calcext:value-type="string">
            <text:p>Pristine Reinforced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8079" calcext:value-type="float">
            <text:p>1879478079</text:p>
          </table:table-cell>
          <table:table-cell office:value-type="string" calcext:value-type="string">
            <text:p>Forged Bright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3">
          <table:table-cell office:value-type="float" office:value="1879478081" calcext:value-type="float">
            <text:p>1879478081</text:p>
          </table:table-cell>
          <table:table-cell office:value-type="string" calcext:value-type="string">
            <text:p>Expertly Forged Reinforced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86" calcext:value-type="float">
            <text:p>1879478086</text:p>
          </table:table-cell>
          <table:table-cell office:value-type="string" calcext:value-type="string">
            <text:p>Forged Reinforced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96" calcext:value-type="float">
            <text:p>1879478096</text:p>
          </table:table-cell>
          <table:table-cell office:value-type="string" calcext:value-type="string">
            <text:p>Expertly Forged Bright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100" calcext:value-type="float">
            <text:p>1879478100</text:p>
          </table:table-cell>
          <table:table-cell office:value-type="string" calcext:value-type="string">
            <text:p>Pristine Bright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8" calcext:value-type="float">
            <text:p>1879477638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3762" calcext:value-type="float">
            <text:p>3762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5" calcext:value-type="float">
            <text:p>1879477635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35" calcext:value-type="float">
            <text:p>1879477835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3" calcext:value-type="float">
            <text:p>1879477833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15" calcext:value-type="float">
            <text:p>1879477715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3" calcext:value-type="float">
            <text:p>1879477693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826" calcext:value-type="float">
            <text:p>1879477826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5"/>
          <table:table-cell table:style-name="ce1" office:value-type="float" office:value="199.5" calcext:value-type="float">
            <text:p>199.5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80" calcext:value-type="float">
            <text:p>1879477780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8" calcext:value-type="float">
            <text:p>1879477828</text:p>
          </table:table-cell>
          <table:table-cell office:value-type="string" calcext:value-type="string">
            <text:p>Alloyed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98" calcext:value-type="float">
            <text:p>1879477798</text:p>
          </table:table-cell>
          <table:table-cell office:value-type="string" calcext:value-type="string">
            <text:p>Alloyed War Hammer of the Adventurer</text:p>
          </table:table-cell>
          <table:table-cell table:number-columns-repeated="5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3"/>
          <table:table-cell table:style-name="ce1"/>
          <table:table-cell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649" calcext:value-type="float">
            <text:p>1879477649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5273" calcext:value-type="float">
            <text:p>5273</text:p>
          </table:table-cell>
          <table:table-cell table:number-columns-repeated="2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5" calcext:value-type="float">
            <text:p>1879477645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4796" calcext:value-type="float">
            <text:p>14796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20" calcext:value-type="float">
            <text:p>1879477820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86" calcext:value-type="float">
            <text:p>1879477786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735" calcext:value-type="float">
            <text:p>1879477735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64" calcext:value-type="float">
            <text:p>1879477664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7893" calcext:value-type="float">
            <text:p>1879477893</text:p>
          </table:table-cell>
          <table:table-cell office:value-type="string" calcext:value-type="string">
            <text:p>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6" calcext:value-type="float">
            <text:p>187947771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6" calcext:value-type="float">
            <text:p>187947768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863" calcext:value-type="float">
            <text:p>1879477863</text:p>
          </table:table-cell>
          <table:table-cell office:value-type="string" calcext:value-type="string">
            <text:p>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829" calcext:value-type="float">
            <text:p>1879477829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7" calcext:value-type="float">
            <text:p>1879477777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24" calcext:value-type="float">
            <text:p>1879477724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1" calcext:value-type="float">
            <text:p>1879477681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727" calcext:value-type="float">
            <text:p>1879477727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11" calcext:value-type="float">
            <text:p>1879477711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17" calcext:value-type="float">
            <text:p>187947771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7" calcext:value-type="float">
            <text:p>187947769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834" calcext:value-type="float">
            <text:p>1879477834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6" calcext:value-type="float">
            <text:p>1879477796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16861" calcext:value-type="float">
            <text:p>16861</text:p>
          </table:table-cell>
          <table:table-cell table:number-columns-repeated="7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96" calcext:value-type="float">
            <text:p>1879477896</text:p>
          </table:table-cell>
          <table:table-cell office:value-type="string" calcext:value-type="string">
            <text:p>Enduring 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74" calcext:value-type="float">
            <text:p>1879477874</text:p>
          </table:table-cell>
          <table:table-cell office:value-type="string" calcext:value-type="string">
            <text:p>Enduring 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7" calcext:value-type="float">
            <text:p>1879477907</text:p>
          </table:table-cell>
          <table:table-cell office:value-type="string" calcext:value-type="string">
            <text:p>Enduring 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05" calcext:value-type="float">
            <text:p>1879477905</text:p>
          </table:table-cell>
          <table:table-cell office:value-type="string" calcext:value-type="string">
            <text:p>Enduring 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0" calcext:value-type="float">
            <text:p>1879477920</text:p>
          </table:table-cell>
          <table:table-cell office:value-type="string" calcext:value-type="string">
            <text:p>Enduring 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86" calcext:value-type="float">
            <text:p>1879477886</text:p>
          </table:table-cell>
          <table:table-cell office:value-type="string" calcext:value-type="string">
            <text:p>Enduring 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40" calcext:value-type="float">
            <text:p>1879477940</text:p>
          </table:table-cell>
          <table:table-cell office:value-type="string" calcext:value-type="string">
            <text:p>Enduring 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745" calcext:value-type="float">
            <text:p>1879477745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57" calcext:value-type="float">
            <text:p>1879477657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07" calcext:value-type="float">
            <text:p>1879477807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73" calcext:value-type="float">
            <text:p>1879477773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7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18" calcext:value-type="float">
            <text:p>1879477818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802" calcext:value-type="float">
            <text:p>1879477802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1" calcext:value-type="float">
            <text:p>1879477831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6" calcext:value-type="float">
            <text:p>1879477806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37" calcext:value-type="float">
            <text:p>1879477837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1" calcext:value-type="float">
            <text:p>1879477771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310" calcext:value-type="float">
            <text:p>31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style-name="ce1" office:value-type="float" office:value="1121" calcext:value-type="float">
            <text:p>1121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1"/>
          <table:table-cell table:style-name="ce1" office:value-type="float" office:value="199.5" calcext:value-type="float">
            <text:p>199.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911" calcext:value-type="float">
            <text:p>1879477911</text:p>
          </table:table-cell>
          <table:table-cell office:value-type="string" calcext:value-type="string">
            <text:p>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18" calcext:value-type="float">
            <text:p>1879477718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707" calcext:value-type="float">
            <text:p>1879477707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872" calcext:value-type="float">
            <text:p>1879477872</text:p>
          </table:table-cell>
          <table:table-cell office:value-type="string" calcext:value-type="string">
            <text:p>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930" calcext:value-type="float">
            <text:p>1879477930</text:p>
          </table:table-cell>
          <table:table-cell office:value-type="string" calcext:value-type="string">
            <text:p>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4" calcext:value-type="float">
            <text:p>1879477904</text:p>
          </table:table-cell>
          <table:table-cell office:value-type="string" calcext:value-type="string">
            <text:p>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05" calcext:value-type="float">
            <text:p>1879477705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96" calcext:value-type="float">
            <text:p>1879477696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869" calcext:value-type="float">
            <text:p>1879477869</text:p>
          </table:table-cell>
          <table:table-cell office:value-type="string" calcext:value-type="string">
            <text:p>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83" calcext:value-type="float">
            <text:p>1879477783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8" calcext:value-type="float">
            <text:p>1879477778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94" calcext:value-type="float">
            <text:p>187947779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84" calcext:value-type="float">
            <text:p>187947778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21" calcext:value-type="float">
            <text:p>1879477821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2" calcext:value-type="float">
            <text:p>1879477812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24" calcext:value-type="float">
            <text:p>187947782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04" calcext:value-type="float">
            <text:p>187947780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32" calcext:value-type="float">
            <text:p>187947783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82" calcext:value-type="float">
            <text:p>187947778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682" calcext:value-type="float">
            <text:p>1879477682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58" calcext:value-type="float">
            <text:p>1879477658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2" calcext:value-type="float">
            <text:p>1879477732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6" calcext:value-type="float">
            <text:p>1879477726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0" calcext:value-type="float">
            <text:p>187947769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70" calcext:value-type="float">
            <text:p>187947767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937" calcext:value-type="float">
            <text:p>1879477937</text:p>
          </table:table-cell>
          <table:table-cell office:value-type="string" calcext:value-type="string">
            <text:p>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16" calcext:value-type="float">
            <text:p>1879477816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90" calcext:value-type="float">
            <text:p>1879477790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2">
          <table:table-cell office:value-type="float" office:value="1879477881" calcext:value-type="float">
            <text:p>1879477881</text:p>
          </table:table-cell>
          <table:table-cell office:value-type="string" calcext:value-type="string">
            <text:p>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3" calcext:value-type="float">
            <text:p>1879477713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692" calcext:value-type="float">
            <text:p>1879477692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823" calcext:value-type="float">
            <text:p>1879477823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2" calcext:value-type="float">
            <text:p>1879477772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9" calcext:value-type="float">
            <text:p>1879477809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6" calcext:value-type="float">
            <text:p>1879477776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48" calcext:value-type="float">
            <text:p>1879477748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3" calcext:value-type="float">
            <text:p>1879477733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2" calcext:value-type="float">
            <text:p>1879477742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9" calcext:value-type="float">
            <text:p>1879477719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36" calcext:value-type="float">
            <text:p>1879477836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91" calcext:value-type="float">
            <text:p>1879477791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84" calcext:value-type="float">
            <text:p>1879477884</text:p>
          </table:table-cell>
          <table:table-cell office:value-type="string" calcext:value-type="string">
            <text:p>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4" calcext:value-type="float">
            <text:p>1879477814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97" calcext:value-type="float">
            <text:p>1879477797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698" calcext:value-type="float">
            <text:p>1879477698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94" calcext:value-type="float">
            <text:p>1879477694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25" calcext:value-type="float">
            <text:p>187947772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95" calcext:value-type="float">
            <text:p>187947769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34" calcext:value-type="float">
            <text:p>1879477734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79" calcext:value-type="float">
            <text:p>1879477679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02" calcext:value-type="float">
            <text:p>1879477702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6" calcext:value-type="float">
            <text:p>1879477656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0" calcext:value-type="float">
            <text:p>1879477700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310" calcext:value-type="float">
            <text:p>310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297" calcext:value-type="float">
            <text:p>1297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4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69" calcext:value-type="float">
            <text:p>1879477669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6" calcext:value-type="float">
            <text:p>1879477706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7" calcext:value-type="float">
            <text:p>1879477677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28" calcext:value-type="float">
            <text:p>1879477728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9" calcext:value-type="float">
            <text:p>1879477689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3" calcext:value-type="float">
            <text:p>1879477683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676" calcext:value-type="float">
            <text:p>1879477676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40" calcext:value-type="float">
            <text:p>1879477740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03" calcext:value-type="float">
            <text:p>1879477703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46" calcext:value-type="float">
            <text:p>1879477746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72" calcext:value-type="float">
            <text:p>1879477672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21" calcext:value-type="float">
            <text:p>187947772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1" calcext:value-type="float">
            <text:p>187947770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2" calcext:value-type="float">
            <text:p>1879477712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3014" calcext:value-type="float">
            <text:p>3014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60" calcext:value-type="float">
            <text:p>1879477660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3" calcext:value-type="float">
            <text:p>1879477723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75" calcext:value-type="float">
            <text:p>1879477675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47" calcext:value-type="float">
            <text:p>187947774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67" calcext:value-type="float">
            <text:p>187947766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49" calcext:value-type="float">
            <text:p>1879477749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1" calcext:value-type="float">
            <text:p>1879477661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8" calcext:value-type="float">
            <text:p>187947767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8" calcext:value-type="float">
            <text:p>187947766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1" calcext:value-type="float">
            <text:p>1879477741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84" calcext:value-type="float">
            <text:p>1879477684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30" calcext:value-type="float">
            <text:p>1879477730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4" calcext:value-type="float">
            <text:p>1879477674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29" calcext:value-type="float">
            <text:p>187947772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09" calcext:value-type="float">
            <text:p>187947770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722" calcext:value-type="float">
            <text:p>1879477722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55" calcext:value-type="float">
            <text:p>1879477655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4" calcext:value-type="float">
            <text:p>1879477714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9" calcext:value-type="float">
            <text:p>1879477659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0" calcext:value-type="float">
            <text:p>187947771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80" calcext:value-type="float">
            <text:p>187947768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7750" calcext:value-type="float">
            <text:p>1879477750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3" calcext:value-type="float">
            <text:p>1879477663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3" calcext:value-type="float">
            <text:p>1879477673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1" calcext:value-type="float">
            <text:p>1879477671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99" calcext:value-type="float">
            <text:p>1879477699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88" calcext:value-type="float">
            <text:p>1879477688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923" calcext:value-type="float">
            <text:p>1879477923</text:p>
          </table:table-cell>
          <table:table-cell office:value-type="string" calcext:value-type="string">
            <text:p>Reinforced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9" calcext:value-type="float">
            <text:p>1879477909</text:p>
          </table:table-cell>
          <table:table-cell office:value-type="string" calcext:value-type="string">
            <text:p>Reinforced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61" calcext:value-type="float">
            <text:p>1879477861</text:p>
          </table:table-cell>
          <table:table-cell office:value-type="string" calcext:value-type="string">
            <text:p>Reinforced Enduring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0" calcext:value-type="float">
            <text:p>1879477900</text:p>
          </table:table-cell>
          <table:table-cell office:value-type="string" calcext:value-type="string">
            <text:p>Reinforced Enduring Gauntlets of the Adventurer</text:p>
          </table:table-cell>
          <table:table-cell table:style-name="ce1" office:value-type="float" office:value="7907" calcext:value-type="float">
            <text:p>7907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4" calcext:value-type="float">
            <text:p>1879477924</text:p>
          </table:table-cell>
          <table:table-cell office:value-type="string" calcext:value-type="string">
            <text:p>Reinforced Enduring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77" calcext:value-type="float">
            <text:p>1879477877</text:p>
          </table:table-cell>
          <table:table-cell office:value-type="string" calcext:value-type="string">
            <text:p>Reinforced Enduring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5" calcext:value-type="float">
            <text:p>1879477895</text:p>
          </table:table-cell>
          <table:table-cell office:value-type="string" calcext:value-type="string">
            <text:p>Reinforced Enduring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27" calcext:value-type="float">
            <text:p>1879477927</text:p>
          </table:table-cell>
          <table:table-cell office:value-type="string" calcext:value-type="string">
            <text:p>Reinforced Enduring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1" calcext:value-type="float">
            <text:p>1879477901</text:p>
          </table:table-cell>
          <table:table-cell office:value-type="string" calcext:value-type="string">
            <text:p>Reinforced Enduring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14" calcext:value-type="float">
            <text:p>1879477914</text:p>
          </table:table-cell>
          <table:table-cell office:value-type="string" calcext:value-type="string">
            <text:p>Reinforced Gauntlets of the Adventurer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4"/>
          <table:table-cell table:style-name="ce1" office:value-type="float" office:value="876" calcext:value-type="float">
            <text:p>876</text:p>
          </table:table-cell>
          <table:table-cell table:number-columns-repeated="4"/>
          <table:table-cell table:style-name="ce1" office:value-type="float" office:value="1828" calcext:value-type="float">
            <text:p>1828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3" calcext:value-type="float">
            <text:p>1879477903</text:p>
          </table:table-cell>
          <table:table-cell office:value-type="string" calcext:value-type="string">
            <text:p>Reinforced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7" calcext:value-type="float">
            <text:p>1879477887</text:p>
          </table:table-cell>
          <table:table-cell office:value-type="string" calcext:value-type="string">
            <text:p>Reinforced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62" calcext:value-type="float">
            <text:p>1879477862</text:p>
          </table:table-cell>
          <table:table-cell office:value-type="string" calcext:value-type="string">
            <text:p>Reinforced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18" calcext:value-type="float">
            <text:p>1879477918</text:p>
          </table:table-cell>
          <table:table-cell office:value-type="string" calcext:value-type="string">
            <text:p>Reinforced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2" calcext:value-type="float">
            <text:p>1879477922</text:p>
          </table:table-cell>
          <table:table-cell office:value-type="string" calcext:value-type="string">
            <text:p>Reinforced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2" calcext:value-type="float">
            <text:p>1879477882</text:p>
          </table:table-cell>
          <table:table-cell office:value-type="string" calcext:value-type="string">
            <text:p>Reinforced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25" calcext:value-type="float">
            <text:p>1879477925</text:p>
          </table:table-cell>
          <table:table-cell office:value-type="string" calcext:value-type="string">
            <text:p>Reinforced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57" calcext:value-type="float">
            <text:p>1879477857</text:p>
          </table:table-cell>
          <table:table-cell office:value-type="string" calcext:value-type="string">
            <text:p>Reinforced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40" calcext:value-type="float">
            <text:p>1879477640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634" calcext:value-type="float">
            <text:p>1879477634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82" calcext:value-type="float">
            <text:p>482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891" calcext:value-type="float">
            <text:p>1879477891</text:p>
          </table:table-cell>
          <table:table-cell office:value-type="string" calcext:value-type="string">
            <text:p>Reinforced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0" calcext:value-type="float">
            <text:p>1879477890</text:p>
          </table:table-cell>
          <table:table-cell office:value-type="string" calcext:value-type="string">
            <text:p>Reinforced Soothing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4" calcext:value-type="float">
            <text:p>1879477864</text:p>
          </table:table-cell>
          <table:table-cell office:value-type="string" calcext:value-type="string">
            <text:p>Reinforced Soothing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80" calcext:value-type="float">
            <text:p>1879477880</text:p>
          </table:table-cell>
          <table:table-cell office:value-type="string" calcext:value-type="string">
            <text:p>Reinforced Soothing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7" calcext:value-type="float">
            <text:p>1879477897</text:p>
          </table:table-cell>
          <table:table-cell office:value-type="string" calcext:value-type="string">
            <text:p>Reinforced Soothing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2" calcext:value-type="float">
            <text:p>1879477902</text:p>
          </table:table-cell>
          <table:table-cell office:value-type="string" calcext:value-type="string">
            <text:p>Reinforced Soothing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932" calcext:value-type="float">
            <text:p>1879477932</text:p>
          </table:table-cell>
          <table:table-cell office:value-type="string" calcext:value-type="string">
            <text:p>Reinforced Soothing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68" calcext:value-type="float">
            <text:p>1879477868</text:p>
          </table:table-cell>
          <table:table-cell office:value-type="string" calcext:value-type="string">
            <text:p>Reinforced Soothing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9" calcext:value-type="float">
            <text:p>1879477899</text:p>
          </table:table-cell>
          <table:table-cell office:value-type="string" calcext:value-type="string">
            <text:p>Reinforced Swift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8" calcext:value-type="float">
            <text:p>1879477878</text:p>
          </table:table-cell>
          <table:table-cell office:value-type="string" calcext:value-type="string">
            <text:p>Reinforced Swift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0" calcext:value-type="float">
            <text:p>1879477870</text:p>
          </table:table-cell>
          <table:table-cell office:value-type="string" calcext:value-type="string">
            <text:p>Reinforced Swift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29" calcext:value-type="float">
            <text:p>1879477929</text:p>
          </table:table-cell>
          <table:table-cell office:value-type="string" calcext:value-type="string">
            <text:p>Reinforced Swift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08" calcext:value-type="float">
            <text:p>1879477908</text:p>
          </table:table-cell>
          <table:table-cell office:value-type="string" calcext:value-type="string">
            <text:p>Reinforced Swift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67" calcext:value-type="float">
            <text:p>1879477867</text:p>
          </table:table-cell>
          <table:table-cell office:value-type="string" calcext:value-type="string">
            <text:p>Reinforced Swift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8" calcext:value-type="float">
            <text:p>1879477938</text:p>
          </table:table-cell>
          <table:table-cell office:value-type="string" calcext:value-type="string">
            <text:p>Reinforced Swift Padded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83" calcext:value-type="float">
            <text:p>1879477883</text:p>
          </table:table-cell>
          <table:table-cell office:value-type="string" calcext:value-type="string">
            <text:p>Reinforced Swift Padded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9" calcext:value-type="float">
            <text:p>1879477879</text:p>
          </table:table-cell>
          <table:table-cell office:value-type="string" calcext:value-type="string">
            <text:p>Reinforced Swift Padded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3" calcext:value-type="float">
            <text:p>1879477933</text:p>
          </table:table-cell>
          <table:table-cell office:value-type="string" calcext:value-type="string">
            <text:p>Reinforced Swift Padded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1" calcext:value-type="float">
            <text:p>1879477871</text:p>
          </table:table-cell>
          <table:table-cell office:value-type="string" calcext:value-type="string">
            <text:p>Reinforced Swift Padded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5" calcext:value-type="float">
            <text:p>1879477875</text:p>
          </table:table-cell>
          <table:table-cell office:value-type="string" calcext:value-type="string">
            <text:p>Reinforced Swift Padded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88" calcext:value-type="float">
            <text:p>1879477888</text:p>
          </table:table-cell>
          <table:table-cell office:value-type="string" calcext:value-type="string">
            <text:p>Reinforced Swift Padded Silk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5" calcext:value-type="float">
            <text:p>1879477915</text:p>
          </table:table-cell>
          <table:table-cell office:value-type="string" calcext:value-type="string">
            <text:p>Reinforced Swift Wool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7" calcext:value-type="float">
            <text:p>1879477917</text:p>
          </table:table-cell>
          <table:table-cell office:value-type="string" calcext:value-type="string">
            <text:p>Reinforced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0" calcext:value-type="float">
            <text:p>1879477860</text:p>
          </table:table-cell>
          <table:table-cell office:value-type="string" calcext:value-type="string">
            <text:p>Reinforced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48" calcext:value-type="float">
            <text:p>1879477648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123" calcext:value-type="float">
            <text:p>1123</text:p>
          </table:table-cell>
          <table:table-cell/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646" calcext:value-type="float">
            <text:p>1879477646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894" calcext:value-type="float">
            <text:p>1879477894</text:p>
          </table:table-cell>
          <table:table-cell office:value-type="string" calcext:value-type="string">
            <text:p>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9" calcext:value-type="float">
            <text:p>1879477819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92" calcext:value-type="float">
            <text:p>1879477792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15" calcext:value-type="float">
            <text:p>1879477815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8" calcext:value-type="float">
            <text:p>1879477788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93" calcext:value-type="float">
            <text:p>1879477793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9" calcext:value-type="float">
            <text:p>1879477789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7" calcext:value-type="float">
            <text:p>1879477817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9" calcext:value-type="float">
            <text:p>1879477799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642" calcext:value-type="float">
            <text:p>1879477642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6" calcext:value-type="float">
            <text:p>1879477636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906" calcext:value-type="float">
            <text:p>1879477906</text:p>
          </table:table-cell>
          <table:table-cell office:value-type="string" calcext:value-type="string">
            <text:p>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4" calcext:value-type="float">
            <text:p>1879477934</text:p>
          </table:table-cell>
          <table:table-cell office:value-type="string" calcext:value-type="string">
            <text:p>Soothing 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8" calcext:value-type="float">
            <text:p>1879477928</text:p>
          </table:table-cell>
          <table:table-cell office:value-type="string" calcext:value-type="string">
            <text:p>Soothing 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5" calcext:value-type="float">
            <text:p>1879477865</text:p>
          </table:table-cell>
          <table:table-cell office:value-type="string" calcext:value-type="string">
            <text:p>Soothing 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1" calcext:value-type="float">
            <text:p>1879477931</text:p>
          </table:table-cell>
          <table:table-cell office:value-type="string" calcext:value-type="string">
            <text:p>Soothing 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59" calcext:value-type="float">
            <text:p>1879477859</text:p>
          </table:table-cell>
          <table:table-cell office:value-type="string" calcext:value-type="string">
            <text:p>Soothing 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39" calcext:value-type="float">
            <text:p>1879477939</text:p>
          </table:table-cell>
          <table:table-cell office:value-type="string" calcext:value-type="string">
            <text:p>Soothing 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76" calcext:value-type="float">
            <text:p>1879477876</text:p>
          </table:table-cell>
          <table:table-cell office:value-type="string" calcext:value-type="string">
            <text:p>Soothing 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79" calcext:value-type="float">
            <text:p>1879477779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4" calcext:value-type="float">
            <text:p>1879477774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825" calcext:value-type="float">
            <text:p>1879477825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813" calcext:value-type="float">
            <text:p>1879477813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7" calcext:value-type="float">
            <text:p>1879477827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75" calcext:value-type="float">
            <text:p>1879477775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744" calcext:value-type="float">
            <text:p>1879477744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662" calcext:value-type="float">
            <text:p>1879477662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39" calcext:value-type="float">
            <text:p>1879477739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65" calcext:value-type="float">
            <text:p>1879477665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85" calcext:value-type="float">
            <text:p>1879477885</text:p>
          </table:table-cell>
          <table:table-cell office:value-type="string" calcext:value-type="string">
            <text:p>Swift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30" calcext:value-type="float">
            <text:p>1879477830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87" calcext:value-type="float">
            <text:p>1879477787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98" calcext:value-type="float">
            <text:p>1879477898</text:p>
          </table:table-cell>
          <table:table-cell office:value-type="string" calcext:value-type="string">
            <text:p>Swift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26" calcext:value-type="float">
            <text:p>1879477926</text:p>
          </table:table-cell>
          <table:table-cell office:value-type="string" calcext:value-type="string">
            <text:p>Swift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73" calcext:value-type="float">
            <text:p>1879477873</text:p>
          </table:table-cell>
          <table:table-cell office:value-type="string" calcext:value-type="string">
            <text:p>Swift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89" calcext:value-type="float">
            <text:p>1879477889</text:p>
          </table:table-cell>
          <table:table-cell office:value-type="string" calcext:value-type="string">
            <text:p>Swift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66" calcext:value-type="float">
            <text:p>1879477866</text:p>
          </table:table-cell>
          <table:table-cell office:value-type="string" calcext:value-type="string">
            <text:p>Swift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6" calcext:value-type="float">
            <text:p>1879477936</text:p>
          </table:table-cell>
          <table:table-cell office:value-type="string" calcext:value-type="string">
            <text:p>Swift Padded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5" calcext:value-type="float">
            <text:p>1879477935</text:p>
          </table:table-cell>
          <table:table-cell office:value-type="string" calcext:value-type="string">
            <text:p>Swift Padded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6" calcext:value-type="float">
            <text:p>1879477916</text:p>
          </table:table-cell>
          <table:table-cell office:value-type="string" calcext:value-type="string">
            <text:p>Swift Padded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0" calcext:value-type="float">
            <text:p>1879477910</text:p>
          </table:table-cell>
          <table:table-cell office:value-type="string" calcext:value-type="string">
            <text:p>Swift Padded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9" calcext:value-type="float">
            <text:p>1879477919</text:p>
          </table:table-cell>
          <table:table-cell office:value-type="string" calcext:value-type="string">
            <text:p>Swift Padded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2" calcext:value-type="float">
            <text:p>1879477912</text:p>
          </table:table-cell>
          <table:table-cell office:value-type="string" calcext:value-type="string">
            <text:p>Swift Padded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3" calcext:value-type="float">
            <text:p>1879477913</text:p>
          </table:table-cell>
          <table:table-cell office:value-type="string" calcext:value-type="string">
            <text:p>Swift Padded Silk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92" calcext:value-type="float">
            <text:p>1879477892</text:p>
          </table:table-cell>
          <table:table-cell office:value-type="string" calcext:value-type="string">
            <text:p>Swift Wool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47" calcext:value-type="float">
            <text:p>1879477647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9" calcext:value-type="float">
            <text:p>1879477639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7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7801" calcext:value-type="float">
            <text:p>1879477801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85" calcext:value-type="float">
            <text:p>1879477785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43" calcext:value-type="float">
            <text:p>1879477743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6" calcext:value-type="float">
            <text:p>1879477736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1" calcext:value-type="float">
            <text:p>1879477691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5" calcext:value-type="float">
            <text:p>1879477685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7" calcext:value-type="float">
            <text:p>1879477687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66" calcext:value-type="float">
            <text:p>1879477666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7" calcext:value-type="float">
            <text:p>1879477737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1" calcext:value-type="float">
            <text:p>1879477731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8" calcext:value-type="float">
            <text:p>187947773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08" calcext:value-type="float">
            <text:p>187947770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58" calcext:value-type="float">
            <text:p>1879477858</text:p>
          </table:table-cell>
          <table:table-cell office:value-type="string" calcext:value-type="string">
            <text:p>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3" calcext:value-type="float">
            <text:p>1879477643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1" calcext:value-type="float">
            <text:p>1879477641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921" calcext:value-type="float">
            <text:p>1879477921</text:p>
          </table:table-cell>
          <table:table-cell office:value-type="string" calcext:value-type="string">
            <text:p>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4" calcext:value-type="float">
            <text:p>1879477644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637" calcext:value-type="float">
            <text:p>1879477637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822" calcext:value-type="float">
            <text:p>1879477822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81" calcext:value-type="float">
            <text:p>1879477781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20" calcext:value-type="float">
            <text:p>1879477720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04" calcext:value-type="float">
            <text:p>1879477704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</table:table>
      <table:table table:name="MainStatDerivations" table:style-name="ta1" table:print="false">
        <table:table-column table:style-name="co15" table:number-columns-repeated="1024" table:default-cell-style-name="ce5"/>
        <table:table-row table:style-name="ro1">
          <table:table-cell table:style-name="Default" office:value-type="string" calcext:value-type="string">
            <text:p>L_CLASS</text:p>
          </table:table-cell>
          <table:table-cell table:style-name="Default" office:value-type="string" calcext:value-type="string">
            <text:p>Mainstat</text:p>
          </table:table-cell>
          <table:table-cell table:style-name="Default" office:value-type="string" calcext:value-type="string">
            <text:p>Block</text:p>
          </table:table-cell>
          <table:table-cell table:style-name="Default" office:value-type="string" calcext:value-type="string">
            <text:p>Critical_Rating</text:p>
          </table:table-cell>
          <table:table-cell table:style-name="Default" office:value-type="string" calcext:value-type="string">
            <text:p>Evade</text:p>
          </table:table-cell>
          <table:table-cell table:style-name="Default" office:value-type="string" calcext:value-type="string">
            <text:p>Finesse</text:p>
          </table:table-cell>
          <table:table-cell table:style-name="Default" office:value-type="string" calcext:value-type="string">
            <text:p>Outgoing_Healing</text:p>
          </table:table-cell>
          <table:table-cell table:style-name="Default" office:value-type="string" calcext:value-type="string">
            <text:p>Parry</text:p>
          </table:table-cell>
          <table:table-cell table:style-name="Default" office:value-type="string" calcext:value-type="string">
            <text:p>Physical_Mastery</text:p>
          </table:table-cell>
          <table:table-cell table:style-name="Default" office:value-type="string" calcext:value-type="string">
            <text:p>Physical_Mitigat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Tactical_Mastery</text:p>
          </table:table-cell>
          <table:table-cell table:style-name="Default" office:value-type="string" calcext:value-type="string">
            <text:p>Tactical_Mitigation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Might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enceTiers" table:style-name="ta1" table:print="false">
        <table:table-column table:style-name="co16" table:default-cell-style-name="ce5"/>
        <table:table-column table:style-name="co17" table:number-columns-repeated="6" table:default-cell-style-name="ce5"/>
        <table:table-column table:style-name="co10" table:default-cell-style-name="ce5"/>
        <table:table-column table:style-name="co18" table:number-columns-repeated="1016" table:default-cell-style-name="ce5"/>
        <table:table-row table:style-name="ro1">
          <table:table-cell table:style-name="ce3" office:value-type="string" calcext:value-type="string">
            <text:p>Stat</text:p>
          </table:table-cell>
          <table:table-cell table:style-name="ce3" office:value-type="string" calcext:value-type="string">
            <text:p>Value508</text:p>
          </table:table-cell>
          <table:table-cell table:style-name="ce3" office:value-type="string" calcext:value-type="string">
            <text:p>Value514</text:p>
          </table:table-cell>
          <table:table-cell table:style-name="ce3" office:value-type="string" calcext:value-type="string">
            <text:p>Value520</text:p>
          </table:table-cell>
          <table:table-cell table:style-name="ce3" office:value-type="string" calcext:value-type="string">
            <text:p>Value526</text:p>
          </table:table-cell>
          <table:table-cell table:style-name="ce3" office:value-type="string" calcext:value-type="string">
            <text:p>Value532</text:p>
          </table:table-cell>
          <table:table-cell table:style-name="ce3" office:value-type="string" calcext:value-type="string">
            <text:p>Value5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l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te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1806" calcext:value-type="float">
            <text:p>1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t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651" calcext:value-type="float">
            <text:p>1651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151" calcext:value-type="float">
            <text:p>21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ys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ct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hys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act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Rating</text:p>
          </table:table-cell>
          <table:table-cell table:style-name="ce3" office:value-type="float" office:value="2661" calcext:value-type="float">
            <text:p>2661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float" office:value="3271" calcext:value-type="float">
            <text:p>3271</text:p>
          </table:table-cell>
          <table:table-cell table:style-name="ce3" office:value-type="float" office:value="3474" calcext:value-type="float">
            <text:p>3474</text:p>
          </table:table-cell>
          <table:table-cell table:style-name="ce3" office:value-type="float" office:value="3677" calcext:value-type="float">
            <text:p>3677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Defense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Finesse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lock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arry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Evade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Outgoing_Healing_Rating</text:p>
          </table:table-cell>
          <table:table-cell table:style-name="ce3" office:value-type="float" office:value="6157" calcext:value-type="float">
            <text:p>6157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float" office:value="8009" calcext:value-type="float">
            <text:p>8009</text:p>
          </table:table-cell>
          <table:table-cell table:style-name="ce3" office:value-type="float" office:value="8471" calcext:value-type="float">
            <text:p>8471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coming_Healing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Resistance_Rating</text:p>
          </table:table-cell>
          <table:table-cell table:style-name="ce3" office:value-type="float" office:value="4778" calcext:value-type="float">
            <text:p>4778</text:p>
          </table:table-cell>
          <table:table-cell table:style-name="ce3" office:value-type="float" office:value="5154" calcext:value-type="float">
            <text:p>5154</text:p>
          </table:table-cell>
          <table:table-cell table:style-name="ce3" office:value-type="float" office:value="5520" calcext:value-type="float">
            <text:p>5520</text:p>
          </table:table-cell>
          <table:table-cell table:style-name="ce3" office:value-type="float" office:value="5887" calcext:value-type="float">
            <text:p>5887</text:p>
          </table:table-cell>
          <table:table-cell table:style-name="ce3" office:value-type="float" office:value="6253" calcext:value-type="float">
            <text:p>6253</text:p>
          </table:table-cell>
          <table:table-cell table:style-name="ce3" office:value-type="float" office:value="6619" calcext:value-type="float">
            <text:p>661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Maximum_Morale</text:p>
          </table:table-cell>
          <table:table-cell table:style-name="ce3" office:value-type="float" office:value="6867" calcext:value-type="float">
            <text:p>6867</text:p>
          </table:table-cell>
          <table:table-cell table:style-name="ce3" office:value-type="float" office:value="7429.5" calcext:value-type="float">
            <text:p>7429.5</text:p>
          </table:table-cell>
          <table:table-cell table:style-name="ce3" office:value-type="float" office:value="7992" calcext:value-type="float">
            <text:p>7992</text:p>
          </table:table-cell>
          <table:table-cell table:style-name="ce3" office:value-type="float" office:value="8554.5" calcext:value-type="float">
            <text:p>8554.5</text:p>
          </table:table-cell>
          <table:table-cell table:style-name="ce3" office:value-type="float" office:value="9117" calcext:value-type="float">
            <text:p>9117</text:p>
          </table:table-cell>
          <table:table-cell table:style-name="ce3" office:value-type="float" office:value="9679.5" calcext:value-type="float">
            <text:p>9679.5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Vit.</text:p>
          </table:table-cell>
          <table:table-cell table:number-columns-repeated="6" table:style-name="ce3" office:value-type="float" office:value="304" calcext:value-type="float">
            <text:p>3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Fate</text:p>
          </table:table-cell>
          <table:table-cell table:number-columns-repeated="6" table:style-name="ce3" office:value-type="float" office:value="256" calcext:value-type="float">
            <text:p>256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7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ol.E12:Control.E887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MainStatDerivations.A44:MainStatDerivations.M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3:36:05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R</meta:initial-creator>
    <meta:creation-date>2023-12-29T18:17:35.22</meta:creation-date>
    <dc:date>2024-01-12T13:15:05.462000000</dc:date>
    <meta:editing-duration>PT21H20M59S</meta:editing-duration>
    <meta:editing-cycles>22</meta:editing-cycles>
    <meta:generator>LibreOffice/7.1.4.2$Windows_X86_64 LibreOffice_project/a529a4fab45b75fefc5b6226684193eb000654f6</meta:generator>
    <meta:document-statistic meta:table-count="4" meta:cell-count="9673" meta:object-count="0"/>
  </office:meta>
</office:document-meta>
</file>